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ont1829" svg:font-family="Font1829, 'Times New Roman'"/>
    <style:font-face style:name="Font278" svg:font-family="Font278, 'Times New Roman'"/>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text-position="27% 100%" style:font-name="DejaVu Sans" fo:font-size="11pt" style:font-size-asian="11pt" style:font-name-complex="Times New Roman" style:font-size-complex="11pt"/>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4"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5" style:family="paragraph" style:parent-style-name="ANA_20_METIN">
      <style:paragraph-properties fo:margin-left="0cm" fo:margin-right="0.3cm" fo:text-indent="1cm" style:auto-text-indent="false"/>
      <style:text-properties fo:color="#ffffff" style:font-name="DejaVu Sans" fo:font-size="11pt" style:font-size-asian="11pt" style:font-name-complex="Times New Roman" style:font-size-complex="11pt"/>
    </style:style>
    <style:style style:name="P6" style:family="paragraph" style:parent-style-name="ANA_20_METIN">
      <style:paragraph-properties fo:margin-left="0cm" fo:margin-right="0.3cm" fo:text-indent="1cm" style:auto-text-indent="false"/>
      <style:text-properties style:font-name="DejaVu Sans"/>
    </style:style>
    <style:style style:name="P7" style:family="paragraph" style:parent-style-name="ANA_20_METIN">
      <style:paragraph-properties fo:margin-left="0cm" fo:margin-right="0.3cm" fo:text-indent="1cm" style:auto-text-indent="false"/>
      <style:text-properties style:font-name="DejaVu Sans" fo:font-size="11pt" style:font-size-asian="11pt" style:font-name-complex="Times New Roman" style:font-size-complex="11pt"/>
    </style:style>
    <style:style style:name="P8" style:family="paragraph" style:parent-style-name="ANA_20_METIN">
      <style:paragraph-properties fo:margin-left="0cm" fo:margin-right="0.3cm" fo:text-indent="1cm" style:auto-text-indent="false">
        <style:tab-stops>
          <style:tab-stop style:position="14.923cm"/>
        </style:tab-stops>
      </style:paragraph-properties>
      <style:text-properties style:font-name="DejaVu Sans" fo:font-size="11pt" style:font-size-asian="11pt" style:font-name-complex="Times New Roman" style:font-size-complex="11pt"/>
    </style:style>
    <style:style style:name="P9" style:family="paragraph" style:parent-style-name="ANA_20_METI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style>
    <style:style style:name="P10" style:family="paragraph" style:parent-style-name="ANA_20_METIN">
      <style:paragraph-properties fo:margin-left="0cm" fo:margin-right="0.3cm" fo:text-indent="1cm" style:auto-text-indent="false"/>
      <style:text-properties style:font-name="DejaVu Sans" fo:font-size="11pt" fo:language="en" fo:country="US" style:font-size-asian="11pt" style:font-name-complex="Times New Roman" style:font-size-complex="11pt"/>
    </style:style>
    <style:style style:name="P11" style:family="paragraph" style:parent-style-name="ANA_20_METIN">
      <style:paragraph-properties fo:margin-left="0cm" fo:margin-right="0.3cm" fo:text-indent="1cm" style:auto-text-indent="false"/>
      <style:text-properties style:font-name="DejaVu Sans" fo:font-size="11pt" fo:font-style="italic" style:font-size-asian="11pt" style:font-style-asian="italic" style:font-name-complex="Times New Roman" style:font-size-complex="11pt"/>
    </style:style>
    <style:style style:name="P12" style:family="paragraph" style:parent-style-name="ANA_20_METIN">
      <style:paragraph-properties fo:margin-left="0cm" fo:margin-right="0.3cm" fo:text-indent="1cm" style:auto-text-indent="false"/>
      <style:text-properties style:font-name="DejaVu Sans" fo:font-size="14pt" fo:font-weight="bold" style:font-name-asian="Times" style:font-size-asian="14pt" style:font-weight-asian="bold" style:font-name-complex="Times New Roman" style:font-size-complex="14pt"/>
    </style:style>
    <style:style style:name="P13" style:family="paragraph" style:parent-style-name="ANA_20_METIN">
      <style:paragraph-properties fo:margin-left="0cm" fo:margin-right="0.3cm" fo:line-height="100%" fo:text-indent="1cm" style:auto-text-indent="false" fo:break-before="page"/>
      <style:text-properties style:font-name="DejaVu Sans" fo:font-size="18pt" fo:font-weight="bold" style:font-size-asian="18pt" style:font-weight-asian="bold" style:font-name-complex="Times New Roman" style:font-size-complex="18pt"/>
    </style:style>
    <style:style style:name="P14"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15" style:family="paragraph" style:parent-style-name="ANA_20_METIN">
      <style:paragraph-properties fo:margin-left="0cm" fo:margin-right="0.3cm" fo:text-indent="1cm" style:auto-text-indent="false" fo:break-before="page"/>
      <style:text-properties style:font-name="DejaVu Sans" fo:font-size="11pt" fo:font-style="italic" style:font-size-asian="11pt" style:font-style-asian="italic" style:font-name-complex="Times New Roman" style:font-size-complex="11pt"/>
    </style:style>
    <style:style style:name="P16" style:family="paragraph" style:parent-style-name="ANA_20_METIN">
      <style:paragraph-properties fo:margin-left="1cm" fo:margin-right="0.3cm" fo:line-height="100%" fo:text-align="center" style:justify-single-word="false" fo:text-indent="0cm" style:auto-text-indent="false" fo:break-before="page"/>
      <style:text-properties style:font-name="DejaVu Sans" fo:font-size="18pt" fo:font-weight="bold" style:font-size-asian="18pt" style:font-weight-asian="bold" style:font-name-complex="Times New Roman" style:font-size-complex="18pt"/>
    </style:style>
    <style:style style:name="P17"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8"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text-underline-style="solid" style:text-underline-width="auto" style:text-underline-color="font-color" style:font-size-asian="11pt" style:font-name-complex="Times New Roman" style:font-size-complex="11pt"/>
    </style:style>
    <style:style style:name="P19"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style:font-size-asian="14pt" style:font-name-complex="Times New Roman" style:font-size-complex="14pt"/>
    </style:style>
    <style:style style:name="P20"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21"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1pt" style:text-underline-style="solid" style:text-underline-width="auto" style:text-underline-color="font-color" style:font-size-asian="11pt" style:font-name-complex="Times New Roman" style:font-size-complex="11pt"/>
    </style:style>
    <style:style style:name="P22"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4pt" style:font-size-asian="14pt" style:font-name-complex="Times New Roman" style:font-size-complex="14pt"/>
    </style:style>
    <style:style style:name="P23" style:family="paragraph" style:parent-style-name="BASLIK_20_3_20_ARA">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style:font-size-asian="14pt" style:font-name-complex="Times New Roman" style:font-size-complex="14pt"/>
    </style:style>
    <style:style style:name="P24" style:family="paragraph" style:parent-style-name="BASLIK_20_3_20_ARA">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25" style:family="paragraph" style:parent-style-name="BASLIK_20_3_20_ARA">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4pt" style:font-size-asian="14pt" style:font-name-complex="Times New Roman" style:font-size-complex="14pt"/>
    </style:style>
    <style:style style:name="P26" style:family="paragraph" style:parent-style-name="Heading_20_1">
      <style:paragraph-properties fo:margin-left="1cm" fo:margin-right="0.3cm" fo:text-align="center" style:justify-single-word="false" fo:text-indent="0cm" style:auto-text-indent="false"/>
      <style:text-properties style:font-name="DejaVu Sans" fo:font-size="36pt" fo:language="en" fo:country="US" style:font-size-asian="36pt" style:font-name-complex="Times New Roman" style:font-size-complex="36pt"/>
    </style:style>
    <style:style style:name="P27" style:family="paragraph" style:parent-style-name="Heading_20_1" style:master-page-name="Standard">
      <style:paragraph-properties fo:margin-left="1cm" fo:margin-right="0.3cm" fo:text-align="center" style:justify-single-word="false" fo:text-indent="0cm" style:auto-text-indent="false" style:page-number="auto"/>
      <style:text-properties style:font-name="DejaVu Sans" fo:font-size="36pt" fo:language="en" fo:country="US" style:font-size-asian="36pt" style:font-name-complex="Times New Roman" style:font-size-complex="36pt"/>
    </style:style>
    <style:style style:name="P28" style:family="paragraph" style:parent-style-name="Heading_20_1">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29" style:family="paragraph" style:parent-style-name="Heading_20_2">
      <style:paragraph-properties fo:margin-left="0cm" fo:margin-right="0.3cm" fo:text-indent="1cm" style:auto-text-indent="false"/>
      <style:text-properties style:font-name="DejaVu Sans" fo:font-size="14pt" fo:language="en" fo:country="US" style:font-size-asian="14pt" style:font-name-complex="Times New Roman" style:font-size-complex="14pt"/>
    </style:style>
    <style:style style:name="P30" style:family="paragraph" style:parent-style-name="Heading_20_2">
      <style:paragraph-properties fo:margin-left="0cm" fo:margin-right="0.3cm" fo:line-height="0.564cm" fo:text-indent="1cm" style:auto-text-indent="false"/>
      <style:text-properties style:font-name="DejaVu Sans" fo:font-size="14pt" fo:language="en" fo:country="US" style:font-size-asian="14pt" style:font-name-complex="Times New Roman" style:font-size-complex="14pt"/>
    </style:style>
    <style:style style:name="P31" style:family="paragraph" style:parent-style-name="Heading_20_2">
      <style:paragraph-properties fo:margin-left="0cm" fo:margin-right="0.3cm" fo:line-height="0.564cm" fo:text-indent="1cm" style:auto-text-indent="false"/>
      <style:text-properties style:font-name="DejaVu Sans"/>
    </style:style>
    <style:style style:name="P32" style:family="paragraph" style:parent-style-name="Heading_20_2">
      <style:paragraph-properties fo:margin-left="0cm" fo:margin-right="0.3cm" fo:text-indent="1cm" style:auto-text-indent="false" fo:break-before="page"/>
      <style:text-properties style:font-name="DejaVu Sans" fo:font-size="18pt" fo:language="en" fo:country="US" style:font-size-asian="18pt" style:font-name-complex="Times New Roman" style:font-size-complex="18pt"/>
    </style:style>
    <style:style style:name="P33" style:family="paragraph" style:parent-style-name="Heading_20_2">
      <style:paragraph-properties fo:margin-left="0cm" fo:margin-right="0.3cm" fo:line-height="0.564cm" fo:text-indent="1cm" style:auto-text-indent="false" fo:break-before="page"/>
      <style:text-properties style:font-name="DejaVu Sans" fo:font-size="14pt" fo:language="en" fo:country="US" style:font-size-asian="14pt" style:font-name-complex="Times New Roman" style:font-size-complex="14pt"/>
    </style:style>
    <style:style style:name="P34" style:family="paragraph" style:parent-style-name="Heading_20_2" style:master-page-name="Dönüştür_20_1">
      <style:paragraph-properties fo:margin-left="0cm" fo:margin-right="0.3cm" fo:text-indent="1cm" style:auto-text-indent="false" style:page-number="auto"/>
      <style:text-properties style:font-name="DejaVu Sans" fo:font-size="18pt" fo:language="en" fo:country="US" style:font-size-asian="18pt" style:font-name-complex="Times New Roman" style:font-size-complex="18pt"/>
    </style:style>
    <style:style style:name="P35" style:family="paragraph" style:parent-style-name="Standard">
      <style:paragraph-properties fo:margin-left="0cm" fo:margin-right="0.3cm" fo:line-height="0.564cm" fo:text-indent="0cm" style:auto-text-indent="false"/>
      <style:text-properties style:font-name="DejaVu Sans" fo:font-size="18pt" fo:language="en" fo:country="US" fo:font-weight="bold" style:font-size-asian="18pt" style:font-weight-asian="bold" style:font-name-complex="Times New Roman" style:font-size-complex="18pt"/>
    </style:style>
    <style:style style:name="P36"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anguage="en" fo:country="US" fo:font-weight="bold" style:font-size-asian="11pt" style:font-weight-asian="bold" style:font-name-complex="Times New Roman" style:font-size-complex="11pt"/>
    </style:style>
    <style:style style:name="P37"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anguage="en" fo:country="US" style:font-size-asian="11pt" style:font-name-complex="Times New Roman" style:font-size-complex="11pt"/>
    </style:style>
    <style:style style:name="P38"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39" style:family="paragraph" style:parent-style-name="Standard">
      <style:paragraph-properties fo:margin-left="0cm" fo:margin-right="0.3cm" fo:line-height="0.564cm" fo:text-align="center" style:justify-single-word="false" fo:text-indent="1cm" style:auto-text-indent="false"/>
    </style:style>
    <style:style style:name="P40"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4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42"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style:font-size-asian="11pt" style:font-name-complex="Times New Roman" style:font-size-complex="11pt"/>
    </style:style>
    <style:style style:name="P4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44" style:family="paragraph" style:parent-style-name="Standard">
      <style:paragraph-properties fo:margin-left="0cm" fo:margin-right="0.3cm" fo:text-align="center" style:justify-single-word="false" fo:text-indent="1cm" style:auto-text-indent="false"/>
      <style:text-properties style:font-name="DejaVu Sans" fo:font-size="26pt" fo:language="en" fo:country="US" fo:font-weight="bold" style:font-size-asian="26pt" style:font-weight-asian="bold" style:font-name-complex="Times New Roman" style:font-size-complex="26pt"/>
    </style:style>
    <style:style style:name="P45"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46" style:family="paragraph" style:parent-style-name="Standard">
      <style:paragraph-properties fo:margin-left="0cm" fo:margin-right="0.3cm" fo:text-align="center"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47"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fo:language="en" fo:country="US" fo:font-weight="bold" style:font-size-asian="11pt" style:font-weight-asian="bold" style:font-name-complex="Times New Roman" style:font-size-complex="11pt"/>
    </style:style>
    <style:style style:name="P48" style:family="paragraph" style:parent-style-name="Standard">
      <style:paragraph-properties fo:margin-left="0cm" fo:margin-right="0.3cm" fo:text-align="justify"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49" style:family="paragraph" style:parent-style-name="Standard">
      <style:paragraph-properties fo:margin-left="0cm" fo:margin-right="0.3cm" fo:text-align="center"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50" style:family="paragraph" style:parent-style-name="Text_20_body">
      <style:paragraph-properties fo:margin-left="0cm" fo:margin-right="0.3cm" fo:line-height="0.564cm"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51" style:family="paragraph" style:parent-style-name="Text_20_body">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52" style:family="paragraph" style:parent-style-name="Text_20_body">
      <style:paragraph-properties fo:margin-left="0cm" fo:margin-right="0.3cm" fo:text-indent="1cm" style:auto-text-indent="false"/>
      <style:text-properties style:font-name="DejaVu Sans" fo:font-size="16pt" fo:language="en" fo:country="US" fo:font-weight="bold" style:font-size-asian="16pt" style:font-weight-asian="bold" style:font-name-complex="Times New Roman" style:font-size-complex="16pt"/>
    </style:style>
    <style:style style:name="P53" style:family="paragraph" style:parent-style-name="Text_20_body_20_indent">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54"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T1" style:family="text">
      <style:text-properties style:font-name="Times New Roman" fo:font-size="11pt" fo:font-weight="bold" style:font-size-asian="11pt" style:font-weight-asian="bold" style:font-name-complex="Times New Roman" style:font-size-complex="11pt"/>
    </style:style>
    <style:style style:name="T2" style:family="text">
      <style:text-properties style:font-name="Times New Roman" fo:font-size="11pt" fo:language="en" fo:country="US" fo:font-weight="bold" style:font-size-asian="11pt" style:font-weight-asian="bold" style:font-name-complex="Times New Roman" style:font-size-complex="11pt"/>
    </style:style>
    <style:style style:name="T3" style:family="text">
      <style:text-properties style:font-name="Times New Roman" fo:font-size="11pt" fo:language="en" fo:country="US" style:font-size-asian="11pt" style:font-name-complex="Times New Roman" style:font-size-complex="11pt"/>
    </style:style>
    <style:style style:name="T4" style:family="text">
      <style:text-properties style:font-name="Times New Roman" fo:font-size="11pt" style:font-size-asian="11pt" style:font-name-complex="Times New Roman" style:font-size-complex="11pt"/>
    </style:style>
    <style:style style:name="T5"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6" style:family="text">
      <style:text-properties style:font-name="Times New Roman" fo:font-size="11pt" fo:font-style="italic" style:font-size-asian="11pt" style:font-style-asian="italic" style:font-name-complex="Times New Roman" style:font-size-complex="11pt"/>
    </style:style>
    <style:style style:name="T7" style:family="text">
      <style:text-properties style:font-name="Times New Roman" fo:font-size="11pt" fo:letter-spacing="-0.009cm" fo:font-style="italic" style:font-size-asian="11pt" style:font-style-asian="italic" style:font-name-complex="Times New Roman" style:font-size-complex="11pt"/>
    </style:style>
    <style:style style:name="T8" style:family="text">
      <style:text-properties style:font-name="Times New Roman" fo:font-size="11pt" fo:letter-spacing="-0.009cm" style:font-size-asian="11pt" style:font-name-complex="Times New Roman" style:font-size-complex="11pt"/>
    </style:style>
    <style:style style:name="T9" style:family="text">
      <style:text-properties style:font-name="Times New Roman" fo:font-size="11pt" style:text-underline-style="solid" style:text-underline-width="auto" style:text-underline-color="font-color" style:font-size-asian="11pt" style:font-name-complex="Times New Roman" style:font-size-complex="11pt"/>
    </style:style>
    <style:style style:name="T10" style:family="text">
      <style:text-properties style:font-name="Times New Roman" fo:font-size="14pt" fo:language="en" fo:country="US" style:font-size-asian="14pt" style:font-name-complex="Times New Roman" style:font-size-complex="14pt"/>
    </style:style>
    <style:style style:name="T11" style:family="text">
      <style:text-properties style:font-name="Times New Roman" fo:font-size="14pt" style:font-size-asian="14pt" style:font-name-complex="Times New Roman" style:font-size-complex="14pt"/>
    </style:style>
    <style:style style:name="T12" style:family="text">
      <style:text-properties style:font-name="Times New Roman" fo:font-size="14pt" fo:font-weight="bold" style:font-name-asian="Times" style:font-size-asian="14pt" style:font-weight-asian="bold" style:font-name-complex="Times New Roman" style:font-size-complex="14pt"/>
    </style:style>
    <style:style style:name="T13" style:family="text">
      <style:text-properties style:font-name="Times New Roman" fo:font-size="18pt" fo:language="en" fo:country="US" fo:font-weight="bold" style:font-size-asian="18pt" style:font-weight-asian="bold" style:font-name-complex="Times New Roman" style:font-size-complex="18pt"/>
    </style:style>
    <style:style style:name="T14" style:family="text">
      <style:text-properties style:font-name="Times New Roman" fo:font-size="16pt" fo:language="en" fo:country="US" fo:font-weight="bold" style:font-size-asian="16pt" style:font-weight-asian="bold" style:font-name-complex="Times New Roman" style:font-size-complex="16pt"/>
    </style:style>
    <style:style style:name="T15" style:family="text">
      <style:text-properties fo:language="en" fo:country="US"/>
    </style:style>
    <style:style style:name="T16" style:family="text">
      <style:text-properties fo:font-weight="bold" style:font-weight-asian="bold"/>
    </style:style>
    <style:style style:name="T17" style:family="text">
      <style:text-properties fo:font-weight="bold" style:font-name-asian="Times" style:font-weight-asian="bold"/>
    </style:style>
    <style:style style:name="T18" style:family="text">
      <style:text-properties fo:font-size="11pt" fo:font-weight="bold" style:font-size-asian="11pt" style:font-weight-asian="bold" style:font-name-complex="Times New Roman" style:font-size-complex="11pt"/>
    </style:style>
    <style:style style:name="T19" style:family="text">
      <style:text-properties fo:font-size="11pt" style:font-size-asian="11pt" style:font-name-complex="Times New Roman" style:font-size-complex="11pt"/>
    </style:style>
    <style:style style:name="T20" style:family="text">
      <style:text-properties fo:font-size="11pt" fo:language="en" fo:country="US" style:font-size-asian="11pt" style:font-name-complex="Times New Roman" style:font-size-complex="11pt"/>
    </style:style>
    <style:style style:name="T21" style:family="text">
      <style:text-properties fo:font-size="11pt" fo:language="en" fo:country="US" fo:font-weight="bold" style:font-size-asian="11pt" style:font-weight-asian="bold" style:font-name-complex="Times New Roman" style:font-size-complex="11pt"/>
    </style:style>
    <style:style style:name="T22" style:family="text">
      <style:text-properties fo:font-size="11pt" fo:font-style="italic" fo:font-weight="bold" style:font-size-asian="11pt" style:font-style-asian="italic" style:font-weight-asian="bold" style:font-name-complex="Times New Roman" style:font-size-complex="11pt"/>
    </style:style>
    <style:style style:name="T23" style:family="text">
      <style:text-properties fo:font-size="11pt" fo:font-style="italic" style:font-size-asian="11pt" style:font-style-asian="italic" style:font-name-complex="Times New Roman" style:font-size-complex="11pt"/>
    </style:style>
    <style:style style:name="T24" style:family="text">
      <style:text-properties fo:font-size="11pt" fo:letter-spacing="-0.009cm" fo:font-style="italic" style:font-size-asian="11pt" style:font-style-asian="italic" style:font-name-complex="Times New Roman" style:font-size-complex="11pt"/>
    </style:style>
    <style:style style:name="T25" style:family="text">
      <style:text-properties fo:font-size="11pt" fo:letter-spacing="-0.009cm" style:font-size-asian="11pt" style:font-name-complex="Times New Roman" style:font-size-complex="11pt"/>
    </style:style>
    <style:style style:name="T26" style:family="text">
      <style:text-properties fo:font-size="11pt" style:text-underline-style="solid" style:text-underline-width="auto" style:text-underline-color="font-color" style:font-size-asian="11pt" style:font-name-complex="Times New Roman" style:font-size-complex="11pt"/>
    </style:style>
    <style:style style:name="T27" style:family="text">
      <style:text-properties fo:font-size="14pt" fo:language="en" fo:country="US" style:font-size-asian="14pt" style:font-name-complex="Times New Roman" style:font-size-complex="14pt"/>
    </style:style>
    <style:style style:name="T28" style:family="text">
      <style:text-properties fo:font-size="14pt" style:font-size-asian="14pt" style:font-name-complex="Times New Roman" style:font-size-complex="14pt"/>
    </style:style>
    <style:style style:name="T29" style:family="text">
      <style:text-properties fo:font-size="14pt" fo:font-weight="bold" style:font-name-asian="Times" style:font-size-asian="14pt" style:font-weight-asian="bold" style:font-name-complex="Times New Roman" style:font-size-complex="14pt"/>
    </style:style>
    <style:style style:name="T30" style:family="text">
      <style:text-properties fo:font-style="italic" style:font-style-asian="italic"/>
    </style:style>
    <style:style style:name="T31" style:family="text">
      <style:text-properties fo:color="#ff0000" style:font-name="Times New Roman" fo:font-size="11pt" style:font-size-asian="11pt" style:font-name-complex="Times New Roman" style:font-size-complex="11pt"/>
    </style:style>
    <style:style style:name="T32" style:family="text">
      <style:text-properties fo:color="#ff0000" fo:font-size="11pt" style:font-size-asian="11pt" style:font-name-complex="Times New Roman" style:font-size-complex="11pt"/>
    </style:style>
    <style:style style:name="T33" style:family="text">
      <style:text-properties style:text-position="27% 100%"/>
    </style:style>
    <style:style style:name="T34" style:family="text">
      <style:text-properties style:text-position="27% 100%" fo:font-size="11pt" style:font-size-asian="11pt" style:font-name-complex="Times New Roman" style:font-size-complex="11pt"/>
    </style:style>
    <style:style style:name="T35" style:family="text">
      <style:text-properties style:text-position="27% 100%" style:font-name="Times New Roman" fo:font-size="11pt" style:font-size-asian="11pt" style:font-name-complex="Times New Roman" style:font-size-complex="11pt"/>
    </style:style>
    <style:style style:name="T36" style:family="text">
      <style:text-properties fo:color="#ffffff"/>
    </style:style>
    <style:style style:name="T37" style:family="text">
      <style:text-properties fo:color="#ffffff" style:font-name="Times New Roman" fo:font-size="11pt" style:font-size-asian="11pt" style:font-name-complex="Times New Roman" style:font-size-complex="11pt"/>
    </style:style>
    <style:style style:name="T38" style:family="text">
      <style:text-properties fo:color="#ffffff" fo:font-size="11pt" style:font-size-asian="11pt" style:font-name-complex="Times New Roman" style:font-size-complex="11pt"/>
    </style:style>
    <style:style style:name="T39" style:family="text">
      <style:text-properties style:text-underline-style="solid" style:text-underline-width="auto" style:text-underline-color="font-color"/>
    </style:style>
    <style:style style:name="T40" style:family="text">
      <style:text-properties style:font-name="DejaVu Sans" fo:font-size="11pt" fo:language="en" fo:country="US"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bookmark-start text:name="OLE_LINK6"/></text:h>
      <text:h text:style-name="P26" text:outline-level="1"/>
      <text:h text:style-name="P26" text:outline-level="1"/>
      <text:h text:style-name="P26" text:outline-level="1"/>
      <text:h text:style-name="P26" text:outline-level="1"/>
      <text:h text:style-name="P26" text:outline-level="1">A HISTORICAL LIE: THE STONE AGE</text:h>
      <text:p text:style-name="P40"/>
      <text:p text:style-name="P40"/>
      <text:p text:style-name="P40"/>
      <text:p text:style-name="P40"/>
      <text:p text:style-name="P40"/>
      <text:p text:style-name="P40"/>
      <text:p text:style-name="P40"/>
      <text:p text:style-name="P40"/>
      <text:p text:style-name="P40"/>
      <text:p text:style-name="P40"/>
      <text:p text:style-name="P44">HARUN YAHYA<text:bookmark-end text:name="OLE_LINK6"/></text:p>
      <text:p text:style-name="P47"/>
      <text:p text:style-name="P42"/>
      <text:p text:style-name="P42"/>
      <text:p text:style-name="P42"/>
      <text:p text:style-name="P42"/>
      <text:p text:style-name="P42"/>
      <text:p text:style-name="P42"/>
      <text:p text:style-name="P42">Translated by</text:p>
      <text:p text:style-name="P42">Carl Nino Rossini</text:p>
      <text:p text:style-name="P42"/>
      <text:p text:style-name="P42">Edited by</text:p>
      <text:p text:style-name="P42">Tam Mossman</text:p>
      <text:p text:style-name="P42"/>
      <text:p text:style-name="P42">English Edition published in July, 2006</text:p>
      <text:p text:style-name="P42"/>
      <text:p text:style-name="P42">Published by:</text:p>
      <text:p text:style-name="P42">GLOBAL PUBLISHING</text:p>
      <text:p text:style-name="P42">Gursel Mh. Darulaceze Cd. No:9</text:p>
      <text:p text:style-name="P42">Funya Sk. Eksioglu Is Merkezi B Blok D:5</text:p>
      <text:p text:style-name="P42">Okmeydani-Istanbul/Turkey</text:p>
      <text:p text:style-name="P42">Tel:+90 212 320 8600</text:p>
      <text:p text:style-name="P42"/>
      <text:p text:style-name="P42"/>
      <text:p text:style-name="P42">Printed and bound by Secil Ofset in Istanbul</text:p>
      <text:p text:style-name="P42">100 Yil Mah. MAS-SIT Matbaacilar Sitesi 4. Cadde No: 77</text:p>
      <text:p text:style-name="P42">Bagcilar-Istanbul/Turkey</text:p>
      <text:p text:style-name="P42">Phone: (+90 212) 629 06 15</text:p>
      <text:p text:style-name="P42"/>
      <text:p text:style-name="P42">All translations from the Qur'an are from The Noble Qur'an: a New Rendering of its Meaning in English by Hajj Abdalhaqq and Aisha Bewley, published by Bookwork, Norwich, UK. 1420 CE/1999 AH.</text:p>
      <text:p text:style-name="P42"/>
      <text:p text:style-name="P42">Abbreviation used:</text:p>
      <text:p text:style-name="P42">(pbuh): Peace be upon him (following a reference to</text:p>
      <text:p text:style-name="P42">the prophets)</text:p>
      <text:p text:style-name="P42"/>
      <text:p text:style-name="P39"><text:a xlink:type="simple" xlink:href="http://www.harunyahya.com/" text:style-name="Internet_20_link" text:visited-style-name="Visited_20_Internet_20_Link"><text:span text:style-name="Internet_20_link"><text:span text:style-name="T40">www.harunyahya.com</text:span></text:span></text:a></text:p>
      <text:p text:style-name="P43"/>
      <text:h text:style-name="P28" text:outline-level="1"/>
      <text:h text:style-name="P28" text:outline-level="1"/>
      <text:p text:style-name="P41"/>
      <text:p text:style-name="P41"/>
      <text:p text:style-name="P43"/>
      <text:p text:style-name="P48">CONTENTS</text:p>
      <text:p text:style-name="P41"/>
      <text:p text:style-name="P43"/>
      <text:p text:style-name="P41">FOREWORD <text:tab/></text:p>
      <text:p text:style-name="P41"/>
      <text:p text:style-name="P41">INTRODUCTION <text:tab/></text:p>
      <text:p text:style-name="P45"><text:span text:style-name="T20">Evolutionists Cannot Account for Archaeological Discoveries<text:tab/></text:span></text:p>
      <text:p text:style-name="P45"><text:span text:style-name="T20">The Fictitious Evolutionist Chronology <text:tab/></text:span></text:p>
      <text:p text:style-name="P45"><text:span text:style-name="T20">Believers Have Led Civilized Lives Throughout History <text:tab/></text:span></text:p>
      <text:p text:style-name="P45"><text:span text:style-name="T20">Cultural Accumulation Is No Evidence of Any Evolutionary Process <text:tab/></text:span></text:p>
      <text:p text:style-name="P43"/>
      <text:p text:style-name="P41"><text:bookmark-start text:name="OLE_LINK1"/><text:bookmark-start text:name="OLE_LINK2"/>CIVILIZATIONS RETREAT AS WELL AS ADVANCE <text:bookmark-end text:name="OLE_LINK1"/><text:bookmark-end text:name="OLE_LINK2"/><text:tab/></text:p>
      <text:p text:style-name="P45"><text:span text:style-name="T20">What Will Remain from Our Own Civilization?<text:tab/></text:span></text:p>
      <text:p text:style-name="P43">The Advanced Art in Caves<text:tab/></text:p>
      <text:p text:style-name="P43"/>
      <text:p text:style-name="P41">ASTONISHING REMAINS OF ANCIENT CIVILIZATIONS <text:tab/></text:p>
      <text:p text:style-name="P45"><text:span text:style-name="T20">Traces of the Past Refute Evolution <text:tab/></text:span></text:p>
      <text:p text:style-name="P43"/>
      <text:p text:style-name="P45"><text:span text:style-name="T20">Megaliths: Astonishing Artifacts from Human History<text:tab/></text:span></text:p>
      <text:p text:style-name="P43">Newgrange<text:tab/></text:p>
      <text:p text:style-name="P43">Stonehenge<text:tab/></text:p>
      <text:p text:style-name="P45"><text:span text:style-name="T20">The Astonishing Remains in the City of Tiahuanaco<text:tab/></text:span></text:p>
      <text:p text:style-name="P43"/>
      <text:p text:style-name="P43"><text:bookmark-start text:name="OLE_LINK4"/>Ancient Egypt: A Magnificent Civilization in Terms of Art and Science<text:tab/><text:bookmark-end text:name="OLE_LINK4"/></text:p>
      <text:p text:style-name="P45"><text:span text:style-name="T20">The Origins of Medicine in Ancient Egypt<text:tab/></text:span></text:p>
      <text:p text:style-name="P45"><text:span text:style-name="T20">Advanced Metallurgy in Ancient Egypt<text:tab/></text:span></text:p>
      <text:p text:style-name="P45"><text:span text:style-name="T20">Ancient Egyptian Urban Planning and Infrastructure<text:tab/></text:span></text:p>
      <text:p text:style-name="P45"><text:span text:style-name="T20">Ancient Egyptians' Achievements in Textiles<text:tab/></text:span></text:p>
      <text:p text:style-name="P45"><text:span text:style-name="T20">An Advanced Level of Mathematics<text:tab/></text:span></text:p>
      <text:p text:style-name="P45"><text:span text:style-name="T20">A Construction Technology Full of Secrets<text:tab/></text:span></text:p>
      <text:p text:style-name="P45"><text:span text:style-name="T20">If One Wished to Rebuild the Pyramids …<text:tab/></text:span></text:p>
      <text:p text:style-name="P43"/>
      <text:p text:style-name="P43">The Sumerian Civilization<text:tab/></text:p>
      <text:p text:style-name="P45"><text:span text:style-name="T20">The Sumerians: An Advanced Civilization <text:tab/></text:span></text:p>
      <text:p text:style-name="P43">Sumerian Science <text:tab/></text:p>
      <text:p text:style-name="P43"/>
      <text:p text:style-name="P45"><text:span text:style-name="T20">The Mayans: Another Civilization That Refutes the Idea of the Evolution of History </text:span></text:p>
      <text:p text:style-name="P45"><text:span text:style-name="T20">The Mayans: Expert Mathematicians <text:tab/></text:span></text:p>
      <text:p text:style-name="P43">The Mayan Calendar <text:tab/></text:p>
      <text:p text:style-name="P45"><text:span text:style-name="T20">The Mayans' Knowledge of Astronomy <text:tab/></text:span></text:p>
      <text:p text:style-name="P45"><text:span text:style-name="T20">Network of Roads in the Ancient Mayan City of Tikal <text:tab/></text:span></text:p>
      <text:p text:style-name="P43"><text:soft-page-break/>Cogs Used by the Mayans<text:tab/></text:p>
      <text:p text:style-name="P45"><text:span text:style-name="T20">The Impasse of Language Evolution<text:tab/></text:span></text:p>
      <text:p text:style-name="P41">THE TRUE RELIGION HAS EXISTED SINCE THE BEGINNING </text:p>
      <text:p text:style-name="P41">OF HISTORY<text:tab/></text:p>
      <text:p text:style-name="P45"><text:span text:style-name="T20">How Did the “Evolution of Religions” Error Come About? <text:tab/></text:span></text:p>
      <text:p text:style-name="P45"><text:span text:style-name="T20">Distortion of the True Religion<text:tab/></text:span></text:p>
      <text:p text:style-name="P45"><text:span text:style-name="T20">Archaeological Finds from Egypt and Mesopotamia<text:tab/></text:span></text:p>
      <text:p text:style-name="P45"><text:span text:style-name="T20">The Origins of Superstitious Polytheism in India<text:tab/></text:span></text:p>
      <text:p text:style-name="P45"><text:span text:style-name="T20">Contamination of Religions in European History<text:tab/></text:span></text:p>
      <text:p text:style-name="P45"><text:span text:style-name="T20">The True Religion Revealed by God<text:tab/></text:span></text:p>
      <text:p text:style-name="P43"/>
      <text:p text:style-name="P41">CONCLUSION<text:tab/></text:p>
      <text:p text:style-name="P45"><text:span text:style-name="T20">The Reality of Timelessness Should Not Be Ignored<text:tab/></text:span></text:p>
      <text:p text:style-name="P45"><text:span text:style-name="T20">The Real Nature of the Concept of Time<text:tab/></text:span></text:p>
      <text:p text:style-name="P45"><text:span text:style-name="T20">Our Concept of the “Past” Is Merely Information in Our Memories <text:tab/></text:span></text:p>
      <text:p text:style-name="P45"><text:span text:style-name="T20">World History Is Also a Relative Concept<text:tab/></text:span></text:p>
      <text:p text:style-name="P43">Honest Reflection <text:tab/></text:p>
      <text:p text:style-name="P43"/>
      <text:p text:style-name="P45"><text:span text:style-name="T21">APPENDIX: THE DECEPTION OF EVOLUTION<text:tab/></text:span></text:p>
      <text:p text:style-name="P49">About the Author</text:p>
      <text:p text:style-name="P41"/>
      <text:p text:style-name="P43"/>
      <text:p text:style-name="P43">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45"><text:span text:style-name="T20">Harun Yahya's works, translated into 41 different languages, constitute a collection for a total of more than 45,000 pages with 30,000 illustrations.</text:span></text:p>
      <text:p text:style-name="P43">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p>
      <text:p text:style-name="P45"><text:span text:style-name="T20">All of Harun Yahya's works share one single goal: to convey the Qur'an's message, encourage readers to consider basic faith-related issues such as God's existence and unity and the Hereafter; and to expose godless systems' feeble foundations and perverted ideologies. </text:span></text:p>
      <text:p text:style-name="P45"><text:span text:style-name="T20">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43">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text:soft-page-break/>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45"><text:span text:style-name="T20">This is no doubt a result of the Qur'an's wisdom and lucidity. The author modestly intends to serve as a means in humanity's search for God's right path. No material gain is sought in the publication of these works.</text:span></text:p>
      <text:p text:style-name="P43">Those who encourage others to read these books, to open their minds and hearts and guide them to become more devoted servants of God, render an invaluable service. </text:p>
      <text:p text:style-name="P45"><text:span text:style-name="T20">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45"><text:span text:style-name="T2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43">In this effort, the books of Harun Yahya assume a leading role. By the will of God, these books will be a means through which people in the twenty-first century will attain the peace, justice, and happiness promised in the Qur'an.</text:p>
      <text:p text:style-name="P43"/>
      <text:p text:style-name="P43"/>
      <text:p text:style-name="P49">To the Reader</text:p>
      <text:p text:style-name="P41"/>
      <text:p text:style-name="P43"/>
      <text:p text:style-name="P43">A special chapter is assigned to the collapse of the theory of evolution because this theory constitutes the basis of all anti-spiritual philosophies. Since Darwinism rejects the fact of creation – and therefore, God'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43">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43">This and all the other books by the author can be read individually, or discussed in a group. Readers eager to profit from the books will find discussion very useful, letting them relate their reflections and experiences to one another. </text:p>
      <text:p text:style-name="P43">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43">We hope the reader will look through the reviews of his other books at the back of this book. His rich source material on faith-related issues is very useful, and a pleasure to read. </text:p>
      <text:p text:style-name="P43">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43"/>
      <text:h text:style-name="P28" text:outline-level="1"/>
      <text:h text:style-name="P28" text:outline-level="1"/>
      <text:h text:style-name="P34" text:outline-level="2">FOREWORD</text:h>
      <text:p text:style-name="P43"/>
      <text:p text:style-name="P43"/>
      <text:p text:style-name="P43">Did you know that 700,000 years ago, people were sailing the oceans in very well-constructed ships? </text:p>
      <text:p text:style-name="P43">Or have you ever heard that the people described as “primitive cavemen” possessed an artistic ability and understanding just as refined as those of modern artists? </text:p>
      <text:p text:style-name="P43">Did you know that the Neanderthals, who lived 80,000 years ago and whom evolutionists portrayed as “ape-men,” made musical instruments, took pleasure from clothing and accessories, and walked over painfully hot sands with molded sandals?</text:p>
      <text:p text:style-name="P43">In all probability you may never have heard any of these facts. On the contrary, you may have been handed the mistaken impression that these people were half-ape and half-human, unable to stand fully upright, lacking the ability to speak words and producing only strange grunting noises. That is because this entire falsehood has been imposed on people like yourself for the last 150 years.</text:p>
      <text:p text:style-name="P43">The motive behind it is to keep alive materialist philosophy, which denies the existence of a Creator. According to this view, which distorts any fact that stands in its way, the universe and matter are eternal. In other words they had no beginning, and thus have no Creator. The supposedly scientific basis for this superstitious belief is the theory of evolution. </text:p>
      <text:p text:style-name="P43">Since materialists claim that the universe has no Creator, they must provide their own explanation for how the life and myriad species on Earth came into being. The theory of evolution is the scenario they employed for that purpose. According to this theory, all the order and life in the universe came about spontaneously and by chance. Certain inanimate substances in the primeval world combined by accident to give rise to the first living cell. As a result of millions of years of similar coincidences, organisms came into existence. And finally came human beings, as the final stage of this evolutionary chain. </text:p>
      <text:p text:style-name="P43">The early history of mankind—which is alleged to have come into being as the result of millions of accidental mutations, each more impossible than the last—has been distorted to fit in with this scenario. According to the evolutionists’ account, which is totally lacking in any proof, the history of mankind is as follows: In the same way that life forms progressed from a primitive organism up to man, the most highly developed of all, so mankind’s history must have advanced from the most primitive community to the most advanced urban society. But this assumption is completely devoid of any supporting evidence. It also <text:soft-page-break/>represents the history of mankind prepared in line with the claims of materialist philosophy and the theory of evolution.</text:p>
      <text:p text:style-name="P43">Evolutionist scientists—in order to account for the supposed evolutionary process that they claim extends from a single cell to multi-celled organisms, and then from apes to man—have rewritten the history of mankind. To that end they have invented imaginary eras such as “The Cave-Man Age” and “The Stone Age” to describe the lifestyle of “primitive Man.” Evolutionists, supporting the falsehood that human beings and apes are descended from a common ancestor, have embarked on a new search in order to prove their claims. They now interpret every stone, or arrowhead or bowl unearthed during archaeological excavations in that light. Yet the pictures and dioramas of half-ape, half-man creatures sitting in a dark cave, dressed in furs, and lacking the facility of speech are all fictitious. Primitive man never existed, and there never was a Stone Age. They are nothing more than deceptive scenarios produced by evolutionists with the help of one section of the media.</text:p>
      <text:p text:style-name="P43">These concepts are all deceptions because recent advances in science—particularly in the fields of biology, paleontology, microbiology and genetics—have totally demolished the claims of evolution. The idea that species evolved and transformed into “later” versions of each other has been deemed invalid. </text:p>
      <text:p text:style-name="P43">In the same way, human beings did not evolve from ape-like creatures. Human beings have been human since the day they came into existence, and have possessed a sophisticated culture from that day to this. Therefore, “the evolution of history” never happened, either.</text:p>
      <text:p text:style-name="P43">This book reveals scientific proofs that the “evolution of human history” concept is a falsehood, and we shall show how the fact of creation is now supported by the latest scientific findings. Mankind came into the world not through evolution, but by the flawless creation of God, the Almighty and Omniscient.</text:p>
      <text:p text:style-name="P43">In the following pages, you can read for yourself about the scientific and historical proofs of this.</text:p>
      <text:p text:style-name="P43"/>
      <text:p text:style-name="P43"/>
      <text:h text:style-name="P32" text:outline-level="2">INTRODUCTION</text:h>
      <text:p text:style-name="P43"/>
      <text:p text:style-name="P43"/>
      <text:p text:style-name="P43">The evolutionist historical perspective studies the history of mankind by dividing it up into several periods, just as it does with the supposed course of human evolution itself. Such fictitious concepts as the Stone Age, Bronze Age and Iron Age are an important part of the evolutionist chronology. Since this imaginary picture is presented in schools and in television and newspaper stories, most people accept this imaginary picture without question and imagine that human beings once lived in an era when only primitive stone tools were used and technology was unknown. </text:p>
      <text:p text:style-name="P43"/>
      <text:p text:style-name="P43">Yet when archaeological findings and scientific facts are examined, a very different picture emerges. The traces and remains that have come down to the present—the tools, needles, flute fragments, personal adornments and decorations—show that in cultural and social terms, humans have always lived civilized lives in all periods of history. </text:p>
      <text:p text:style-name="P43">Hundreds of thousands of years ago, people lived in houses, engaged in agriculture, exchanged goods, produced textiles, ate, visited relatives, took an interest in music, made paintings, treated the sick, performed their acts of worship and, in short, lived normal lives just as they do today. People who heeded the prophets sent by God came to have faith in Him, the One and Only, while others worshipped idols. Believers with faith in God abided by the moral values commanded by Him, while others engaged in superstitious practices and deviant rites. At all times in history, just as today, there have been people who believed in the existence of God, as well as pagans and atheists.</text:p>
      <text:p text:style-name="P43">Of course, throughout history, there have always been those living under simpler, more primitive conditions as well as societies living civilized lives. But this by no means constitutes evidence for the so-called evolution of history, because while one part of the world is launching shuttles into space, people in other lands are still unacquainted with electricity. Yet this does not mean that those who build spacecraft are mentally or physically more advanced—and have progressed further down the supposed evolutionary road and become more culturally evolved—nor that the others are closer to the fictional ape-men. These merely indicate differences in cultures and civilizations.</text:p>
      <text:p text:style-name="P43"/>
      <text:h text:style-name="P29" text:outline-level="2">Evolutionists Cannot Account for </text:h>
      <text:h text:style-name="P29" text:outline-level="2">Archaeological Discoveries</text:h>
      <text:p text:style-name="P43">When you examine an evolutionist’s history of mankind, you’ll notice the detailed depictions of how man’s allegedly primitive ancestors <text:soft-page-break/>went about their daily lives. Anyone impressed by the confident, authoritative style, but without much knowledge of the subject, may well assume that all these “artistic reconstructions” are based on scientific evidence. Evolutionist scientists arrive at detailed descriptions as if they had been around thousands of years ago and had the opportunity to carry out observations. They say that when our supposed ancestors—who had now learned to stand on two legs and had nothing else to do with their hands—began making stone tools, and for a very long period used no other implements other than ones made of stone and wood. Only at a much later date did they start to use iron, copper and brass. Yet these accounts are based on misinterpretation of findings in the light of evolutionist preconceptions, rather than on scientific proof. </text:p>
      <text:p text:style-name="P43">In his book Archaeology: A Very Short Introduction, archaeologist Paul Bahn says that the scenario of mankind’s evolution is nothing but a fairy tale, adding that so much of science is based on such tales. He stresses that he uses the word “tale” in a positive sense, but that still, this is exactly what they are. He then invites his readers to consider the traditional attributes of the so-called human evolution: cooking and campfires, dark caves, rites, tool-making, aging, struggle and death. How much of these conjectures, he wonders, are based on bones and actual remains, and how much on literary criteria? </text:p>
      <text:p text:style-name="P43">Bahn is reluctant to openly answer the question he poses: namely, that man’s alleged evolution is based on “literary” criteria rather than scientific ones. </text:p>
      <text:p text:style-name="P43">In fact, there are a great many unanswered questions and logical inconsistencies in these accounts, which someone thinking along the lines of evolutionist dogma will fail to detect. Evolutionists refer to a Stone Age, for example, but are at a loss to explain how implements or remains from the time could have been carved and shaped. In the same way, they can never explain how winged insects first came to fly, though they maintain that dinosaurs grew wings and thus started to fly by trying to catch them. They prefer to forget the whole question, and to have others do the same.</text:p>
      <text:p text:style-name="P43">Yet shaping and carving stone is no easy task. It is impossible to produce perfectly regular and razor-sharp tools, as in the remains that have come down to us, by scraping one stone against another. It is possible to shape hard stones such as granite, basalt or dolerite without them crumbling apart only by using steel files, lathes and planes. It is equally obvious that bracelets, earrings and necklaces dating back tens of thousands of years could not have been crafted using stone tools. The tiny holes in such objects cannot be made with stones. The decoration on them cannot be produced by scraping. The perfection in the objects in <text:soft-page-break/>question shows that other tools made of hard metals must have been employed.</text:p>
      <text:p text:style-name="P43">Many archaeologists and scientists have performed tests to see whether such ancient artifacts could have been manufactured under the conditions that evolutionists conjecture. For example, Professor Klaus Schmidt carried out one such experiment on the carvings on the stone blocks at Göbekli Tepe in Turkey, estimated to date back some 11,000 years. He gave workmen stone tools, of the kind evolutionists claim were employed at the time, and asked them to produce similar carvings on similar rocks. After two hours of non-stop work, all that the workmen managed to complete was a vague line. </text:p>
      <text:p text:style-name="P43">You can carry out a similar experiment at home. Take a piece of hard stone such as granite and try to turn it into a spearhead of the kind used by people living 100,000 years ago. But you are not allowed to use anything else than that piece of granite and a stone. How successful do you think you might be? Can you produce a piece with the same narrow point, symmetry, smoothness and polish as those found in the historical strata? Let us go even further; take a piece of granite one meter square and on it, try and carve a picture of an animal, imparting a sense of depth. What kind of result could you produce by grinding that rock with another piece of hard stone? Clearly, in the absence of tools made of steel and iron you can make neither a simple spearhead, much less an impressive stone carving. </text:p>
      <text:p text:style-name="P43">Stone-cutting and stone carving are fields of expertise all their own. The requisite technology is essential in order to make files, lathes and other tools. This demonstrates that at the time these objects were made, the “primitive” technology was well advanced. In other words, evolutionists’ claims that only simple stone implements were known, that there was no technology in existence, are myths. Such “Stone-Only” Age has never existed.</text:p>
      <text:p text:style-name="P43">However, it is perfectly plausible that any steel and iron tools used in cutting and shaping stones should not have survived down to the present day. In a naturally moist and acidic environment, all kinds of metal tools will oxidize and eventually disappear. All that will be left is chips and fragments of the stone they worked, which take much longer to vanish. But to examine these fragments and suggest that people at the time used only stone is not scientific reasoning.</text:p>
      <text:p text:style-name="P43">Indeed, a great many evolutionists now admit that archaeological findings do not support Darwinism at all. Richard Leakey, an evolutionist archaeologist, confessed that it’s impossible to account for the archaeological findings, especially stone tools, in terms of the theory of evolution: </text:p>
      <text:p text:style-name="P43"><text:soft-page-break/>In fact, concrete evidence of the inadequacy of the Darwinian hypothesis is to be found in the archeological record. If the Darwinian package were correct, then we would expect to see the simultaneous appearance in the archeological and fossil records of evidence for bipedality, technology, and increased brain size. We don’t. Just one aspect of the prehistoric record is sufficient to show that the hypothesis is wrong: the record of stone tools. 1 </text:p>
      <text:p text:style-name="P43"/>
      <text:h text:style-name="P30" text:outline-level="2">The Fictitious Evolutionist Chronology</text:h>
      <text:p text:style-name="P43">In classifying history, evolutionists interpret the objects they find in line with their own dogmatic theories. The period during which bronze artifacts were manufactured they call the Bronze Age, and suggest that iron began being used much more recently—based on their claim that in the most ancient civilizations, metals were unknown.</text:p>
      <text:p text:style-name="P43">As already mentioned, however, iron, steel and many other metals quickly oxidize and decay, much faster than stone does. Some metals such as bronze, which oxidize with much greater difficulty, may survive for longer than others. It is therefore perfectly natural that excavated objects made of bronze should be older and those of iron of a much more recent date.</text:p>
      <text:p text:style-name="P43">In addition, it’s not logical to maintain that any society able to produce bronze was unaware of iron, that a society with the technical knowledge to produce bronze did not use any other metals.</text:p>
      <text:p text:style-name="P43">Bronze is obtained by adding tin, arsenic and antimony, with a small quantity of zinc, to copper. Anyone who creates bronze must have a working knowledge of such chemical elements as copper, tin, arsenic, zinc and antimony, know at what temperatures these are to be melted, and possess a kiln in which to melt and combine them. Without all this knowledge, it will be very difficult to produce a successful alloy. </text:p>
      <text:p text:style-name="P43">To begin with, copper ore is found in old, hard rocks in powder or crystalline form (which is also referred to as “native copper”). A society that uses copper must first possess a level of knowledge to identify it in powder form in these rocks. It must then construct a mine to extract the copper, remove it, and carry it to the surface. It is clear that these things cannot be done using stone and wooden tools.</text:p>
      <text:p text:style-name="P43">Copper ore must be introduced to red-hot flame in order for it to liquefy. The temperature needed to melt and refine copper is 1,084.5oC (1,984oF). There also needs to be a device or bellows to ensure a steady flow of air to the fire. Any society working with copper must construct a kiln able to produce such high heat and also make such equipment as crucibles and tongs for use with the furnace. </text:p>
      <text:p text:style-name="P43">This is a brief summary of the technical infrastructure needed to work copper—which by itself, is too soft a metal to hold a sharp edge for <text:soft-page-break/>long. Producing harder bronze by adding tin, zinc and other elements to copper is even more sophisticated, because every metal requires different processes. All these facts show that communities engaged in mining, producing alloys and metal-working must have possessed detailed knowledge. It is neither logical nor consistent to claim that people with such comprehensive knowledge would never have discovered iron. </text:p>
      <text:p text:style-name="P43">On the contrary, archaeological discoveries show that the evolutionist claim that metal was unknown and not used in very ancient societies is untrue. Proof includes such findings as the remains of a 100,000-year-old metallic vessel, 2.8-billion-year-old metal spheres, an iron pot estimated to be 300 million years old, fragments of textiles on clay dated to 27,000 years ago, and traces of metals such as magnesium and platinum, successfully melted in Europe only a few hundred years ago, in remains dating back a thousand years. These scattered remains totally demolish the Rough Stone Age, Polished Stone Age, Bronze and Iron Age classifications. But a large part of these findings, after appearing in many scientific publications, have either been ignored by evolutionist scientists or else hidden away in museum basements. Fantastical evolutionist tales have been presented as the history of mankind, instead of the true facts.</text:p>
      <text:p text:style-name="P43"/>
      <text:h text:style-name="P31" text:outline-level="2"><text:span text:style-name="T27">Believers Have Led Civilized Lives Throughout History</text:span></text:h>
      <text:p text:style-name="P43">Throughout the course of history, God has sent messengers to call people to the true path. Some people have obeyed these messengers and believed in the existence and oneness of God, while others have persisted in denial. Ever since humans first came into existence they have learned faith in the one and only God, and the moral values of the true religion, by means of our Lord’s revelations. Therefore, the evolutionist claim that earliest societies did not believe in the One and Only God is untrue. (Greater detail will be provided on this subject later in this book.) </text:p>
      <text:p text:style-name="P43">The Qur’an reveals how, in all periods of history, God has sent messengers to call people to believe and live by religious moral values:</text:p>
      <text:p text:style-name="P41"/>
      <text:p text:style-name="P41">Humanity was a single community. Then God sent out prophets bringing good news and giving warning, and with them He sent down the Book with truth to decide between people regarding their differences. Only those who were given it differed about it, after the clear signs had come to them, envying one another. Then, by His permission, God guided those <text:soft-page-break/>who believed to the truth of that about which they had differed. God guides whoever He wills to a straight path. (Qur’an, 2:213)</text:p>
      <text:p text:style-name="P43">Another verse reveals that a messenger has been sent to every society to warn its members, remind them of the existence and oneness of God, and to call them to abide by religious virtues: </text:p>
      <text:p text:style-name="P43"/>
      <text:p text:style-name="P41">. . . There is no community to which a warner has not come. (Qur’an, 35:24)</text:p>
      <text:p text:style-name="P41"/>
      <text:p text:style-name="P43">Although our Lord has sent people messengers and sacred scriptures, some have fallen into misunderstanding, turned their backs on the virtues of the true religion and adopted deviant superstitious beliefs. Some have developed pagan beliefs and fallen into the perversion of worshipping the earth, stone, wood, the Moon or the Sun, and even so-called evil spirits. Even today, along with believers in the true religion, there are also some who worship fire, the Moon, the Sun or idols made of wood. Some people ascribed partners to our Lord, even though they were fully aware of His existence and uniqueness. Yet still our Lord has sent them messengers, revealed to them the errors they had fallen into, and called on them to abandon their superstitious beliefs and live according to the true religion. And in all periods in history, there have been believers and unbelievers, those with a pure faith and those who have gone down paths of perversion.</text:p>
      <text:p text:style-name="P43">Throughout history, believers who have lived with the prophets have enjoyed high-quality lives under very civilized conditions. They lived within a sophisticated social order in the days of the Prophets Noah, Abraham, Joseph, Moses and Solomon (peace be upon them all), just as they do today. In all ages, believers have prayed, fasted, heeded the bounds set by God, and lived clean and lawful lives. Archaeological findings reveal the best, noblest and cleanest standards of living from those possessed by devout believers in God. The prophets and true believers used the finest means available in their times, in a manner appropriate to His approval. </text:p>
      <text:p text:style-name="P43">All technological progress in the time of Nimrud was used in the best way by Prophet Abraham (pbuh) and those who believed with him. Technical knowledge in the time of Pharaoh was used in the service of Prophets Joseph, Moses, Aaron (peace be upon them all) and true believers of that time. The high level of technology attained in the fields of architecture, art and communications in the time of Prophet Solomon (pbuh) was employed in the wisest manner. The wealth and magnificence that our Lord bestowed as a blessing on Prophet Solomon (pbuh) inspired awe down the generations.</text:p>
      <text:p text:style-name="P43"><text:soft-page-break/>We must remember that the information and means possessed by those living hundreds of thousands of years ago, and by people alive today, are blessings from God. People who founded civilizations hundreds of thousands of years ago, who created beautiful paintings on cave walls tens of thousands of years ago, who built the pyramids and ziggurats, who constructed giant stone monuments and who constructed great structures on the highest altitudes in Peru did so through God’s inspiration and teaching. People who study the sub-atomic particles today, who send shuttles into space and who write computer software do so because God so wills. All the information that human beings have possessed since they were first created is a blessing from God, and every civilization they have founded is equally the work of our Lord.</text:p>
      <text:p text:style-name="P43">God created man out of nothing and gives him various tests and blessings throughout his life in this world. Every blessing bestowed is also a test. People who know that the civilization, technology and means they possess are actually all blessings from God give thanks to our Lord, Who increases His blessings on them: </text:p>
      <text:p text:style-name="P43"/>
      <text:p text:style-name="P41">And when your Lord announced: “If you are grateful, I will certainly give you increase . . .” (Qur’an, 14:7)</text:p>
      <text:p text:style-name="P41"/>
      <text:p text:style-name="P43">God causes His devout servants to enjoy pleasant lives both in this world and in the Hereafter. This is revealed in the Qur’an: </text:p>
      <text:p text:style-name="P43"/>
      <text:p text:style-name="P41">Anyone who acts rightly, male or female, being a believer, We will give them a good life and We will recompense them according to the best of what they did. (Qur’an, 16:97)</text:p>
      <text:p text:style-name="P41"/>
      <text:p text:style-name="P43">As a manifestation of this verse, all Muslims throughout history have possessed the finest means of the age they lived in, and have led pleasant lives. Naturally, some have been tested with difficulty and troubles, but this does not suggest that they lived under difficult, primitive conditions and did not live civilized, humane lives. No matter how wealthy, comfortable and advanced their civilizations might have been, those who have denied God and persisted in their denial, who failed to live by proper moral values and brought about corruption on Earth, have always ended up disappointed. In addition, many of them have perhaps enjoyed more advanced technologies than those of present-day societies. This is also revealed in the Qur’an: </text:p>
      <text:p text:style-name="P43"/>
      <text:p text:style-name="P41">Haven’t they traveled in the Earth and seen the final fate of those before them? They had greater strength than them and cultivated the land and inhabited it in far greater numbers than <text:soft-page-break/>they do. Their messengers also came to them with the clear signs. God would never have wronged them; but they wronged themselves. (Qur’an, 30:9)</text:p>
      <text:p text:style-name="P41"/>
      <text:h text:style-name="P30" text:outline-level="2">Cultural Accumulation Is No Evidence </text:h>
      <text:h text:style-name="P30" text:outline-level="2">of Any Evolutionary Process</text:h>
      <text:p text:style-name="P43">Evolutionists maintain that the first human beings were half-ape creatures whose mental and physical characteristics developed over the course of time, that they acquired new abilities, and that civilizations evolved for that reason. According to this claim, based on no scientific evidence whatsoever, our supposed primitive ancestors led animalistic lives, became civilized only after they became human, and registered cultural progress as their mental capacities developed. Fictitious images of primitive Man, with a body entirely covered in fur, or seeking to make fire while squatting under animal skins, walking along the waterside with a freshly killed animal on his shoulder, or seeking to communicate with his peers by gestures and grunting, are false recreations based on this unscientific claim. </text:p>
      <text:p text:style-name="P43">The fossil record does not support this fantasy. All scientific findings point to the conclusion that Man was created as Man, out of nothing, and has always lived as human since the first day he was brought into being. Neither do archaeological findings support the evolutionist chronology in any way. Findings from the period when evolutionists claim that humans had only learned to speak show that human beings of the time had kitchens and enjoyed family lives. Decorative objects and raw materials for paint have been found in excavations from times when evolutionists say that humans were still unaware of art. Many examples will be considered in detail in later chapters of this book. </text:p>
      <text:p text:style-name="P43">All these discoveries reveal that humans never endured primitive, animalistic lives. There never was an uncivilized age when all people used only stone and wooden implements. Believers have always led human lifestyles, with clothes, plates, bowls, spoons and forks used in a manner befitting human beings. People have always lived in circumstances, spoken, constructed buildings and produced artworks befitting human beings. There have been doctors, teachers, tailors, engineers, architects and artists, in established social orders. By the inspiration of God, people possessed of reason and good conscience have always made the finest use of the blessings on Earth.</text:p>
      <text:p text:style-name="P43">Of course, as technology has advanced and peoples have accumulated knowledge, there have naturally been technological changes. New devices have been developed in line with the prevailing circumstances, scientific discoveries have been made, and cultural changes have occurred. However, the accumulation of knowledge and <text:soft-page-break/>technological progress made over the course of history do not imply that any evolution took place.</text:p>
      <text:p text:style-name="P43">It’s perfectly natural for knowledge to keep on accumulating. A person enjoys different levels of learning in primary school, in his high school years and at university. But if someone constantly accumulates knowledge throughout his life, that doesn’t mean that he is constantly evolving and progressing by means of random effects. A similar dynamic applies to the life of a society. New discoveries are also made in light of a society’s needs, new mechanisms are invented and subsequently improved upon by later generations. Yet this is not a process of evolution.</text:p>
      <text:p text:style-name="P43"/>
      <text:p text:style-name="P43"/>
      <text:p text:style-name="P43"/>
      <text:p text:style-name="P49">CIVILIZATIONS RETREAT AS </text:p>
      <text:p text:style-name="P46">WELL AS ADVANCE</text:p>
      <text:p text:style-name="P50"/>
      <text:p text:style-name="P51"/>
      <text:p text:style-name="P51">Darwinism maintains that Man—and thus the culture he possesses—advanced from rudimentary, primitive, tribal stages toward civilization. However, archaeological findings show that since the very first day of human history, there have been periods with societies that maintained very advanced cultures along with others whose cultures have been more backward. Indeed, most of the time, very wealthy civilizations have existed at the same time as backward ones. Throughout the course of history, most societies of the same period had very different levels of technology and civilization, with very great sociological and cultural differences—just as is the case today. For example, though the North American continent is very advanced today in terms of medicine, science, architecture and technology, some communities in South America are rather backward technologically, with no links to the outside world. Diseases in many parts of the world are identified using the most advanced imaging techniques and analysis, and are treated in very modern hospitals. Yet in other parts of the world, diseases are thought to develop under the influence of so-called evil spirits, and attempts to heal the sick involve ceremonies to banish such spirits. Such societies as the people of the Indus, the Ancient Egyptians and the Sumerians, who all lived around 3,000 BCE, possessed cultures incomparably richer in all respects than that of these present-day tribes, and even than that of societies more advanced. This means that in all periods of history, societies with highly advanced civilizations have been able to survive together with more backward ones. A society that existed thousands of years ago may actually have advanced much further than one in the 20th century. This demonstrates that there has been no development within an evolutionary process—in other words, from the primitive to the civilized.</text:p>
      <text:p text:style-name="P43">Over the course of history, of course, major advances have been made in all fields, with great strides and development in science and technology, thanks to the accumulation of culture and experience. However, it is neither rational nor scientific to describe these changes as an “evolutionary” process in the way that evolutionists and materialists do. Just as there are no differences in physical characteristics between a present-day human and someone who lived thousands of years ago, so there are no differences in regard to intelligence and capabilities. The idea that our civilization is more advanced because 21st-century man’s brain capacity and intelligence are more highly developed is a faulty perspective, resulting from evolutionist indoctrination. The fact is people <text:soft-page-break/>in very different regions today may have different conceptions and cultures. But if a native Australian may not possess the same knowledge as a scientist from the USA, that doesn’t mean his intelligence or brain haven’t developed enough. Many people born into such societies may even be ignorant of the existence of electricity, but who are still highly intelligent. </text:p>
      <text:p text:style-name="P43">Moreover, different needs have arisen during different centuries. Our standards of fashion are not the same as the Ancient Egyptians’, but that doesn’t mean that our culture is more advanced than theirs. While skyscrapers are symbols of civilization in the 21st century, the evidence of civilization in the Egyptian period was pyramids and sphinxes.</text:p>
      <text:p text:style-name="P43">What matters is the perspective from which facts are interpreted. Someone starting with the preconceived idea that the facts support a so-called evolutionary development will evaluate all the information he obtains in light of that prejudice. Thus he will try to support his assertions with imaginary tales. Based on fragments of fossil bone, he will conjecture a great many details, such as how people living in that region spent their daily lives, their family structures and their social relations, in a way adapted to that preconception. He’ll conclude, based on those fragments of bone, that the living people they belonged to were only semi-upright and grunting, covered in hair and using crude stone tools—not because that is what scientific evidence suggests, but because his ideology requires it. Actually, the facts obtained do not imply such a scenario at all. This illusory picture comes about through interpretations by a Darwinist mentality.</text:p>
      <text:p text:style-name="P43">Currently, the archaeologists who make detailed interpretations about the period in question based on fossil remains, carved stone or paintings on cave walls, are scarcely different from the above example. Yet evolutionists still write about pretty nearly all aspects in the life of so-called primitive man on the basis of a prejudiced analysis of the evidence. Their fanciful descriptions and illustrations still adorn the pages of many magazines and newspapers. </text:p>
      <text:p text:style-name="P43">Here is one of the scenarios created by Louis Leakey, one of the best-known contemporary evolutionists, on the daily life of so-called primitive man:</text:p>
      <text:p text:style-name="P43">Let us for a moment imagine that we can stand back and observe the sequence of events at a rock-shelter some twenty or thirty thousand years ago. </text:p>
      <text:p text:style-name="P43">A Stone Age hunter is wandering down the valley in search of game when he espies a rock-shelter in the side of the rocky cliff above him. Carefully, and with the utmost caution, he climbs up to it, fearful lest he may find that it is occupied by the members of some other Stone Age family who will resent his intrusion, or possibly even that it is the lair of a <text:soft-page-break/>lion or a cave bear. At last he is close enough, and he sees that it is quite unoccupied, and so he enters and makes a thorough examination. He decides that it is a much more suitable habitation than the little shelter where he and his family are living at present, and he goes off to fetch them.</text:p>
      <text:p text:style-name="P43">Next we see the family arriving and settling into their new home. A fire is lit either from some embers carefully nursed and brought from the old home, or else by means of a simple, wooden fire drill. (We cannot say for certain what methods Stone Age man used for obtaining fire, but we do know that from a very early period he did make use of fire, for hearths are a common feature in almost any occupation level in caves and rock-shelters.)</text:p>
      <text:p text:style-name="P43">Probably some of the family then go off to collect grass or bracken to make rough beds upon which they will sleep, while others break branches from bushes and trees in the near-by thicket and construct a rude wall across the front of the shelter. The skins of various wild animals are then unrolled and deposited in the new home, together with such household goods as they possess.</text:p>
      <text:p text:style-name="P43">And now the family is fully settled in, and the day-to-day routine is resumed once more. The men hunt and trap animals for food, the women probably help in this and also collect edible fruits and nuts and roots. 2</text:p>
      <text:p text:style-name="P43">This description, right down to the tiniest detail, is based on no scientific findings whatsoever, but solely on its author’s imagination. Evolutionists, who dress up similar tales with various scientific terms, base all their details on the basis of a few pieces of bone. (Actually, these fossils demonstrate that no evolutionary process ever took place—the exact opposite of what evolutionists claim!) Obviously, bone fragments cannot provide any definite information as to whatever emotions inspired people in very ancient times, what their daily lives were like, or how they divided work amongst themselves. </text:p>
      <text:p text:style-name="P43">However, the tale of human evolution is enriched with countless such imaginary scenarios and illustrations, and widely used by evolutionists. Unable to rid themselves of this dogma of evolution since the theory was first put forward, they have produced differing versions of the scenario above. Yet their intention is not to elucidate, but to wield indoctrination and propaganda to convince people that primitive man once really existed.</text:p>
      <text:p text:style-name="P43">Many evolutionists seek to prove their claims by producing such scenarios, even in the absence of any supporting evidence. Yet every new finding, when interpreted in an biased manner, very clearly reveals to them certain facts, one of which is this: Man has been Man since the day he came into existence. Such attributes as intelligence and artistic <text:soft-page-break/>ability have been the same in all periods of history. Peoples who lived in the past were not primitive, half-human half-animal creatures, as evolutionists would have us believe. They were thinking, speaking human beings, just like us, who produced works of art and developed cultural and ethical structures. As we’ll shortly see, archaeological and paleontological findings prove this clearly and incontrovertibly. </text:p>
      <text:p text:style-name="P43"/>
      <text:h text:style-name="P30" text:outline-level="2">What Will Remain from Our Own Civilization?</text:h>
      <text:p text:style-name="P43">Imagine what will be left of today’s great civilizations in hundreds of thousands of years. All our cultural accumulation—paintings, statues and palaces—will all disappear, and barely a trace of our present technology will remain. Many materials designed to resist wear and tear will gradually, under natural conditions, begin to succumb. Steel rusts. Concrete decays. Underground facilities collapse, and all materials require maintenance. Now imagine that tens of thousands of years have passed, and they have been subjected to thousands of gallons of rain, centuries of fierce winds, repeated floods and earthquakes. Perhaps all that will remain will be giant pieces of carved stone, the quarried blocks that make up buildings and the remains of various statues, just like what has come down to us from the past. Or maybe not a definite trace of our advanced civilizations will be left to fully understand our daily lives, only from tribes living in Africa, Australia or some other place in the world. In other words, of the technology we possess (televisions, computers, microwave ovens, etc.), not a trace will remain though the main outline of a building or a few fragments of statues will perhaps survive. If future scientists look at these scattered remains and describe all societies of the period we are living in as “culturally backward,” will they not have departed from the truth?</text:p>
      <text:p text:style-name="P43">Or, if someone discovers a work written in Mandarin and concludes, solely on the basis of this text, that the Chinese were a backward race communicating by means of strange signs, will this be any reflection of the true facts? Consider the example of Auguste Rodin’s statue “The Thinker,” which is familiar to the whole world. Imagine that this statue is re-discovered by archaeologists tens of thousands from now. If those researchers hold their own preconceptions about the beliefs and lifestyle of our society, and lack sufficient historical documentation, they may well interpret this statue in different ways. They may imagine that the members of our civilization worshipped a thinking man, or may claim that the statue represents some mythological false deity. </text:p>
      <text:p text:style-name="P43">Today, of course, we know that “The Thinker” was a work produced for aesthetic, artistic reasons alone. In other words, if a researcher in tens of thousands of years lacks enough information and holds his own preconceived ideas about the past, it’s impossible for him to arrive at the <text:soft-page-break/>truth, because he will interpret “The Thinker” in the light of his preconceptions and form an appropriate scenario. Therefore, evaluating the information at hand without prejudice or bias, avoiding all forms of preconception, and thinking in broader terms is of the greatest importance. Never forget, we have no evidence that societies evolve or that societies in the past were primitive. These suggestions consist solely of conjecture and are based solely on analysis by historians and archaeologists who support evolution. For example, drawings of animals on a cave wall were immediately described as primitive drawings by cavemen. Yet these pictures may well say volumes about the aesthetic understanding of the humans at that time. An artist wearing the most modern clothing for the time may have produced them solely for artistic reasons alone. Indeed, many scientists now emphasize the impossibility of these same cave drawings being the work of a primitive mind.</text:p>
      <text:p text:style-name="P43">Another example is the interpretation of sharp-edged stones as the first tools made by “ape-men.” People at that time may have shaped these stones and used for decorative purposes. There is no proof, only an assumption, that the pieces found were definitely used by these people as tools. Evolutionist scientists have examined the evidence found during excavations from a biased perspective. They have played about with some fossils that, in their own view, prove their theories, and have ignored or even discarded others. Similar games have been played to demonstrate that history evolved as well. 3 The American anthropologist Melville Herskovits describes how the “evolution of history” thesis emerged and the way that evolutionists interpret the evidence:</text:p>
      <text:p text:style-name="P43">Every exponent of cultural evolution provided an hypothetical blueprint of the progression he conceived as having marked the development of mankind, so that many examples of nonlinear sequences have been recorded. Some of these progressions were restricted to a single aspect of culture . . . 4</text:p>
      <text:p text:style-name="P43">One of the most important examples to confirm Herskovits’ view is one study carried out by the evolutionist ethnographer Lewis Henry Morgan, who examined the phases a society undergoes to achieve the patriarchal and monogamous structure that, he claimed, had “evolved” from the primitive to the more developed. But in carrying out this research, he used for his examples different societies from all over the globe, entirely unconnected from one another. He then set them out in accord with the result he wanted to achieve. It’s clear that from the hundreds of thousands of cultures in the world, he selected only those compatible with his preconceived thesis.</text:p>
      <text:p text:style-name="P43">Herskovits illustrates how Morgan re-arranged history to validate his ideas. Starting with the very primitive matrilineal Australians, he <text:soft-page-break/>drew a line leading to the patrilineal American Indians. He then moved his sequence to Grecian tribes of the proto-historic period, when descent was firmly established in the male line, but with no strict monogamy. The last entry in his ascending scale was represented by today’s civilization—with descent in the male line and strict monogamy.</text:p>
      <text:p text:style-name="P43">Herskovits comments on this imaginary sequence: </text:p>
      <text:p text:style-name="P43">But this series, from the point of view of a historical approach, is quite fictitious… 5</text:p>
      <text:p text:style-name="P43"/>
      <text:h text:style-name="P30" text:outline-level="2">The Advanced Art in Caves</text:h>
      <text:p text:style-name="P43">Evolutionists maintain that some 30-40,000 years ago in Europe, and in an earlier period in Africa, so-called ape-like humans experienced a sudden process of transition, and suddenly acquired the ability to think and produce things, just like present-day human beings. This is because archaeological findings from that period offer significant evidence that the theory of evolution cannot explain. According to Darwinist claims, the technology of stone implements, which had remained unchanged for almost 200,000 years, was suddenly replaced by a more advanced and rapidly developing hand-crafted technology. So-called primitive man, who had supposedly descended from the trees and begun to modernize only shortly before, suddenly developed artistic talents and began carving or painting pictures of extraordinary beauty and sophistication on cave walls and produced exceedingly beautiful decorative objects such as necklaces and bracelets. </text:p>
      <text:p text:style-name="P43">What happened to cause such development? How and why did “half-ape primitive beings” acquire such artistic ability? Evolutionist scientists have no explanation as to how this might have come about, though they do propose various hypotheses. The evolutionist Roger Lewin describes the difficulties Darwinists face on this subject in his book The Origin of Modern Humans: “Perhaps because the still incomplete archeological record is equivocal at best, scholars respond to these questions in very different ways.” 9 </text:p>
      <text:p text:style-name="P43">However, archaeological findings reveal that man has had a cultural understanding for as long as he has existed. From time to time, that understanding may have advanced, retreated, or undergone abrupt changes. But that does not mean that any evolutionary process took place, rather that cultural developments and changes occurred. The appearance of works of art that evolutionists describe as “sudden,” doesn’t demonstrate any biological human progress (especially not in terms of intellectual ability). People at the time may have experienced various societal changes, and their artistic and productive understanding may have altered, but this does not constitute evidence of any transition from the primitive to the modern.</text:p>
      <text:p text:style-name="P43"><text:soft-page-break/>The contradiction between archaeological remains left by people in the past and the anatomical and biological remains that should exist—according to evolutionists—once again invalidates Darwinist claims on this subject. (For detailed evidence that scientifically demolishes the supposed human family tree, which is Darwinism’s fundamental claim, see Darwinism Refuted by Harun Yahya.) Evolutionists claim that humans’ cultural development must be directly proportional to biological development. For example, men must first express their emotions through simple drawings, then develop these further until their gradual development eventually reaches a peak of artistic achievement. However, early artistic remains from human history totally undermine that assumption. The cave paintings, carvings and reliefs widely regarded as the first examples of art, prove that human beings of that era possessed a very superior aesthetic understanding. </text:p>
      <text:p text:style-name="P43">Scientists carrying out research in caves evaluate these pictures as some of the most important and valuable works in the history of art. The shading in these pictures, the use of perspective and the fine lines employed, the depth of feeling expertly reflected in the reliefs, and the aesthetic patterns that emerge as the sunlight strikes the carvings—are all features that evolutionists are unable to explain because, according to the Darwinist view, such a development should have emerged very much later.</text:p>
      <text:p text:style-name="P51">Many cave paintings found in France, Spain, Italy, China, India, in parts of Africa and various other regions of the world provide important information about mankind’s past cultural structure. The style and coloring techniques employed in these drawings are of such quality as to astonish researchers. Even so, Darwinist scientists evaluate them through their own prejudices, interpreting these works in a biased manner so as to fit in with their evolutionary fairy tales. They claim that beings who had just become humans drew pictures of animals they either feared or hunted, and did so in the exceedingly primitive conditions of the caves in which they lived. Yet the techniques these works employ show that their artists possessed a very deep understanding, and were able to depict it in a most impressive manner. </text:p>
      <text:p text:style-name="P43">The painting techniques employed also show that they did not live under primitive conditions at all. In addition, these drawings on cave walls are no evidence that people of the time lived in those caves. The artists may have lived in elaborate shelters nearby, but chose to create their images on the cave walls. What emotions and thoughts led them to select what to represent are something known only to the artist. Much speculation has been produced regarding these drawings, of which the most unrealistic interpretation is that they were made by beings who were still in a primitive state. Indeed, a report published on the BBC’s <text:soft-page-break/>Science web page on 22 February, 2000, contained the following lines regarding cave paintings:</text:p>
      <text:p text:style-name="P53">. . . [we] thought that they were made by primitive people . . . But according to two scientists working in South Africa, this view of the ancient painters is totally wrong. They believe the paintings are evidence of a complex and modern society. 10</text:p>
      <text:p text:style-name="P43">If many of our present-day artworks were to be analyzed with the same logic in thousands of years’ time, a number of debates might arise over whether 21st-century society was a primitive tribal one or an advanced civilization. If undamaged pictures by modern artists were discovered 5,000 years on, and if no written documentation regarding the present day had survived, what would people of the future think about our own age? </text:p>
      <text:p text:style-name="P43">If people of the future discovered works by Van Gogh or Picasso and judged them from an evolutionist perspective, how would they regard our modern society? Would the landscapes of Claude Monet inspire comments like “Industry had not yet developed, and people led an agricultural way of life,” or the abstract pictures of Wassily Kandinsky inspire comments along the lines of “People still unable to read or write communicated by way of various scribbles”? Would such interpretations lead them to any insights about our present-day society? </text:p>
      <text:p text:style-name="P43"/>
      <text:p text:style-name="P41">EVOLUTIONISTS HAVE NO SCIENTIFIC EVIDENCE </text:p>
      <text:p text:style-name="P41">TO BACK UP THEIR THEORIES</text:p>
      <text:p text:style-name="P43">Evolutionists maintain, without any evidence, that human beings and apes are descended from a common ancestor. Asked how, then, this evolution might have come about, they respond, totally unscientifically, “We do not know, though we hope to one day.” For example, the evolutionist palaeoanthropologist Elaine Morgan makes this admission: </text:p>
      <text:p text:style-name="P43">Four of the most outstanding mysteries about [the evolution of] humans are: 1) why do they walk on two legs? 2) why have they lost their fur? 3) why have they developed such large brains? 4) why did they learn to speak?</text:p>
      <text:p text:style-name="P43">The orthodox answers to these questions are: 1) ‘We do not yet know’; 2) ‘We do not yet know’; 3) ‘We do not yet know’; 4) ‘We do not yet know’. The list of questions could be considerably lengthened without affecting the monotony of the answers. 30 </text:p>
      <text:p text:style-name="P43"/>
      <text:p text:style-name="P41">ASTONISHING REMAINS OF ANCIENT CIVILIZATIONS</text:p>
      <text:p text:style-name="P43">The erroneous concept of socio-cultural evolution was proposed at different times by such ideologues as August Comte, Herbert Spencer and Lewis Henry Morgan—and later combined with Charles Darwin’s theory—stating that all societies evolve from the primitive towards <text:soft-page-break/>complex civilization. This error, developed in the late 19th century and whose influence increased in the period following World War I, supplied a supposedly “scientific” basis for racism, colonialism, and the ruthless movement of eugenics. Societies in different parts of the world with different cultures, skin colors and physical features were subjected to inhuman treatment inspired by this unscientific preconception.</text:p>
      <text:p text:style-name="P43">Writers and thinkers like Adam Ferguson, John Millar and Adam Smith suggested that all societies evolve through four basic stages: hunting and gathering, pastoralism and nomadism, agriculture and finally, commerce. According to evolutionists’ claims, primitive men who had just diverged from the apes only hunted and collected plants and fruits with the simplest of tools. As their intelligence and abilities gradually increased, they began domesticating grazing animals like sheep and cattle. Their intelligence and abilities eventually developed to the point of being able to engage in agriculture, and at last, to engage in trade and exchange of goods. </text:p>
      <text:p text:style-name="P43">However, advances and recent discoveries in archaeology, anthropology, and other branches of science have invalidated this basic claim of the tale of “cultural and social evolution.” These are nothing more than materialists’ attempts to portray Man as having evolved from unreasoning beasts and to impose this myth—in which they believe for philosophical reasons—on science.</text:p>
      <text:p text:style-name="P43">That humans could survive by hunting or agriculture does not show that they were either more backward or more advanced mentally. In other words, no society engages in hunting because it is backward and mentally closer to apes. Engaging in agriculture does not mean that a society has distanced itself from being primitive. No society’s activities imply that its inhabitants are descended from other living things. Such activities do not produce, through any alleged evolutionary process, individuals who are more advanced in terms of intelligence and ability. Many of today’s technologically backward tribes engage solely in hunting and gathering, but this definitely does not suggest that they are any less than human. The same will apply to humans living tens of thousands of years in the future, just as it did to those living hundreds of thousands of years ago. The latter were not primitive humans, nor will those in the future be a more advanced species.</text:p>
      <text:p text:style-name="P43">Constructing an evolutionary history of civilization based on societies’ lifestyles is an unscientific approach. This perspective rests on interpreting various archaeological findings according to scientists’ materialist prejudices, which assume that those humans who used stone tools were ape-men who grunted, stooped over with their knees bent, and exhibited animal-like behavior. Yet no remains discovered provide any clue regarding these people’s mental capacities. This is all mere <text:soft-page-break/>conjecture. As already stated, if various examples of today’s art are discovered in 100,000 years’ time and if the people of the future lack any further information, then they will likely produce very different interpretations of today’s humanity and the technology we possess.</text:p>
      <text:p text:style-name="P43">As we’ve shown, the idea that societies evolve is based on no scientific evidence whatsoever. This theory’s foundation is the mistaken, unscientific view that Man originally possessed an ape-like mind. The Harvard university evolutionist anthropologist William Howells admits that the theory of evolution raises other questions, not about the body but about behavior that are to do with philosophy, determining the scientific facts about which is far more difficult. Howells points out that behavior is not “fossilized” in the sense that a skull may be and that it does not survive like stone tools. Therefore, he says, we have only very slight clues as to what might have happened in the ancient past. He also notes that it is just about impossible for such hypotheses to be tested. 36</text:p>
      <text:p text:style-name="P43">Recently, indeed, the majority of social scientists have admitted the errors in the evolutionist view, stating that the social-evolution theory conflicts with science on the following points:</text:p>
      <text:p text:style-name="P43">1. It is closely linked to ethnic discrimination, making biased interpretations of different societies—for example, on the assumption that Western societies are more civilized.</text:p>
      <text:p text:style-name="P43">2. It suggests that all societies progress along the same path, using the same methods, and share the same objectives.</text:p>
      <text:p text:style-name="P43">3. It views the society from a materialistic perspective.</text:p>
      <text:p text:style-name="P43">4. It is largely incompatible with findings. Many communities living under primitive conditions possess more civilized spiritual values than various communities regarded as modern—in other words they are peace-loving and favor equality. Because of their diets, many are also healthier and stronger.</text:p>
      <text:p text:style-name="P43">As these points clearly show, the conception that societies progress from the primitive to the civilized is incompatible with the scientific values and facts. This theory is based on interpretations distorted under the influence of materialist ideology. The remains and artifacts that past civilizations left behind reveal the errors in the “evolution of history and culture” deception.</text:p>
      <text:h text:style-name="P33" text:outline-level="2">Traces of The Past Refute Evolution</text:h>
      <text:p text:style-name="P7">Findings from past civilizations invalidate the theory of "progress from the primitive to the civilized." When we examine the course of history, the truth that emerges is that humans have always enjoyed the same intelligence and creativity. The works produced by people hundreds of thousands of years ago, and the traces they've left behind, actually have very different meanings than what evolutionists claim. When we look at these same traces we see that people in all past ages, with their intelligence and capacities, have made new discoveries, met their needs and constructed civilizations. </text:p>
      <text:p text:style-name="P7">The messengers sent helped their people develop and progress by way of initiating major changes. Inspired by God, they possessed detailed scientific knowledge. For example, Prophet Noah (pbuh) knew boat-building technology, for we understand from the Qur'an that his ark was steam-powered (God knows the truth): </text:p>
      <text:p text:style-name="P2"/>
      <text:p text:style-name="P4"><text:span text:style-name="T18">So when Our command came and </text:span><text:span text:style-name="T22">the oven gushed forth water</text:span><text:span text:style-name="T18">, We said: "Load into it [the ark] a pair of every species, and your family – except those against whom the Word was preordained – and all who believe." But those who believed with him were only few. (Qur'an, 11:40)</text:span></text:p>
      <text:p text:style-name="P9"/>
      <text:p text:style-name="P6"><text:span text:style-name="T19"><text:s/>Such an oven, known as </text:span><text:span text:style-name="T23">tannur</text:span><text:span text:style-name="T19">, is still used today in various regions. It is related in the verse that this oven gushed forth water. Thus, the ark was readied for movement by the stove's bubbling or, in other words, by the stove boiling. Indeed, in his commentary, Hamdi Yazir of Elmali says that the ark was "a kind of steamship powered by a stove":</text:span></text:p>
      <text:p text:style-name="P4"><text:span text:style-name="T19">Tannur: Described in the dictionary as a closed oven or stove. The word "fara" means boiling and spurting with great force and intensity. . . . In other words, it implies that the boat is not a sail-powered one, but is reminiscent of a steamer powered by a stove. 37</text:span><text:span text:style-name="T32"> </text:span></text:p>
      <text:p text:style-name="P6"><text:span text:style-name="T19">Major advances in science, art, and technology were made also in the time of Prophet Solomon (pbuh). The Qur'an indicates, for instance, that transport vehicles as fast as airplanes were used in his day: </text:span><text:span text:style-name="T18">"And We gave Solomon power over the wind – a month's journey in the morning and a month in the afternoon"</text:span><text:span text:style-name="T19"> (Qur'an, 34:12).</text:span></text:p>
      <text:p text:style-name="P7">This verse clearly indicates that long distances could be traversed quickly. This points to wind vehicles that used a technology similar to that employed in our own day. (God knows the truth.) Moreover, the Qur'an reports that:</text:p>
      <text:p text:style-name="P9"/>
      <text:p text:style-name="P9">They made for him anything he wished: high arches and statues, huge dishes like cisterns, great built-in cooking vats. <text:soft-page-break/>"Work, O family of David, in thankfulness!" But very few of My servants are thankful. (Qur'an, 34:13)</text:p>
      <text:p text:style-name="P7"/>
      <text:p text:style-name="P7">In other words, Prophet Solomon (pbuh) caused his workers to employ very advanced construction and architectural technologies.</text:p>
      <text:p text:style-name="P7">Another verse states that: </text:p>
      <text:p text:style-name="P2"/>
      <text:p text:style-name="P2">. . . And the demons, every builder and diver. (Qur'an, 38:36-37)</text:p>
      <text:p text:style-name="P7">The fact that Prophet Solomon (pbuh) could control diver demons indicates the location and extraction of undersea resources. Undersea oil and precious metal extraction processes and work require a highly advanced technology. These verses emphasize that such technology both existed and was used.</text:p>
      <text:p text:style-name="P6"><text:span text:style-name="T19">Another verse describes </text:span><text:span text:style-name="T18">"a fount of molten copper"</text:span><text:span text:style-name="T19"> (Qur'an, 34:12). The use of molten copper indicates the existence of an advanced technology using electricity in Prophet Solomon's (pbuh) time. As we know, copper is one of the best conductors of metal and heat, for which reason it represents the basis of the electricity industry. The term, "We made a fount of molten copper flow" in all probability points to large quantities of electricity being produced and used in many technological fields. (God knows the truth.)</text:span></text:p>
      <text:p text:style-name="P7">Several verses reveal that Prophet David (pbuh) had a good knowledge of ironworking and making armor: </text:p>
      <text:p text:style-name="P9"/>
      <text:p text:style-name="P9">And We made iron malleable for him: "Make full-length coats of mail, measuring the links with care. And act rightly, all of you, for I see what you do." (Qur'an, 34:10-11)</text:p>
      <text:p text:style-name="P7"/>
      <text:p text:style-name="P7">The Qur'an also mentions that Dhu'l-Qarnayn (pbuh) constructed a barrier between two mountains that could not be crossed or tunneled through by the societies of the time. According to the relevant verse, he used ingots of iron and molten copper: </text:p>
      <text:p text:style-name="P9"/>
      <text:p text:style-name="P9">[Dhu'l-Qarnayn said:] "Bring me ingots of iron!" Then, when he had made it level between the two high mountain-sides, he said: "Blow!" and when he had made it a red hot fire, he said: "Bring me molten copper to pour over it." (Qur'an, 18:96)</text:p>
      <text:p text:style-name="P9"/>
      <text:p text:style-name="P7">This information indicates that Dhu'l-Qarnayn used reinforced concrete technology. Iron, one of the strongest materials used in construction, is essential for increasing the strength of such architectural works as buildings, bridges, and dams. It appears from this verse that he <text:soft-page-break/>laid the iron end to end and made a strong reinforced concrete structure by pouring mortar over it. (God knows the truth.)</text:p>
      <text:p text:style-name="P7">Inscriptions from ancient Central American civilizations refer to a tall, bearded person arriving wearing white robes. They also report that within a short space of time, belief in a single deity spread and a sudden leap forward in art and science occurred.</text:p>
      <text:p text:style-name="P7">Many prophets, such as Jacob, Joseph, Moses, and Aaron (peace be upon them all) were sent to ancient Egypt. These messengers and the people who believed in them may have had an important influence on the rapid artistic and scientific progress made by Egypt at various times.</text:p>
      <text:p text:style-name="P7">Muslim scientists following the Qur'an and the Sunnah of our Prophet (may God bless him and grant him peace) made important discoveries in astronomy, mathematics, geometry, medicine, and other sciences. These made major change and significant progress possible in science and social life. Some of these Muslim scientists and their work are as follows:</text:p>
      <text:p text:style-name="P6"><text:span text:style-name="T18">Abd al-Latif al-Baghdadi</text:span><text:span text:style-name="T19"> is known for his work on anatomy. He rectified previous errors concerning many of the body's bones, such as the lower jaw and the breastbone. His </text:span><text:span text:style-name="T23">Al-Ifada wa al-I'tiba</text:span><text:span text:style-name="T19">r was set out in 1788 and translated into Latin, German, and French. He studied the five sense organs in his </text:span><text:span text:style-name="T23">Makalatun fial-Havas</text:span><text:span text:style-name="T19">.</text:span></text:p>
      <text:p text:style-name="P6"><text:span text:style-name="T18">Ibn Sina</text:span><text:span text:style-name="T19"> </text:span><text:span text:style-name="T18">(Avicenna) </text:span><text:span text:style-name="T19">described the treatments for many diseases. His best-known work, </text:span><text:span text:style-name="T23">Kitab al-Qanun fi at-Tibb</text:span><text:span text:style-name="T19">, was written in Arabic and translated into Latin in the 12th century. It was taught and regarded as a basic textbook in European universities until the 17th century. Much of its medical information still applies today.</text:span></text:p>
      <text:p text:style-name="P6"><text:span text:style-name="T18">Zakaria Qazvini</text:span><text:span text:style-name="T19"> demolished many mistaken ideas regarding the brain and the heart that, since Aristotle's time, had been considered accurate. The information he provided about these two organs is very similar to our present-day knowledge. </text:span></text:p>
      <text:p text:style-name="P6"><text:span text:style-name="T18">Zakaria Qazvini, Hamd Allah Mustawfi Qazvini </text:span><text:span text:style-name="T19">(1281-1350), and </text:span><text:span text:style-name="T18">Ibn Nafs</text:span><text:span text:style-name="T19"> all studied anatomy and formed the foundation of modern medical science. </text:span></text:p>
      <text:p text:style-name="P6"><text:span text:style-name="T18">Ali ibn Isa</text:span><text:span text:style-name="T19"> wrote a three-volume work on eye diseases, </text:span><text:span text:style-name="T23">Tazkirat al-Kahhalin</text:span><text:span text:style-name="T19">. The first volume is totally devoted to the eye's anatomy and contains much valuable information. It was later translated into Latin and German. </text:span></text:p>
      <text:p text:style-name="P6"><text:span text:style-name="T18">Al-Bayruni</text:span><text:span text:style-name="T19"> demonstrated, 600 years before Galileo, that Earth revolves and also calculated its diameter 700 years before Newton.</text:span></text:p>
      <text:p text:style-name="P6"><text:span text:style-name="T18">Ali Kuscu</text:span><text:span text:style-name="T19"> produced the first map of the Moon, one region of which is named after him. </text:span></text:p>
      <text:p text:style-name="P6"><text:span text:style-name="T18">Thabit ibn Qurra</text:span><text:span text:style-name="T19"> discovered differential calculus centuries before Newton.</text:span></text:p>
      <text:p text:style-name="P6"><text:soft-page-break/><text:span text:style-name="T18">Al-Battani</text:span><text:span text:style-name="T19"> was the first to discover trigonometry. </text:span></text:p>
      <text:p text:style-name="P6"><text:span text:style-name="T18">Abu'l Vafa</text:span><text:span text:style-name="T19"> was responsible for trigonometry acquiring the terms </text:span><text:span text:style-name="T23">secant</text:span><text:span text:style-name="T19"> and </text:span><text:span text:style-name="T23">cosecant. </text:span></text:p>
      <text:p text:style-name="P6"><text:span text:style-name="T18">Al-Khwarizmi</text:span><text:span text:style-name="T19"> wrote the first book on algebra.</text:span></text:p>
      <text:p text:style-name="P6"><text:span text:style-name="T18">Al-Maghribi</text:span><text:span text:style-name="T19"> discovered the equation known as Pascal's triangle 600 years before Pascal himself. </text:span></text:p>
      <text:p text:style-name="P6"><text:span text:style-name="T18">Ibn Haytham</text:span><text:span text:style-name="T19"> is the founder of optics. Bacon and Kepler made use of his works, and Galileo used his works in his discovery of the telescope. </text:span></text:p>
      <text:p text:style-name="P6"><text:span text:style-name="T18">Al-Kindi</text:span><text:span text:style-name="T19"> put forward relativity and the theory of relativity 1,100 years before Einstein. </text:span></text:p>
      <text:p text:style-name="P6"><text:span text:style-name="T18">Akshamsaddin</text:span><text:span text:style-name="T19">, who lived some 400 years before Pascal, was the first to discover the existence of microbes. </text:span></text:p>
      <text:p text:style-name="P6"><text:span text:style-name="T18">Ali ibn Abbas</text:span><text:span text:style-name="T19"> performed the first cancer operation. </text:span></text:p>
      <text:p text:style-name="P6"><text:span text:style-name="T18">Ibn Jazzar</text:span><text:span text:style-name="T19"> described the causes and treatment of leprosy.</text:span></text:p>
      <text:p text:style-name="P7">Muslim scientists, only a minute fraction of whom are listed above, made major discoveries that would form the basis of modern science by following the Qur'an and the way of our Prophet (may God bless him and grant him peace). </text:p>
      <text:p text:style-name="P7">As we have seen, many earlier peoples made progress in art, medicine, technology, and science through the messengers sent to them. By obeying the prophets and learning from these individuals' suggestions and encouragement, they acquired knowledge and handed this on to subsequent generations. In addition, societies that sometimes turned away from the true religion and developed superstitious beliefs returned to faith in the One God through these messengers' efforts.</text:p>
      <text:p text:style-name="P7">When findings regarding past ages are looked at without prejudice, humanity's history can be understood very clearly and distinctly.</text:p>
      <text:p text:style-name="P7">As already stated, backward and advanced civilizations have existed together at all periods in history, just as they do today. In our day, we enjoy space technology, while people in other parts of the globe are living under primitive conditions, so in the past Ancient Egypt had a glorious civilization on the one hand, while rather more backward societies existed in other parts of the world. The Mayans, who built highly developed cities, and who from the traces they left behind can be seen to have possessed a clearly advanced technology, calculated the orbit of the planet Venus and discovered the moons of the planet Jupiter. At the same time, people in many regions of Europe believed that the Earth was the center of the Solar System. While the Egyptians were successfully performing brain surgery, in other regions people believed that disease was caused by supposed evil spirits. With their legal system, literature, understanding of art and astronomical knowledge, the Sumerians built a deep-rooted civilization in Mesopotamia, while another corner of the world held societies that were still illiterate. Therefore, in <text:soft-page-break/>the same way that today's civilizations are not all advanced, so in the past there was never a time when the only societies were backward ones.</text:p>
      <text:p text:style-name="P7">So far, we have examined evidence belonging to different periods of history and reviewed examples of the cultures of tens or hundreds of thousands years ago. Looking at more recent history, again we encounter evidence that human beings have always been human: Here we are dealing not with "primitive" people who have only recently parted ways with apes, but civilized human beings who can be seen to have inherited yet another civilization that had persisted for thousands of years before them. </text:p>
      <text:p text:style-name="P7">As technology advanced in the 20th century, archaeological research accelerated enormously, and began to unearth more and more evidence regarding the true history of mankind. Thus it emerged that life in Egypt, Central America, Mesopotamia and other regions thousands of years ago was in many ways parallel to how we live today. </text:p>
      <text:p text:style-name="P12"/>
      <text:p text:style-name="P12">Megaliths: Astonishing Artifacts from Human History</text:p>
      <text:p text:style-name="P6"><text:span text:style-name="T23">Megalith </text:span><text:span text:style-name="T19">is the name given to monuments consisting of large blocks of stone. Many ancient megaliths have survived down to the present day. One of the most surprising aspects of these monuments is how such huge blocks of stone, some weighing more than a ton, were used to build the structures in question, how these stones were carried to their construction sites and by what techniques. How did the people of that time build these structures by placing one enormous block on top of another? These megaliths were generally built using stones brought from a long distance away, and are regarded today as marvels of construction and engineering. The peoples who produced such works must obviously have possessed some advanced technology.</text:span></text:p>
      <text:p text:style-name="P7">First of all, of course, planning is essential in order to create these monuments, and those plans must be communicated accurately and fully to everyone involved in the project. Technical drawings of where the monument is to be erected have to be prepared. Moreover, the calculations in these drawings must be free of any error, because the slightest inaccuracy will make it impossible for the monument to be built. In addition, the organization involved must also be flawless if construction is to take place. Factors such as coordinating the workers and meeting their needs (for meals, rest, etc.) are vital to the progression of the construction in the desired manner.</text:p>
      <text:p text:style-name="P7">Clearly, the people involved in constructing these monuments possessed an accumulated knowledge and a technology far superior to what is generally imagined. As mentioned earlier in this book, civilization <text:soft-page-break/>does not always move in a forward direction; sometimes it regresses. And indeed, most of the time, both advanced and backward civilizations are able to exist simultaneously in different parts of the world.</text:p>
      <text:p text:style-name="P7">It is exceedingly probable that the people who constructed the megaliths in question possessed an advanced civilization, as shown by the archaeological and historical remains. The structures they produced show that they had a wide-ranging knowledge of mathematics and geometry; that they knew the technology needed to build monuments by calculating fixed points in hilly areas; that they used equipment (such as the compass) to determine geographical positions, and that when necessary, they could transport the materials needed for construction from many kilometers away. Obviously, they did not manage all this by using only primitive tools and manpower. Indeed, many experiments by researchers and archaeologists have demonstrated that it would have been impossible to construct these monuments under the conditions proposed by the theory of evolution. Researchers who have attempted to construct similar monuments by reproducing the imaginary "Stone Age" conditions postulated by evolutionists have failed dismally. These researchers have not only found it difficult to construct any similar structure, but have also experienced enormous difficulties in transporting these stones from one place to another. This shows yet again that people of that era did not lead backward lives, as evolutionists would have us believe. They enjoyed and understood architecture, made expert use of construction technology and engaged in astronomical investigations.</text:p>
      <text:p text:style-name="P7">It is perfectly understandable that only stone blocks, stone structures and various stone tools should remain from the civilizations of thousands of years ago. However, it is not logical to look at a handful of stone structures and artifacts and conclude that the people of that time had an undeveloped civilization completely lacking in any technology and was only able to use stone. Such assertions, based on various dogmas, are of no scientific significance. But if we evaluate these findings without the negative effects of preconceptions, then interpretations rather closer to the truth can be made. Even if a society of hundreds of thousands of years ago lived in impressive wooden houses, built beautiful villas with glass windows and used the most attractive decorative materials, obviously very little evidence of this would survive the erosive effects of the intervening centuries of wind, rain, earthquakes and floods. Under natural conditions, it takes only an average of 100 to 200 years for timber, glass, copper, bronze and various other metals to be worn away. In other words, in two centuries' time, the walls of your house will be worn away, and very little will remain of the furnishings inside. Even less will be left if it is subjected to <text:soft-page-break/>earthquakes, floods or storms. All that will be left will be stone blocks that take much longer to be eroded away. Even then, stone materials will be worn away into smaller fragments. On the basis of these blocks of stone, therefore, it is impossible to make interpretations about the daily lives of societies of that time. Their social relationships, beliefs, tastes and artistic understanding cannot be deduced with any measure of certainty.</text:p>
      <text:p text:style-name="P6"><text:span text:style-name="T19">Yet evolutionists still attempt the impossible, adorning various discoveries with fictitious interpretations and inventing various scenarios. Producing fantasies by distorting the facts is something that is actually criticized by some evolutionists themselves! They have even given this approach the name of </text:span><text:span text:style-name="T18">"Just So Stories." </text:span></text:p>
      <text:p text:style-name="P7">That term appears in a criticism by the famous evolutionist paleontologist Stephen Jay Gould, which term he borrowed from the 1902 book of the same name by the British writer and poet Rudyard Kipling (1865-1936). In this book of tales intended for children, Kipling told a number of imaginative stories about how living things might have acquired their various organs and attributes. About the elephant's trunk, for example, he wrote this: </text:p>
      <text:p text:style-name="P3">In the High and Far-Off Times the Elephant, O Best Beloved, had no trunk. He had only a blackish, bulgy nose . . . But there was one Elephant—a new Elephant, an Elephant's Child—who was full of satiable curiosity . . . So he went on . . .till he trod on what he thought was a log of wood at the very edge of the great grey-green, greasy Limpopo River, all set about with fever-trees. But it was really the Crocodile . . . Then the Elephant's Child put his head down close to the Crocodile's musky, tusky mouth, and the Crocodile caught him by his little nose . . . Then the Elephant's Child sat back on his little haunches, and pulled, and pulled, and pulled, and his nose began to stretch. And the Crocodile floundered into the water, making it all creamy with great sweeps of his tail, and he pulled, and pulled, and pulled. 38</text:p>
      <text:p text:style-name="P7">Gould and certain other evolutionist scientists have criticized the literature for filling itself with similar scenarios, with no supporting evidence to back them up. The same applies to those who attempt to explain the development of societies in terms of the theory of evolution. Like Kipling's tales, the Just So Stories of evolutionist social scientists rely solely upon imagination. Indeed, consider a history of mankind based on societies whose supposed forerunners were only able to grunt and use crude stone tools, lived in caves, and survived by hunting and gathering, and who, as subsequently developed, began engaging in agriculture, and later began using metals, and began establishing social relationships as their mental powers increased. That "history" is no different from the story of how the elephant got its trunk.</text:p>
      <text:p text:style-name="P7"><text:soft-page-break/>Gould describes this unscientific approach: </text:p>
      <text:p text:style-name="P3">Scientists know that these tales are stories; unfortunately, they are presented in the professional literature where they are taken too seriously and literally. Then they become "facts" and enter the popular literature. . . 39</text:p>
      <text:p text:style-name="P7">In addition, Gould also states that these tales prove nothing in terms of the evolutionary theory:</text:p>
      <text:p text:style-name="P3">These tales, in the "just-so story" tradition of evolutionary natural history, do not prove anything. But the weight of these, and many similar cases, wore down my faith in gradualism long ago. More inventive minds may yet save it, but concepts salvaged only by facile speculation do not appeal much to me. 40</text:p>
      <text:p text:style-name="P7"/>
      <text:h text:style-name="P30" text:outline-level="2">Newgrange</text:h>
      <text:p text:style-name="P7">This monumental grave near Dublin is agreed to have been built around 3,200 BCE. Newgrange was already old at a time before Egypt's civilization had come into existence, and before the birth of Babylonian and Cretan civilizations. Stonehenge, one of the most famous stone structures in the world, had not yet been built. Research has shown that Newgrange was not only a grave, but that its builders possessed a comprehensive knowledge of astronomy—and possessed engineering techniques and architectural knowledge worthy of emphasis.</text:p>
      <text:p text:style-name="P7">A great many archaeologists describe Newgrange as a technical miracle. For example, the dome atop the structure is an engineering marvel all by itself. The single stones, heavy at the bottom and lighter on the upper parts, have been placed on top of one another so expertly that each one protrudes slightly from the one beneath it. From this, a hexagonal 6-meter-high chimney rises above the central part of the structure. On top of the chimney is a stone lid that can be opened or closed at will.</text:p>
      <text:p text:style-name="P7">Obviously, this giant structure was built by people with an excellent understanding of engineering, able to calculate accurately, plan correctly, transport heavy loads of stone, and make good use of their construction know-how. Evolutionists can shed no light on how this structure was erected because, according to their unrealistic view, people of that time labored under primitive and backward conditions. But it's impossible for such an enormous monument to have been built by anyone lacking a sophisticated knowledge of engineering and construction.</text:p>
      <text:p text:style-name="P7">The structure's astronomical features alone are astonishing. This giant monument has been constructed in such a way that at winter solstice, it gives rise to an impressive light show. Shortly after daybreak on the shortest day of the year, a shaft of sunlight illuminates the <text:soft-page-break/>Newgrange burial chamber. At this point, a perfect play of light occurs. Rays from the rising sun pass through a narrow opening on the bottom of the roof box over the entrance and shine down the passage to the inner chamber. All the stone blocks are placed at angles that allow the light to reach them and be reflected off them—one vital factor that makes this entire light show possible. </text:p>
      <text:p text:style-name="P7">You can see, therefore, that the builders of this giant structure not only had a knowledge of engineering, but also possessed a knowledge of astronomy that let them calculate the length of days and the movements of the Sun.</text:p>
      <text:p text:style-name="P7">Newgrange is just one of many stone structures of that period surviving in that region. From looking at this structure, you can conclude that it was made by people with a deep accumulation of knowledge, using advanced techniques and methods. What interpretation can be made regarding the kind of lives those people led? The people who built such a structure may well have lived in comfortable, civilized surroundings. If they had a knowledge of astronomy and sufficient expertise to interpret those observations correctly, their daily lives must have been similarly civilized, in direct proportion to that accumulation of knowledge. This stone monument may be the only surviving building from a society that lived in comfortable homes, had well-maintained gardens, received treatment in good hospitals, engaged in commercial activity, regarded art and literature and enjoyed a broad, important cultural heritage. All these are realistic interpretations about the people who built this stone monument, based on the archaeological findings and the historical facts. Yet evolutionists, accustomed to thinking only along materialist lines, prefer to relate stories that are the product of specific dogmas, rather than make rational interpretations compatible with science. However, their stories can never express a definitive, true explanation.</text:p>
      <text:p text:style-name="P7"/>
      <text:p text:style-name="P12">Stonehenge</text:p>
      <text:p text:style-name="P7">Stonehenge, a monument that stands in England, consists of some 30 large stone blocks arranged in a circle. Each of these blocks is an average of 4.5 meters (15 feet)high and weighs an average of 25 tons. The monument has attracted the attention of a great many researchers, and many theories have been proposed as to how and why it was erected. What matters here is not which (if any) of these theories is actually correct, but that this monument yet again invalidates the theory of "evolution" in the history of mankind.</text:p>
      <text:p text:style-name="P6"><text:span text:style-name="T19">Research reveals that Stonehenge was built in three main stages, beginning in about 2,800 BCE. In other words, the history of its construction goes back some 5,000 years. The initial stage of building </text:span><text:soft-page-break/><text:span text:style-name="T19">included the digging of a ditch, bank and some round pits in the chalk. In the second stage, some 80 bluestones were set up in two rings around the center of the site and a heel stone was erected outside this. Later, an outer circle of giant sarsen stones was formed, with a continuous run of lintels. </text:span></text:p>
      <text:p text:style-name="P6"><text:span text:style-name="T19">One of the most noteworthy aspects of this monument is the bluestones used in it, because there are no sources of such stones anywhere nearby. These stones were imported to the site from the Preseli</text:span><text:span text:style-name="T32"> </text:span><text:span text:style-name="T19">Mountains—some 380 kilometers (240 miles)away. If, as evolutionist historians claim, the people of that time lived under primitive conditions, with the only tools at their disposal being wooden cranks, timber rafts and stone axes, then how could they transport these stones all the way to the region where Stonehenge now stands? This question cannot be answered by scenarios that are mere figments of conjecture.</text:span></text:p>
      <text:p text:style-name="P7">One group of researchers tried to transport bluestones as far as Stonehenge by reconstructing the equipment supposedly used at the time. To that end, they used wooden cranks, built a raft able to carry stones of an equivalent size by lashing three rafts together, moved the raft upriver using wooden poles, and then finally tried to move the stones uphill using crudely manufactured wheels. But their efforts were in vain. This was just one of the experiments carried out in order to establish how the bluestones might have been transported as far as where Stonehenge lies now. Many others have been performed, and investigators have attempted to understand what method of transportation the people of the time might have used. Yet none of these attempts came anywhere near achieving success, because they were all carried out under the misapprehension that the people who built Stonehenge had a backward culture and used only crude implements made of stone and wood. </text:p>
      <text:p text:style-name="P7">Another point that needs emphasis is that the experiments in question benefited from present-day technology. They used various models produced in naval shipyards, employed ropes produced in high-tech factories, and made detailed plans and calculations. Yet even so, they obtained no positive results. However, people living some 5,000 years ago transported these stones, weighing many tons each, and arranged them in a circle by calculating their exact geographical positions. Clearly, they did not accomplish all this with stone tools, rafts made of logs and cranks made of timber. Stonehenge and the many other megaliths were built using some technology we are unable even to guess at today. </text:p>
      <text:p text:style-name="P7"/>
      <text:p text:style-name="P12"><text:soft-page-break/>The Astonishing Remains in the City of Tiahuanaco</text:p>
      <text:p text:style-name="P7">At about 4,000 meters (13,000 feet)above sea level, in the Andes Mountains between Bolivia and Peru, the city of Tiahuanaco is full of ruins that stun visitors. The region is regarded as one of the archaeological marvels of South America, indeed, of the entire world.</text:p>
      <text:p text:style-name="P7">One of the most astonishing remains in Tiahuanaco is a calendar that shows the equinoxes, the seasons, and the position of the Moon at every hour and its motions. This calendar is one of the proofs that the people living there possessed a highly advanced technology. Among the other astonishing remains in Tiahuanaco are monuments made out of huge stone blocks, some of them weighing as much as 100 tons. </text:p>
      <text:p text:style-name="P6"><text:span text:style-name="T19">A </text:span><text:span text:style-name="T23">Reader's Digest</text:span><text:span text:style-name="T19"> author wrote, </text:span><text:span text:style-name="T23">". . . the best engineers of today still ask themselves whether they could cut and move huge masses of rock such as those used to build the city. The giant blocks look almost as though a die were used to cut them. . ."</text:span><text:span text:style-name="T19"> 41</text:span></text:p>
      <text:p text:style-name="P7">For example, the city walls were built by placing blocks weighing 60 tons on top of other blocks of sandstone weighing some 100 tons. The stoneworking used to build these walls required enormous expertise. Huge square blocks were joined together with accurate grooves. Holes 2.5 meters (8 feet)long have been opened in blocks weighing 10 tons. In some parts of the ruins, there are stone water conduits 1.8 meters (6 feet)long and half a meter (1.5 feet)wide. These are of a regularity which is seldom equaled even today. It's impossible for these people to have produced these works in the absence of technological means, in the way that evolutionists claim. That is because under the allegedly primitive conditions, it would take longer than a human lifespan to produce just one of these structures. That in turn would mean that it took centuries to create Tiahuanaco, which alone shows that the evolutionist thesis is false.</text:p>
      <text:p text:style-name="P7">One of the most noteworthy monuments in Tiahuanaco is the so-called Gate of the Sun. Made out of a single block, it is 3 meters (10 feet) high and 5 meters (16.5 feet) wide and is estimated to weigh more than 10 tons. The gate has been decorated with various carvings. No explanation can be given as to what methods were used to construct the gate. What kind of technology was employed in the building of such an impressive structure? How were blocks of stone weighing 10 tons extracted, and by what means were they transported from the stone quarries? It is clear that all these things were achieved using more than just simple tools and equipment, of the kind alleged by evolutionists.</text:p>
      <text:p text:style-name="P7">When you also consider the geographical conditions of the region where Tiahuanaco stands, the whole feat assumes even more astonishing proportions. The city is many kilometers away from any <text:soft-page-break/>normal settlement areas and stands on a high plateau some 4,000 meters (13,000 feet)high, where atmospheric pressure is around only half that at sea level. The greatly reduced oxygen level here would make tasks requiring a human workforce even more difficult.</text:p>
      <text:p text:style-name="P7">All this goes to show that, as in many other regions of the world, advanced civilizations existed here in the past—which invalidates the thesis that the societies always "evolve" towards more advanced states.</text:p>
      <text:p text:style-name="P7"/>
      <text:h text:style-name="P30" text:outline-level="2">Ancient Egypt: A Magnificent Civilization </text:h>
      <text:h text:style-name="P30" text:outline-level="2">in Terms of Art and Science </text:h>
      <text:p text:style-name="P7">In one of the most magnificent civilizations in terms of art and science founded by humankind, the Ancient Egyptians possessed more knowledge and experience than could have been possible, had they been the "heirs" or continuation of some primitive society. Among the Egyptians, members of a deviant, pagan religion, there were Jewish workmen with a knowledge of art, which had its origins in the times of Prophets Noah and Abraham (peace be upon them). These skilled people used the knowledge they had learned from the days of the past prophets.</text:p>
      <text:p text:style-name="P7">The achievements of the Egyptians have still not been duplicated in many parts of the world today. In various parts of Asia, South America, or Africa, including Egypt itself, a life way beyond the level of the past civilization is still led. The civilization of Ancient Egypt, which registered such great successes especially in medicine, anatomy, urban planning, architecture, fine arts and textiles, is today studied by scientists with great awe and amazement.</text:p>
      <text:p text:style-name="P7"/>
      <text:h text:style-name="P30" text:outline-level="2">The Origins of Ancient Egyptian Medicine</text:h>
      <text:p text:style-name="P7">The sophistication achieved by physicians in Ancient Egypt is quite amazing. Findings obtained from excavations have amazed archaeologists, because no historian expected such a highly developed technology in a civilization that existed in the 3,000s BCE. </text:p>
      <text:p text:style-name="P7">X-ray analysis of mummies has revealed that brain surgery was performed in Ancient Egypt. 43 What is more, these operations were carried out using highly professional techniques. When mummy skulls that underwent surgery are examined, it can be seen that the incisions of the surgery have been cut very neatly. Skull bones that have fused back together prove that the patients survived long after such operations. 44 </text:p>
      <text:p text:style-name="P6"><text:span text:style-name="T19">Another example concerns various medicines. Giant strides were made in medicine in the 19</text:span><text:span text:style-name="T34">th</text:span><text:span text:style-name="T19"> century due to the rapid progress made in experimental science, including the discovery of antibiotics. Yet the word </text:span><text:soft-page-break/><text:span text:style-name="T19">"discovery" is not strictly accurate, because many of these techniques had already been known to the Ancient Egyptians.45 </text:span></text:p>
      <text:p text:style-name="P7">Some of the most important evidence of just how advanced the Egyptians were in science and anatomy lies in the mummies they left behind them. They used hundreds of different techniques in the process of mummification, which permits the bodies of living things to be preserved for thousands of years.</text:p>
      <text:p text:style-name="P7">The mummification process is highly complex. First, the brain and some of the internal organs of the deceased were removed using special instruments. The next stage in the procedure involved dehydrating the body for 40 days with natron. (Natron is a mineral salt, primarily a mixture of sodium bicarbonate and sodium carbonate with small amounts of sodium chloride and sodium sulfate.) After the excessive body fluids were reduced, the body cavity was then stuffed with linen, sand or sawdust. The skin was anointed with special herbal preparations and then coated with liquid resin to further preserve it. Finally the body was carefully wrapped in linen bandages. 46 </text:p>
      <text:p text:style-name="P7">Mummification, carried out without damaging the shape of the body and by extracting all the deceased's internal organs, shows that those who performed it possessed a sufficient knowledge of anatomy to know the position of all the various organs.</text:p>
      <text:p text:style-name="P7">Quite apart from the techniques of mummification, the Egyptians of 5,000 years ago enjoyed a wide range of other medical sophistication. For example: </text:p>
      <text:p text:style-name="P7">-The priests involved in medicine in Egypt treated many diseases in their temples. Just as today, Egyptian doctors specialized in various fields of medicine. Every doctor, provided services in his own specialty. </text:p>
      <text:p text:style-name="P7">-Doctors in Egypt were supervised by the state. If the patient failed to recover or died, the state would investigate the reasons why and determine whether the method of treatment employed by the doctor conformed to the rules. If any oversight was found to have taken place during treatment, the doctor was penalized within the framework of the law.</text:p>
      <text:p text:style-name="P7">-Every temple possessed a well-equipped laboratory in which medicines were prepared and stored. </text:p>
      <text:p text:style-name="P7">-The first steps in pharmacology, and the use of bandages and compresses, go back to Ancient Egyptian times. The Smith Papyrus (which is wholly concerned with medicine) describes how adhesive strips of linen—an ideal material for making bandages—were used to cover wounds. </text:p>
      <text:p text:style-name="P7">-Archaeological findings have revealed a detailed picture of medical practices in Egypt. In addition, the names and titles of more than 100 doctors specializing in their own fields have been discovered.</text:p>
      <text:p text:style-name="P7"><text:soft-page-break/>-In reliefs on a wall of the temple at Kom Ombo, a box of surgical instruments is carved. This box contained metal shears, surgical knives, saws, probes, spatulas, small hooks and forceps.</text:p>
      <text:p text:style-name="P7">-The techniques employed were numerous and varied. Breaks and fractures were set, splints employed and wounds closed with stitches. Fractures that healed after treatment with great success have been found in many mummies.</text:p>
      <text:p text:style-name="P7">-Although no trace of surgical scars has been found in mummies, there are 13 references to wound suturing in the Smith Papyrus. This indicates that the Egyptians managed proper wound suturing, employing linen thread. The needles were in all probability made out of copper.</text:p>
      <text:p text:style-name="P7">-Egyptian doctors were able to distinguish between sterile wounds and infected ones. They used a mixture of ibex fat, fir oil and crushed peas to clean infected wounds.</text:p>
      <text:p text:style-name="P7">-Penicillin and antibiotics were discovered relatively recently. However, the Ancient Egyptians used the first organic versions of these and other different types of antibiotic, and wrote prescriptions suited to various types of disease. 47 </text:p>
      <text:p text:style-name="P7">Along with these major strides in medicine, excavations have also revealed that the Egyptians were very interested in such subjects as urban planning and architecture.</text:p>
      <text:p text:style-name="P17"/>
      <text:h text:style-name="P30" text:outline-level="2">Advanced Metallurgy in Ancient Egypt</text:h>
      <text:p text:style-name="P7">In the general sense, metallurgy is the branch of science and technology involving the refining from raw materials, shaping and preservation of metals and their compounds. An examination of Ancient Egyptian civilization shows that between 3,000 and 3,500 years ago, the Egyptians had become expert at extracting and working various minerals and metals, especially gold, copper and iron. Their highly developed metallurgy shows that the Egyptians were advanced in finding, extracting and working ores, and had a highly developed knowledge of chemistry. </text:p>
      <text:p text:style-name="P7">Archaeological research has revealed that the Egyptians were producing detailed work on copper ore and producing metallic compounds in around 3,400 BCE. In the Fourth Dynasty (around 2,900 BCE), mining research and operations were monitored by very high-ranking officials and are known to have been supervised by Pharaoh's sons. </text:p>
      <text:p text:style-name="P7">In addition to copper, the Ancient Egyptians often used iron. Tin was used to create bronze, and cobalt to color glass. Metals not naturally occurring in Egypt were imported from other regions, particularly from Persia. </text:p>
      <text:p text:style-name="P6"><text:soft-page-break/><text:span text:style-name="T19">Their most frequently used and highly prized metal was gold. Hundreds of gold mines have been discovered in Egypt and parts of modern-day Sudan. One papyrus dating back to the 14th century BCE contains the plans of a gold mine near Apollinopolis, revealing the Ancient Egyptians' professionalism on the subject. The papyrus describes the construction of more than 1,300 dwellings around the mine just to accommodate those working in it. From this, the importance of goldsmithing and the art of jewelry in Ancient Egypt is apparent. Indeed, the hundreds of decorative golden objects </text:span><text:span text:style-name="T38">dis</text:span></text:p>
      <text:p text:style-name="P5"><text:s/>alloys.</text:p>
      <text:h text:style-name="P30" text:outline-level="2">Ancient Egyptian Urban Planning and Infrastructure </text:h>
      <text:p text:style-name="P7">Egypt's arid climate has left behind many clues to their civilization, evidencing that ancient Egyptian cities had a highly developed infrastructure. </text:p>
      <text:p text:style-name="P7">Certainly a highly developed infrastructure shows that those who built these cities had an advanced knowledge of architecture and engineering.How far down underground foundations need to be dug, where the supporting beams need to be placed, how an effective ventilation system needs to be planned, the arrangement of pathways for clean and dirty water so they do not mix, and a great many other details must be considered. And, most important of all, no errors can be made in any of them. The Egyptians knew all these techniques, and the buildings they left behind prove this.</text:p>
      <text:p text:style-name="P7">The architectural techniques they used in the 3,000s BCE were exceedingly professional and intended to resolve difficulties and problems of infrastructure. Water is of great importance to an arid country like Egypt. In fact, they found permanent solutions to the problem, including the tanks they built in which to store water.</text:p>
      <text:p text:style-name="P7">A large reserve of water discovered in the Fayum oasis depression is one of these. The Egyptians also built some artificial lakes to ensure that life could continue in specific regions. These small lakes collected water from the Nile, making possible an advanced civilization in the Egyptian desert. They constructed Lake Moeris, 80 kilometers (50 miles) southwest of present-day Cairo, for the purpose of storing water from the River Nile by means of a canal. Settlements and temples were constructed near this reservoir. 48 </text:p>
      <text:p text:style-name="P7">The Egyptians' knowledge of medicine, urban planning, and engineering and how it should be put into practice are just some of the evidence of the exceptionally advanced civilization that they possessed. Their knowledge and the measures they implemented once again refute the thesis that societies progress from a primitive state to a civilized one. A society that existed 5,000 years ago possessed a more advanced level <text:soft-page-break/>of civilization than some communities living in the same country today, something that cannot be explained in terms of "evolutionary progress." There's also no doubt that during the time when the Egyptians were enjoying their advanced civilization, there were more backward communities with people living under more primitive conditions in Africa and other parts of the world. Yet none of these individuals had any features that were less than human, nor any supposedly ape-like traits. The Egyptians, other people living in primitive conditions at the same period, as well as them and human communities that existed hundreds of thousands of years ago, have all been as entirely human as present-day Man, in all respects. Some communities may have lived in more advanced conditions and others in more backward ones, but this does not show, as Darwinists maintain, that they are descended from apes or that one race evolved from another. Such an interpretation is a violation of science, reason and logic.</text:p>
      <text:p text:style-name="P7"/>
      <text:h text:style-name="P30" text:outline-level="2">Ancient Egyptians' Achievements in Textiles</text:h>
      <text:p text:style-name="P6"><text:span text:style-name="T19">It can be seen from fragments of linen cloth that have survived from 2,500 BCE that the Egyptians produced very high-quality fabrics, in terms of both materials and weaving. Most important of all, however, are the details in the weaving of the cloth. In 2,500 BCE, the Ancient Egyptians were producing delicate fibers of the kind that are made today in machinery equipped with advanced technology, which linen was used for wrapping around mummies. The delicate weaving of these fabrics has amazed Egyptologists. 49 These specimens are so fine that one needs a magnifying glass to distinguish</text:span><text:span text:style-name="T38"> </text:span><text:span text:style-name="T19">them from silk, and this fabric is comparable with the best work of the present-day machine loom. 50 Even today these fabrics are renowned for their quality, and the Egyptian linen made today owes its fame to the weavers who lived in the 2,000s BCE. </text:span></text:p>
      <text:p text:style-name="P5"/>
      <text:h text:style-name="P30" text:outline-level="2">An Advanced Level of Mathematics</text:h>
      <text:p text:style-name="P7">Numbers were used in Ancient Egypt from very early times. Papyruses from 2,000 BCE describing mathematical problems have been found. The four most referred to documents are known as the Kahun fragments, and Berlin, Moscow and Rhind papyruses. These documents state, with examples, the bases on which measurements are made. The Egyptians knew that a triangle whose sides measure 3:4:5 is a right triangle, and made use of this knowledge (which is now called the Pythagoras Theorem) in their construction calculations. 51 </text:p>
      <text:p text:style-name="P7">In addition, the Egyptians knew the difference between planets and stars. They added the stars, some of which are very hard to see with the naked eye, to their studies of astronomy.</text:p>
      <text:p text:style-name="P7"><text:soft-page-break/>And since the Egyptians' lives were dependent on the Nile, they had to check its level during its annual floods. The ruler had a "Nilometer" made to measure the height of the river waters, and appointed officials for that purpose. 52 </text:p>
      <text:p text:style-name="P7"/>
      <text:h text:style-name="P30" text:outline-level="2">A Construction Technology Full of Secrets</text:h>
      <text:p text:style-name="P7">The most important structures built in Ancient Egypt, at which visitors still gaze in wonder today, are the mysterious pyramids. The most magnificent of them is the Great Pyramid, regarded as the largest stone edifice constructed in the world to date. Historians and archaeologists since the time of Herodotus have put forward various theories as to how this pyramid was built. Some have maintained that slaves were used in its construction and have suggested several different possible techniques, from the ramp technique to a terraced pyramid. The complete picture that emerges from these hypothetical methods is this: </text:p>
      <text:p text:style-name="P7">-Had this pyramid been built by slaves, then their number would be extraordinarily high, in the range of 240,000.</text:p>
      <text:p text:style-name="P7">-Had a ramp been built to construct the pyramid, then it would have taken some eight years to dismantle this ramp after the pyramid was completed. This theory, according to the Danish civil engineer Garde-Hanson, is ridiculous, because once the ramp had been torn down, giant rough blocks would have been left over. Yet no such evidence is to be seen anywhere. 53</text:p>
      <text:p text:style-name="P6"><text:span text:style-name="T19">Stating that Garde-Hanson has considered aspects underestimated by other theoreticians, Moustafa Gadalla, in his book </text:span><text:span text:style-name="T23">Historical Deception: The Untold Story of Ancient Egypt</text:span><text:span text:style-name="T19">, goes on to say: </text:span></text:p>
      <text:p text:style-name="P3">Try to visualize the staggering figures as you visit the pyramid: 4,000 year-round quarrymen producing 330 blocks per day. During inundation season, 4,000 blocks per day are transported to the Nile, ferried across, hauled up the ramp to the Giza plateau, and set into place in the core—a rate of 6.67 blocks per minute! Imagine 6.67 blocks every 60 seconds! 54 </text:p>
      <text:p text:style-name="P7">-In addition, bear in mind the fact that the surface area of each pyramid face is some 5.5 acres. Then some 115,000 casing stones were needed for each surface. These stones have been so scrupulously laid in place that the gaps between them are too small to permit even a piece of paper to fit between them. 55 </text:p>
      <text:p text:style-name="P7">These are just some of the objections that show that the secrets regarding the construction of the pyramids have still not been resolved by the twenty-first-century science and technology.</text:p>
      <text:p text:style-name="P17"/>
      <text:h text:style-name="P30" text:outline-level="2"><text:soft-page-break/>If One Wished to Rebuild the Pyramids ... </text:h>
      <text:p text:style-name="P7">In 1978, the Indiana Limestone Institute of America, Inc.—one of the world's leading authorities on limestone—carried out a thought-provoking feasibility study to learn what size workforce and what kind of materials would be needed to build a pyramid similar to the Great Pyramid of Giza. The company officials described the difficulty involved, noting that if they tripled present-day average production, quarrying, fabricating and shipping such a quantity of limestone would take approximately 27 years. In addition, all this work would be done using modern American technology—in other words, hydraulic hammers and electrical crystal-headed saws. Enormous effort would be needed just to quarry and transport the limestone, not including the laboratory tests necessary for the building of the Pyramid, nor any other such preparatory work. 57 </text:p>
      <text:p text:style-name="P7">So how did the Ancient Egyptians build these giant pyramids? By what power, with what machinery, by what techniques were the rock terraces set out? By what means were the rock tombs carved out? How was lighting provided during construction? (No staining or soot has been found on the walls or ceilings inside the pyramids and tombs.) How were blocks of stone removed from the quarries, and how were the differently shaped faces of the blocks smoothed? How were these blocks, weighing several tons, transported, and how were they fit together to an accuracy of 1/1000 of a centimeter? The list of questions could be a lot longer. Can they be answered in a logical and rational way through the evolutionist misconception of mankind's history? Of course not!</text:p>
      <text:p text:style-name="P7">With their art, medicine and culture, the Ancient Egyptians produced a giant civilization. The works they left behind, the medical therapies they used and the accumulated knowledge and experience they possessed are some of the most important proofs of this. Some scientists today even claim that the works produced by the Egyptians—for whom, according to the evolution of history thesis, the building of pyramids must have been exceedingly difficult—were actually made by extraterrestrial visitors. </text:p>
      <text:p text:style-name="P7">Of course, any such claim is exceptionally irrational and illogical. Yet evolutionists hide behind it since all their demagoguery is unable to provide a better explanation. First and foremost, there is not the slightest evidence to support their claim. When evolutionists realize that they cannot produce any explanation based on chance or imaginary evolutionary process, they immediately hide behind the idea of "visitors from space." Indeed, they came up with this ridiculous idea when they realized that the DNA in the cell nucleus and the first protein, representing the fundamental building block of life, had far too complex and extraordinary structures to have arisen by chance from inanimate <text:soft-page-break/>substances. And so, visitors from space must have brought the first living organism to the Earth and left it behind. This ridiculous claim is one of the telltale signs of the despairing position evolutionists find themselves in.</text:p>
      <text:p text:style-name="P7">The civilization in ancient Egypt—and all the other civilizations down through history—were all founded by people possessed of reason and will. Today, we are amazed by artifacts dating back to 3,000 BCE, and scientists and experts in the field debate how these could have been created. But what really matters is that the civilization of 5,000 years ago, whose traces can be seen today, was obviously built with an experience and sophisticated knowledge accumulated over thousands of years. In other words, the roots of this ancient civilization go back even further. That means that in the very earliest times there were no primitive, half-animal humans lacking the power of speech, and living solely by hunting, as is claimed by proponents of the evolution of history. Ever since the first human was created, Man has enjoyed the same human characteristics such as intelligence, conception of beauty, understanding, consciousness and moral values, as does Man today.</text:p>
      <text:h text:style-name="P33" text:outline-level="2">The Sumerian Civilization</text:h>
      <text:p text:style-name="P8">In describing the supposed "evolutionary march" of the history of mankind, Darwinist scientists are quite helpless on another subject: Man's mind, by which mankind has built universities, hospitals, factories and states, composed music, held the Olympic Games and traveled into space—in short, one of the most important characteristics that makes Man what he is.</text:p>
      <text:p text:style-name="P7">Evolutionists maintain that human mind assumed its present capacities by evolving after Man diverged from chimpanzees, our so-called closest living relative. They ascribe the alleged leaps that took place in the mind's evolution to random changes occurring in the brain, and to the improving effect of tool-making skills. You'll frequently encounter such claims in television documentaries and in articles in magazines and newspapers, telling tall tales concerning ape-men who first learned how to make knives out of stone, and then spears. But this propaganda is not valid. Although they attempt to portray the scenarios they set out as scientific, they are actually based solely upon Darwinist preconceptions, and completely unscientific. The most important point of all is that human mind cannot be reduced to matter. By documenting the invalidity of materialism, this fact alone totally undermines any claims regarding the evolution of mind.</text:p>
      <text:p text:style-name="P6"><text:span text:style-name="T19">Evolutionists maintain that mind emerged through evolution, but they have no means of experiencing what a primitive level of intelligence is like, nor of replicating the conditions in the supposed evolutionary process. Despite his being an evolutionist, Henry Gee, editor of </text:span><text:span text:style-name="T23">Nature</text:span><text:span text:style-name="T19"> magazine, well known for its evolutionist content, openly admits the unscientific nature of such claims: </text:span></text:p>
      <text:p text:style-name="P3">For example, the evolution of Man is said to have been driven by improvements in posture, brain size, and the coordination between hand and eye, which led to technological achievements such as fire, the manufacture of tools, and the use of language. But such scenarios are subjective. They can never be tested by experiment, and so they are unscientific. They rely for their currency not on scientific test, but on assertion and the authority of their presentation. 61</text:p>
      <text:p text:style-name="P7">Besides being unscientific, such scenarios are also logically invalid. Evolutionists maintain that thanks to the intellect that supposedly emerged through evolution, the ability to use tools emerged and developed, thanks to which, in turn, intelligence developed. Yet such a development is possible only when human intelligence is already present. According to this account, the question of whether technology or mind first emerged through evolution goes unanswered.</text:p>
      <text:p text:style-name="P7">Phillip Johnson, one of the most effective critics of Darwinism, writes this on the subject: </text:p>
      <text:p text:style-name="P43"><text:soft-page-break/>A theory that is the product of a mind can never adequately explain the mind that produced the theory. The story of the great scientific mind that discovers absolute truth is satisfying only so long as we accept the mind itself as a given. Once we try to explain the mind as a product of its own discoveries, we are in a hall of mirrors with no exit. 62 </text:p>
      <text:p text:style-name="P7">The fact that Darwinists are quite unable to account for their own human minds reveals that the claims they make about Man's cultural and social history are also invalid. Indeed, all the facts and findings we have reviewed so far makes Darwinists' claims regarding the "evolution of history" totally meaningless. </text:p>
      <text:p text:style-name="P7">Contrary to what evolutionists claim, the history of mankind is full of proofs that ancient peoples possessed far superior technologies and civilizations than had been believed. One of these civilizations is that of the Sumerians. The artifacts they left behind are some of the proofs of the accumulated knowledge possessed by mankind thousands of years ago.</text:p>
      <text:p text:style-name="P7"/>
      <text:h text:style-name="P30" text:outline-level="2">The Sumerians: An Advanced Civilization</text:h>
      <text:p text:style-name="P6"><text:span text:style-name="T23">Mesopotamia</text:span><text:span text:style-name="T19"> means "between rivers" in Greek. This region is one of the most fertile in the world, which has made it the cradle of great civilizations.</text:span></text:p>
      <text:p text:style-name="P7">One group of people who emerged from south of these lands—from the region now known as Kuwait and northern Saudi Arabia—spoke a different language from other communities, lived in cities, were ruled by a monarchy based on a legal structure, and used writing. These were the Sumerians, who developed rapidly by founding great city-states from 3,000 BCE on, and brought great numbers of people under their sway. 63 </text:p>
      <text:p text:style-name="P7">At a later date, the Sumerians were defeated by the Akkadians and passed under their yoke. However, by adopting the Sumerians' culture, religion, art, law, state structure and literature, the Akkadians enabled civilization to preserve in Mesopotamia.</text:p>
      <text:p text:style-name="P7">In their time, the Sumerians made significant developments in all fields, from technology to art and from law to literature. They had well-developed trade and a powerful economy. Bronze work, wheeled vehicles, sailing boats, statues and monumental structures are some of the evidence of their rapid progress that has survived to the present day. In addition, the Sumerians are known to have possessed many handcrafts that have not survived. The weaving and dyeing of wool—an important export commodity for Mesopotamian cities—can be cited as one of their developed lesser arts. 64</text:p>
      <text:p text:style-name="P7">The Sumerians also had a developed social structure. Their state was a monarchical one, with the priest-king ruling with the help of a series of officials. After the harvest, these would share the produce <text:soft-page-break/>among the people, and visit and inspect the fields. Bureaucracy formed the basis of the Sumerian administrative system. The priest in every region would assume responsibility for the people living there and thus ensure that food was equitably distributed, in big cities especially. Work carried out by the priests was recorded and archived.</text:p>
      <text:p text:style-name="P7">In the social, artistic, scientific and economic spheres, the Sumerians, who lived some 5,000 years before our own time, are at total variance with the evolutionist model of Man supposedly advancing from the primitive to the developed. The great civilization built by the Sumerians was not only exceedingly advanced for its own time, but also considerably advanced in comparison to a great many societies of our day. This level of cultural development cannot be explained by evolutionist claims of human beings first ridding themselves of ape-like features, including communication in grunts, then beginning to socialize and raise animals, and only just learning about agriculture. It is clear that human beings have always been human, with all their intelligence, abilities and tastes, in all periods of history. The images of ape-men sitting by the fire in caves and spending their days making crude stone implements, as so frequently depicted by evolutionists, are entirely fictitious, and conflict with all historical, archaeological and scientific evidence.</text:p>
      <text:p text:style-name="P7"/>
      <text:p text:style-name="P19">Sumerian Science</text:p>
      <text:p text:style-name="P7">The Sumerians had their own number system. Instead of the present-day base-10 system (decimal), they constructed a mathematical system based on the number 60 (sexagesimal). Their system still occupies an important place in our own day, in the way that we have 60 minutes in an hour, and 60 seconds in a minute, and 360 degrees in a circle. For these reasons, the Sumerians, whose mathematical knowledge produced the first geometrical and algebraic formulae, are regarded as the founders of modern mathematics.</text:p>
      <text:p text:style-name="P7">In addition, the Sumerians attained a rather advanced level in astronomy, and their calculations of the years, months and days were almost exactly the same as ours. The Sumerian calendar, with its year consisting of 12 months, was also used by the Ancient Egyptians, the Greeks and a number of Semitic societies. According to this calendar, a year consisted of two seasons—summer and winter. Summer began on the vernal equinox, and winter on the autumnal equinox.</text:p>
      <text:p text:style-name="P7">The Sumerians also studied the heavens from towers they referred to as "ziggurats." 65 They were able to predict solar and lunar eclipses, as can be seen clearly in a number of records. To record their astronomical discoveries, the Sumerians made charts of a great many constellations of stars. In addition to the Sun and Moon, they also studied <text:soft-page-break/>and noted the movements of Mercury, Venus, Mars, Jupiter and Saturn. The calculations that the Sumerians produced 5,000 years ago have now been confirmed by the images sent back to Earth by spacecraft. </text:p>
      <text:p text:style-name="P7">No doubt this is in complete conflict with claims of the evolution of history. We are looking at information originally discovered 5,000 years ago, which we have reacquired only recently thanks to giant telescopes, advanced computers and technology of various kinds. That being the case, evolutionist scientists should set aside their preconceptions and act in the light of the scientific and historical facts. That truth shows the invalidity of the idea, advocated by Darwinists, that civilizations always progress from the primitive to the more advanced. A number of ideological concerns underlie the attempt to account for the history of Man—who founds civilizations, composes music, produces works of art, constructs impressive buildings, explores space and makes scientific and technological discoveries—in terms of a supposed process of evolution. The correct approach for scientists is to behave in the light of the facts determined by experiment, discovery and observation, not ideological concerns.</text:p>
      <text:p text:style-name="P7"/>
      <text:p text:style-name="P12">The Nimrud Lens</text:p>
      <text:p text:style-name="P7">A discovery made by the archaeologist Sir John Layard in 1850 raised the question of who actually used the first lens? During a series of excavations in what is now Iraq, Layard discovered a piece of a lens dating back 3,000 years. Currently on display in the British Museum, this fragment shows that the first known lens was used in the days of the Assyrians. Professor Giovanni Pettinato of the University of Rome believes that this rock-crystal lens—which, according to him, is a major discovery shedding considerable light on the history of science—could also explain why the ancient Assyrians knew so much about astronomy, having discovered the planet Saturn and the rings around it. 66 </text:p>
      <text:p text:style-name="P7">To what use was this lens put? That answer may be debatable, but it's still obvious that not all bygone societies lived simple lives, as evolutionist scientists maintain. Past societies made use of science and technology, built deeply-rooted civilizations and enjoyed advanced life styles. Only limited information regarding their daily lives has come down to us today, but practically all we know shows that none of these societies ever underwent evolution.</text:p>
      <text:p text:style-name="P7"/>
      <text:p text:style-name="P12">The Baghdad Battery</text:p>
      <text:p text:style-name="P7">In 1938, the German archaeologist Wilhelm König discovered a vase-like object now known as the "Baghdad Battery." But how was it concluded that this object, some 2,000 years old, was used as a battery? If it actually was used as a battery—which the research carried out <text:soft-page-break/>certainly indicates—then all theories to the effect that civilization always progresses and that societies in the past lived under primitive conditions, will be totally demolished. This earthenware pot, sealed with asphalt or bitumen, contains a cylinder of copper. The bottom of this cylinder is covered with a copper disk. The asphalt stopper holds in place an iron rod, suspended down into the cylinder, without making any contact with it.</text:p>
      <text:p text:style-name="P7">If the pot is filled with an electrolyte, a current-producing battery is the result. This phenomenon is known as an electrochemical reaction, and is not far different from the way that present-day batteries work. During experiments, between 1.5 and 2 volts of electricity was generated by some reconstructions based on the Baghdad Battery.</text:p>
      <text:p text:style-name="P7">This raises a very important question: What was a battery used for 2,000 years ago? Since such a battery existed, obviously there must have been tools and devices that it powered. This once again shows that people living 2,000 years ago possessed far more advanced technology—and by extension, living standards—than was previously thought.</text:p>
      <text:p text:style-name="P43"/>
      <text:p text:style-name="P51"/>
      <text:p text:style-name="P52">The Mayans: Another Civilization That </text:p>
      <text:p text:style-name="P52">Refutes the Idea of the Evolution of History</text:p>
      <text:p text:style-name="P41"/>
      <text:p text:style-name="P7">Almost all evolutionist publications have one thing in common: All of them devote considerable space to imaginary scenarios regarding why some biological structure or characteristic of a living thing might have evolved. The striking factor is that all the stories evolutionists dream up are depicted as scientific fact. The fact is, however, that these accounts are nothing more than Darwinist fairy tales. Evolutionists seek to present the scenarios they come up with as scientific evidence. Yet these accounts are all entirely misleading, of no scientific worth, and can never constitute evidence for evolutionist claims.</text:p>
      <text:p text:style-name="P7">One tale so frequently encountered in the evolutionist literature is that of allegedly ape-like creatures turning into human beings, and of primitive man gradually becoming a social entity. Despite there being no scientific evidence to support them, reconstructions of these supposed primitive human beings—in which they are depicted as walking only semi-upright, grunting, walking together with their "cave-families" or hunting with crude stone tools—are the best known parts of this scenario.</text:p>
      <text:p text:style-name="P7">These reconstructions amount to an invitation to imagine and believe. With them, evolutionists seek to convince people not on the basis of concrete facts, but of fantastic speculation, because these are <text:soft-page-break/>based on their authors' prejudices and preconceptions, rather than on scientific facts.</text:p>
      <text:p text:style-name="P7">Evolutionists have no qualms about keeping these stories in the professional literature, nor about presenting them as if they were scientific truth, even though they are well aware of the erroneous nature of their accounts. However, these scenarios so frequently voiced by evolutionists constitute conjectures, not scientific evidence, for the theory of evolution, because there is no evidence that Man is descended from an ape-like ancestor. In the same way, no archaeological or historical evidence suggests that societies evolve from the primitive to the more advanced. Man has been Man ever since he first came into existence, and has created different civilizations and cultures in all periods of history. One of these civilizations is the Mayan, whose remains still inspire amazement today.</text:p>
      <text:p text:style-name="P7">Historical sources refer to a tall figure in white robes who came to the communities living in this region. According to the information contained on monuments, the belief in a single God spread for a short time, while advances were made in science and art.</text:p>
      <text:p text:style-name="P7"/>
      <text:h text:style-name="P30" text:outline-level="2">The Mayans: Expert Mathematicians</text:h>
      <text:p text:style-name="P7">The Mayans lived in Central America in around 1,000 BCE, at a considerable distance from other advanced civilizations like those in Egypt, Greece and Mesopotamia. The most important features of the Mayans are the scientific advances they made in the fields of astronomy and mathematics, and their complex written language.</text:p>
      <text:p text:style-name="P7">The Mayans' knowledge of time, astronomy and mathematics was a thousand years ahead of that of the Western world at the time. For example, their calculation of the Earth's annual cycle was a great deal more accurate than any other such calculations before the invention of the computer. The Mayans used the mathematical concept of zero a thousand years before its discovery by Western mathematicians, and used far more advanced figures and signs than their contemporaries.</text:p>
      <text:p text:style-name="P7"/>
      <text:h text:style-name="P30" text:outline-level="2">The Mayan Calendar</text:h>
      <text:p text:style-name="P7">The Haab, the civil calendar used by the Mayans, consisting of 365 days, is one of the products of their advanced civilization. Actually, they were aware that a year is slightly longer than 365 days; their estimate was 365.242036 days. In the Gregorian calendar in use today, a year consists of 365.2425 days. 67 As you can see, there's only a very small difference between the two figures—further evidence of the Mayans' expertise in the fields of mathematics and astronomy.</text:p>
      <text:p text:style-name="P7"/>
      <text:h text:style-name="P30" text:outline-level="2"><text:soft-page-break/>The Mayans' Knowledge of Astronomy</text:h>
      <text:p text:style-name="P7">Three books which have come down to us from the Mayans, known as the Maya Codices, contain important information concerning their lives and astronomical knowledge. Of the three—the Madrid Codex, the Paris Codex and the Dresden Codex—the latter is the most important in terms of showing the depth of the Mayan knowledge of astronomy. They possessed a very complex system of writing, of which only less than 30% has been deciphered. Yet even this is enough to show the advanced level of science they attained.</text:p>
      <text:p text:style-name="P7">For example, page 11 of the Dresden Codex contains information about the planet Venus. The Mayans had calculated that the Venusian year lasted 583.92 days, and rounded it up to 584 days. In addition, they produced drawings of the planet's cycle for thousands of years. Two other pages in the codex contain information about Mars, four are about Jupiter and its satellites, and eight pages are devoted to the Moon, Mercury and Saturn, setting out such complicated calculations as the orbits of these planets around the Sun, their relationships with one another, and their relationships with the Earth.</text:p>
      <text:p text:style-name="P7">So accurate was the Mayans' knowledge of astronomy that they were able to determine that one day needed to be subtracted from the Venusian orbit every 6,000 years. How did they acquire such information? That is still a matter of debate for astronomers, astro-physicists and archaeologists. Today, such complex calculations are made with the help of computer technology. Scientists learn about outer space in observatories equipped with all kinds of technical and electrical apparatus. Yet the Mayans acquired their knowledge 2,000 years before the invention of present-day technology. This yet again invalidates the thesis that societies always progress from a primitive to a more advanced state. Many bygone societies had just as advanced a level of civilization as current ones, and sometimes even more so. Many communities today have not yet achieved the levels attained by societies in the past. In short, civilizations sometimes move forwards and at other times backwards, and both advanced and primitive civilizations sometimes exist at the very same time.</text:p>
      <text:p text:style-name="P7"/>
      <text:p text:style-name="P20"><text:span text:style-name="T28">Network of Roads in the </text:span></text:p>
      <text:p text:style-name="P19">Ancient Mayan City of Tikal</text:p>
      <text:p text:style-name="P7">Tikal, one of the oldest Mayan cities, was founded in the 8th century BCE. Archaeological excavations in the city, which stands in wild jungle, have unearthed houses, palaces, pyramids, temples and assembly areas. All these areas are connected to one another by roads. Radar images have shown that in addition to complete drainage system, the city also enjoyed a comprehensive irrigation system. Tikal stands neither by a <text:soft-page-break/>river nor by a lake, and it was found that the city made use of some ten water reservoirs.</text:p>
      <text:p text:style-name="P7">Five main roads lead from Tikal into the jungle. Archaeologists describe them as ceremonial roads. Aerial photographs show that Mayan cities were linked to one another by a large network of roads totaling some 300 kilometers (190 miles)in length and demonstrating detailed engineering. All the roads were made from broken rocks and were covered over with a light-color hard-wearing layer. These roads are perfectly straight, as if laid out with a ruler, and the important questions remain of how the Mayans were able to determine direction during the construction of these roads and what equipment and tools they used. The evolutionist mentality cannot provide rational and logical answers. Because we are dealing with a marvel of engineering, hundreds of kilometers long, it is crystal-clear that these roads are the product of detailed calculations and measurements and the use of the necessary materials and tools.</text:p>
      <text:p text:style-name="P19">Cogs Used by the Mayans</text:p>
      <text:p text:style-name="P7">Research in regions inhabited by the Mayans shows that they used devices containing cogwheels.</text:p>
      <text:p text:style-name="P7">The photograph overleaf, taken in the major Mayan city of Copan, is one of the proofs of this. A society using cogwheel technology must also possess a knowledge of mechanical engineering.</text:p>
      <text:p text:style-name="P7">It is impossible for anyone lacking this knowledge to produce a cogwheel mechanism. For example, if you were asked to produce a similar mechanism to that in the photograph, then without the appropriate training you could not do so, nor ensure that the mechanism would function properly.</text:p>
      <text:p text:style-name="P7">Yet that the Mayans managed to do this is an important indicator of their level of knowledge, and proves that those who lived in the past were not "backward," as evolutionists claim.</text:p>
      <text:p text:style-name="P7">The examples up to now are only a few that demonstrate the advanced levels of civilization achieved by communities in the past. These point to one very significant truth: The evolutionist thesis imposed for so many years, that societies in the past lived simple, backward, primitive lives, is simply wrong. Societies with different levels of civilization and different cultures have existed in all ages; yet none evolved from any other. The fact that some backward civilizations existed 1,000 years ago does not mean that history itself evolved, or that societies progress from the primitive to the more advanced. Because alongside these backward communities, there were also highly advanced ones that made huge strides in science and technology and founded deep-rooted civilizations. Yes, cultural interaction and the <text:soft-page-break/>accumulated knowledge handed down through generations may well play a role in societies' development. But this is not evolution.</text:p>
      <text:p text:style-name="P7">In citing examples of the communities that lived in the past, the Qur'an tells us that some of these did indeed build advanced cultures: </text:p>
      <text:p text:style-name="P9"/>
      <text:p text:style-name="P9">Have they not traveled in the Earth and seen the final fate of those before them? They were greater than them in strength and left far deeper traces on the Earth . . . (Qur'an, 40:21)</text:p>
      <text:p text:style-name="P9"/>
      <text:p text:style-name="P9">Have they not traveled in the land and seen the final fate of those before them? They were more numerous than them and greater in strength and left more and deeper traces on Earth, but what they earned was of no use to them. (Qur'an, 40:82)</text:p>
      <text:p text:style-name="P9"/>
      <text:p text:style-name="P9">How many wrongdoing cities We destroyed, and now all their roofs and walls are fallen in; how many abandoned wells and stuccoed palaces! (Qur'an, 22:45)</text:p>
      <text:p text:style-name="P9"/>
      <text:p text:style-name="P7">These statements imparted in the Qur'an are supported by archaeological findings. When archaeological discoveries and the sites where past communities lived are examined, it can indeed be seen that most of these societies enjoyed a higher level than some present-day communities, and that they made enormous advances in the fields of construction technology, astronomy, mathematics and medicine. This yet again invalidates the Darwinist myth of the evolution of history and societies.</text:p>
      <text:p text:style-name="P43"/>
      <text:p text:style-name="P19">The Impasse of Language Evolution</text:p>
      <text:p text:style-name="P7">In recounting the myth of the evolution of mankind's history, evolutionists encounter a number of serious problems. One is how human consciousness emerged in the first place. Another concerns the origin of speech—one characteristic that distinguishes human beings from all other living creatures.</text:p>
      <text:p text:style-name="P7">When we speak, we are able to shape our thoughts thanks to language, and to express them in such a way that another party can understand them. Although this requires highly specialized muscular movements of the lips, throat and tongue, we are hardly aware of this. We merely "want" to speak. Sounds, syllables and words emerge through the harmonious contraction and relaxation of some 100 different muscles, and sentences comprehensible to others are formed by the appropriate sequences of such grammatical elements as subject, object and pronoun. The fact that we do nothing more than "wish" to use such <text:soft-page-break/>an ability, based on such complex stages, clearly shows that speech is not merely an ability that arises from essential biological structures.</text:p>
      <text:p text:style-name="P6"><text:span text:style-name="T19">The human capacity for speech is an exceedingly complex phenomenon that cannot be explained in terms of the imaginary requirements or mechanisms of an evolutionary process. Despite lengthy research, evolutionists have been unable to produce any evidence that an exceedingly complex ability like speech evolved from simple animal-like sounds. David Premack from Pennsylvania University made this failure abundantly clear when he said, </text:span><text:span text:style-name="T24">"Human language is an embarrassment for evolutionary theory . . ."</text:span><text:span text:style-name="T25"> 68 </text:span></text:p>
      <text:p text:style-name="P7">The well-known linguist Derek Bickerton summarizes the reasons for this "embarrassment:" </text:p>
      <text:p text:style-name="P3">Could language have come directly out of some prehuman trait? No. Does it resemble forms of animal communication? No . . . no ape, despite intensive training, has yet acquired even the rudiments of syntax . . . how words emerged, how syntax emerged. But these problems lie at the heart of language evolution. 69</text:p>
      <text:p text:style-name="P7">All languages on Earth are complex, and not even evolutionists are able to imagine how such complexity could have been acquired gradually. According to the evolutionist biologist Richard Dawkins, all languages—even the tribal ones regarded as most primitive—are highly complex: </text:p>
      <text:p text:style-name="P3">My clear example is language. Nobody knows how it began . . . Equally obscure is the origin of semantics; of words and their meaning . . . all the thousands of languages in the world are very complex. I am biased towards thinking it was gradual, but it is not quite obvious that it had to be. Some people think it began suddenly, more or less invented by a single genius in a particular place at a particular time. 70</text:p>
      <text:p text:style-name="P7">Two evolutionist brain researchers, W.K. Williams and J. Wakefield of Arizona State University, say this on the subject: </text:p>
      <text:p text:style-name="P3">Despite the lack of evidence for intermediate stages in linguistic evolution, the alternatives are hard to accept. If some species-specific characteristic did not evolve in piecemeal fashion, then there would seem to be only two ways to explain its appearance. Either it was put in place by some still-undiscovered force, perhaps through divine intervention, or it was the result of some relatively abrupt change in the development of the species, perhaps some sort of spontaneous and widespread mutation . . . but the fortuitous nature of such a happenstance mutation makes that explanation seem suspect. As has been pointed out (Pinker and Bloom, 1990), the chances against a mutation resulting in a system as complex and apparently so ideally suited to its task as is language are staggeringly high. 71</text:p>
      <text:p text:style-name="P7"><text:soft-page-break/>Professor of linguistics Noam Chomsky comments on the complexity of the ability to speak: </text:p>
      <text:p text:style-name="P3">I've said nothing so far about the production of language. The reason is that there is little to say of any interest. Apart from peripheral aspects, it remains largely a mystery. 72 </text:p>
      <text:p text:style-name="P7">To anyone not trapped inside evolutionist preconceptions, the origin of the capacity for speech is perfectly clear. It is Almighty God Who bestows this ability on Man. God inspires speech in human beings and causes them to speak, as is revealed in a verse from the Qur'an: </text:p>
      <text:p text:style-name="P9"/>
      <text:p text:style-name="P9">. . . They will reply, "God gave us speech as He has given speech to everything. He created you in the first place and you will be returned to Him." (Qur'an, 41:21)</text:p>
      <text:p text:style-name="P7"/>
      <text:p text:style-name="P7">In the same way that evolutionists are unable to account for the complexity of the biological structures that enable speech, they are also unable to explain the origin of the consciousness that makes language possible. Human consciousness and the complexities of language show that language was created by a superior Intelligence that belongs to Almighty God, our Lord.</text:p>
      <text:p text:style-name="P16">THE TRUE RELIGION HAS EXISTED SINCE THE BEGINNING OF HISTORY</text:p>
      <text:p text:style-name="P9"/>
      <text:p text:style-name="P7"/>
      <text:p text:style-name="P7">Another error of those who promote the deception that history and society evolved is the claim that religion—society's highest value—evolved as well. This claim was put forth in the 19th century and was avidly defended by materialists and atheists. But there are no archaeological findings to justify it and it remains in the realm of speculation. </text:p>
      <text:p text:style-name="P7">Nor is there any support to claim that humans of earlier ages practiced so-called "primitive" tribal and polytheist religions, and that true religion—the religion revealed to the whole of humanity since the time of Adam (pbuh)and based on the belief in one God—came into being only later. Some evolutionists try to portray this claim as a historical fact, but they are greatly mistaken. Just as Darwin's theory of biological evolution is a deception, so is the theory of religious evolution that takes its inspiration from him.</text:p>
      <text:p text:style-name="P7"/>
      <text:p text:style-name="P19">How Did the "Evolution of Religions" </text:p>
      <text:p text:style-name="P19">Error Come About?</text:p>
      <text:p text:style-name="P6"><text:span text:style-name="T19">About one and a half centuries ago, when Darwin's </text:span><text:span text:style-name="T23">Origin of Species</text:span><text:span text:style-name="T19"> was still in its first edition, the idea of evolution gained support among materialists and atheists. Some thinkers of that period assumed that every event in the human history could be explained by evolution, stating that everything began from a so-called basic, primitive stage and advanced toward greater perfection. </text:span></text:p>
      <text:p text:style-name="P7">This error was applied in many areas. In the realm of economics, for example, Marxism claimed that such advancement was inevitable and that everyone would eventually adopt communism. Experience has shown that this was only a dream and Marxism's claims did not reflect reality. </text:p>
      <text:p text:style-name="P7">In the field of psychology, Sigmund Freud said that human beings were a highly evolved species but that psychologically, their actions were still motivated by the same drives as their so-called primitive ancestors' had been. This major error has been scientifically refuted by psychological research, showing that Freudianism's basic suppositions had no scientific foundation.</text:p>
      <text:p text:style-name="P7">In the same way, the fields of sociology, anthropology and history have also been affected by the theory of evolution, but knowledge gained from discoveries in the last century have shown this influence has been counterproductive. </text:p>
      <text:p text:style-name="P7"><text:soft-page-break/>The common feature of all these evolutionary theories is their opposition to any belief in God. This is the philosophical basis behind the mistaken idea of the evolution of religion. According to the false claims of Herbert Spencer, a leading proponent of this error, early human beings had no religion. The first religions supposedly began with the worship of the dead. Other anthropologists who support the deception of religion's "evolution" propose different accounts. Some say that religion has its source in animism (the attribution of divine spirit to nature); others think that it arose from totemism (the worship of a symbolic person, group or object). Another anthropologist, E.B. Taylor, believes that religion developed from animism to manism (ancestor-worship), polytheism (the belief in many gods) and finally ending in monotheism (the belief in one God). </text:p>
      <text:p text:style-name="P7">This theory was put forward in the 19th century by atheist anthropologists and has been kept alive ever since, presented in various scenarios. But it is nothing more than a deception. As archaeological and historical evidence shows, contrary to what these scientists have proposed, from earliest times there was a monotheist religion that God revealed to humanity through His prophets. But at the same time, deviant, superstitious beliefs have always coexisted with the true religion. Just as today there are people who believe that God is the One and Only deity and lead their lives according to the religion He has revealed, so also are those who erroneously worship idols of wood and stone, or satan, or their ancestors as well as various spirits, animals, the Sun, the Moon or the stars. And many of these people are not backward, but on the contrary live in very advanced circumstances. </text:p>
      <text:p text:style-name="P7">Throughout history, there have also been those who have not obeyed the precepts of the true religions revealed by God and tried to eliminate their moral values. The Qur'an tells us of some people who wanted to include superstitious beliefs and practices in the true religion revealed to them and ended up altering and destroying it:</text:p>
      <text:p text:style-name="P9"/>
      <text:p text:style-name="P9">Woe to those who write the Book with their own hands and then say "This is from God" to sell it for a paltry price. Woe to them for what their hands have written! Woe to them for what they earn! (Qur'an, 2:79)</text:p>
      <text:p text:style-name="P7"/>
      <text:p text:style-name="P7">This is why, over the course of time, some who believed in the existence and unity of God and obeyed His commands abandoned true religion. In this way, deviant beliefs and practices came into being. In other words, contrary to what some have proposed, there has never been a process of religious evolution; but true religion was at certain times distorted, as a result of which deviant ones arose.</text:p>
      <text:p text:style-name="P17"><text:soft-page-break/></text:p>
      <text:p text:style-name="P19">Distortion of the True Religion</text:p>
      <text:p text:style-name="P6"><text:span text:style-name="T19">In the 20th century important research has been done on the origin of religions, thanks to which it has become known that there is no scientific value in claims about religions' evolution, and that such claims are only imaginary scenarios. Research into world religions by such leading anthropologists as Andrew Lang and Wilhelm Schmidt has shown that religions did not evolve; on the contrary, sometimes underwent distortion over the course of time. The results of Schmidt's research were published in detail in the periodical, </text:span><text:span text:style-name="T23">Anthropos</text:span><text:span text:style-name="T19">.</text:span></text:p>
      <text:p text:style-name="P7">Research done especially between 1900-1935 shows that claims about the evolution of religions are totally false, which led many anthropologists to abandon their evolutionary ideas. But despite all these scientific and historical facts, some radical atheists continued to defend this untenable scenario. </text:p>
      <text:p text:style-name="P7"/>
      <text:p text:style-name="P21">Archaeological Finds from </text:p>
      <text:p text:style-name="P18">Egypt and Mesopotamia</text:p>
      <text:p text:style-name="P7">The Mesopotamian plain, not far from the civilization of ancient Egypt, is known as the "cradle of civilizations." </text:p>
      <text:p text:style-name="P7">Among the most important information to emerge from archaeological research in these areas came from discoveries regarding these societies' religious beliefs. Inscriptions tell of the activities of countless false deities. As more information was discovered and researchers discovered better methods to interpret the data, some details about these civilizations' religious beliefs began to emerge. One of the most interesting things is that above all the false deities these people believed in, they also believed in one God. Historical evidence shows that true religion always existed. The following pages will examine the Mesopotamian, Egyptian, Indian and European civilizations together with the Aztecs, Incas and Mayans to prove that they all believed in one God and were visited by messengers who communicated true religion to them. The first researcher to discover that polytheism had originally contained monotheism was Stephen Langdon of Oxford University. In 1931, he announced his findings to the scientific world, saying that they were quite unexpected and totally at odds with previous evolutionist interpretations. Langdon explained his findings as follows:</text:p>
      <text:p text:style-name="P3">. . . the history of the oldest civilization of man is a rapid decline from monotheism to extreme polytheism and widespread belief in evil spirits. 73 </text:p>
      <text:p text:style-name="P6"><text:span text:style-name="T19">Five years later, Langdon would state in </text:span><text:span text:style-name="T23">The Scotsman </text:span><text:span text:style-name="T19">as follows: </text:span></text:p>
      <text:p text:style-name="P4"><text:span text:style-name="T18">The evidence points unmistakably to an original monotheism</text:span><text:span text:style-name="T19">, the inscriptions and literary remains of the oldest Semitic peoples also indicate . . . monotheism, and </text:span><text:span text:style-name="T18">the totemistic origin of Hebrew and other Semitic religions is now entirely discredited. </text:span><text:span text:style-name="T19">74</text:span></text:p>
      <text:p text:style-name="P7">Excavations at modern Tell Asmar, the site of a Sumerian city dating from 3,000 BCE, unearthed findings that completely corroborated Langdon's ideas. The excavation director, Henry Frankfort, gave this official report:</text:p>
      <text:p text:style-name="P3">In addition to their more tangible results, our excavations have established a novel fact, which the student of Babylonian religions will have henceforth to take into account. We have obtained, to the best of our knowledge for the first time, religious material complete in its social setting. </text:p>
      <text:p text:style-name="P3">We possess a coherent mass of evidence, derived in almost equal quantity from a temple and from the houses inhabited by those who worshiped in that temple. We are thus able to draw conclusions, which the finds studied by themselves would not have made possible. </text:p>
      <text:p text:style-name="P4"><text:soft-page-break/><text:span text:style-name="T19">For instance, we discover that the representations on cylinder seals, which are usually connected with various gods, can all be fitted into a consistent picture in which a single god worshiped in this temple forms the central figure. </text:span><text:span text:style-name="T18">It seems, therefore, that at this early period his various aspects were not considered separate deities in the Sumero-Accadian pantheon. 75</text:span></text:p>
      <text:p text:style-name="P6"><text:span text:style-name="T19">Frankfort's discoveries reveal very important facts about how a superstitious, polytheist system comes into being. The theory of the evolution of religions claims that polytheism arose when people started to worship evil spirits representing the powers of nature. But it was not so. </text:span><text:span text:style-name="T18">In the course of time, people developed different understandings of the various attributes of the one God, which eventually led to distortions in belief in one God. </text:span><text:span text:style-name="T19">The various attributes of the one God turned into the belief in several. </text:span></text:p>
      <text:p text:style-name="P7">Long before Langdon had made his translations of the Sumerian tablets, a researcher by the name of Friedrich Delitzsch made similar discoveries. He found that the numerous deities in the Babylonian pantheon all devolved from the various characteristics of Marduk, as they called the one Deity that time. Research has shown that belief in Marduk resulted from the deterioration, over time, of the belief in one true God.</text:p>
      <text:p text:style-name="P7">This one Deity, Marduk, had many names. He was called Ninib, or "the Possessor of Power," Nergal or "Lord of Battle," Bel or "Possessor of Lordship," Nebo or "the Lord of the Prophet," Sin or "Illuminator of the Night," Shamash or "Lord of all that is Just," and Addu or "God of Rain." Over the course of time, it seems that the attributes of Marduk became detached from him and assigned to different deities. In the same way, false deities such as the Sun-god and the Moon-god came into being as the products of peoples' imagination. Belief in Marduk, along with the other names of this false deity, shows that this belief system actually developed over time through distortion of belief in the One God.</text:p>
      <text:p text:style-name="P7">We can also see traces of such perversion in ancient Egypt. Researchers have discovered that the ancient Egyptians were first of all monotheists, but that they later dismantled this system and turned it into Sabeism, or sun-worship. M. de Rouge writes:</text:p>
      <text:p text:style-name="P3">It is incontestably true that the sublimer portions of the Egyptian religion are not the comparatively late result of a process of development or elimination from the grosser. The sublimer portions are demonstrably ancient; and the last stage of the Egyptian religion, that known to the Greek and Latin writers, heathen or Christian, was by far the grossest and the most corrupt. 76</text:p>
      <text:p text:style-name="P7">The anthropologist Sir Flinders Petrie says that superstitious, polytheistic beliefs emerged through the gradual corruption of belief in a <text:soft-page-break/>single deity. In addition, he says that this process of corruption can be seen in present-day society as well as in societies in the past: </text:p>
      <text:p text:style-name="P3">There are in ancient religions and theologies very different classes of gods. Some races, as the modern Hindu, revel in a profusion of gods and godlings which continually increase. Others . . . do not attempt to worship great gods, but deal with a host of animistic spirits, devils. . . . </text:p>
      <text:p text:style-name="P2">Were the conception of a god only an evolution from such spirit worship we should find the worship of many gods preceding the worship of one God . . . What we actually find is the contrary of this, monotheism is the first stage traceable in theology. . . . </text:p>
      <text:p text:style-name="P3">Wherever we can trace back polytheism to its earliest stages, we find that it results from combinations of monotheism. . . . 77 </text:p>
      <text:p text:style-name="P7"/>
      <text:p text:style-name="P18">The Origins of Superstitious Polytheism in India</text:p>
      <text:p text:style-name="P7">Even if Indian culture is not as old as Middle Eastern cultures, still it is one of the oldest surviving cultures in the world. </text:p>
      <text:p text:style-name="P7">In Indian paganism, the number of so-called deities is virtually endless. After long study, Andrew Lang has determined that polytheistic religions appeared in India as a result of a process similar to that in the Middle East.</text:p>
      <text:p text:style-name="P7">Edward McCrady, writing about Indian religious beliefs, observed that the Rig Veda shows that in the early days, the deities were regarded simply as diverse manifestations of a single Divine Being. 78 In the hymns in the Rig Veda, we can see traces of the destruction of the monotheistic idea of a single God. Another researcher in this area, Max Müller, agrees that at first, there was a belief in one God:</text:p>
      <text:p text:style-name="P3">There is a monotheism that precedes the polytheism of the Veda; and even in the invocation of the innumerable gods the remembrance of a God one and infinite, breaks through the mist of idolatrous phraseology like the blue sky that is hidden by passing clouds. 79</text:p>
      <text:p text:style-name="P43">From this, it is again obvious that there has been no evolution of religions, but that people added false elements to true religion, or neglected certain commands and prohibitions—which finally resulted in the perversion of religious belief.</text:p>
      <text:p text:style-name="P10"/>
      <text:p text:style-name="P18">Contamination of Religions in European History</text:p>
      <text:p text:style-name="P6"><text:span text:style-name="T19">We can see traces of a similar contamination in the beliefs of historical European societies. In his book </text:span><text:span text:style-name="T23">The Religion of Greece in Prehistoric Times,</text:span><text:span text:style-name="T19"> Axel W. Persson, a researcher in Ancient Greek paganism, writes:</text:span></text:p>
      <text:p text:style-name="P3">. . . there later developed a larger number of more or less significant figures which we meet with in Greek religious myths. In my <text:soft-page-break/>opinion, their multiplying variety depends to a very considerable degree on the different invocating names of originally one and the same deity. 80</text:p>
      <text:p text:style-name="P6"><text:span text:style-name="T19">The same traces of alteration can be seen in Italy. An archaeologist by the name of Irene Rosenzweig, after researching the Iguvine tables, which date from Etruscan times, concludes that </text:span><text:span text:style-name="T23">"deities are distinguished by adjectives, which in their turn emerge as independent divine powers."</text:span><text:span text:style-name="T19"> 81 </text:span></text:p>
      <text:p text:style-name="P7">In short, all of the last century's anthropological and archaeological evidence indicates that throughout history, societies first believed in one God but altered this belief with the passage of time. At first, peoples believed in God Who created everything from nothing, Who sees and knows all things and Who is Lord of all the worlds. But in time, the titles of our Lord were wrongly considered as separate deities, and people began to worship these false deities. True religion is the worship of the one and only God. Polytheistic religions developed from the contamination of the true religion, which our Lord has revealed to humanity since the time of Adam (pbuh). </text:p>
      <text:p text:style-name="P7"/>
      <text:p text:style-name="P19">The True Religion Revealed by God</text:p>
      <text:p text:style-name="P7">When we look at the culture and religious values of societies in the various areas of the world, we see that they have much in common. These societies could not have shared any cultural exchange, but they believe in beings such as angels, satan and jinni that do not live in the same dimension as human beings. They believe in life after death, in human beings created from the earth; and their worship contains many common elements. For example, Noah's ark is mentioned in Sumerian records, Welsh religion, and in Chinese inscriptions and in ancient Lithuanian religion.</text:p>
      <text:p text:style-name="P6"><text:span text:style-name="T19">This is just one proof that a single, all-powerful deity—that is God, Lord of the worlds—revealed the religious morality. Throughout the world, cultures have been taught religions that came from the same supreme place, revealing the existence of one incomparable deity. Our Lord has revealed Himself in every period of history through those servants He has chosen and exalted; and through them He has revealed the religion He has chosen for human beings. In the Qur'an, Almighty God's last revelation, He announces that </text:span><text:span text:style-name="T18">"every people has a guide"</text:span><text:span text:style-name="T19"> (Qur'an, 13:7). It is revealed in other verses that He sends a messenger to all peoples to warn them: </text:span></text:p>
      <text:p text:style-name="P9"/>
      <text:p text:style-name="P9">We have never destroyed a city without giving it prior warning as a reminder. We were never unjust. (Qur'an, 26:208-209)</text:p>
      <text:p text:style-name="P7"><text:soft-page-break/></text:p>
      <text:p text:style-name="P7">These blessed messengers always taught societies that they should believe in God as the only deity, serve only Him, and that they should practice good and avoid evil. Human beings will attain salvation through obedience to these messengers, chosen and blessed in God's sight, and to the holy books they have left behind as an inheritance. The last prophet sent by our Lord as a mercy to the worlds was Prophet Muhammad (may God bless him and grant him peace); and the Qur'an, the last Divine book which is under Almighty God's eternal protection, is the truest guide for humanity.</text:p>
      <text:p text:style-name="P13">CONCLUSION</text:p>
      <text:p text:style-name="P9"/>
      <text:p text:style-name="P7"/>
      <text:p text:style-name="P19">The Reality of Timelessness Should Not Be Ignored</text:p>
      <text:p text:style-name="P7">The historical and archaeological finds we have examined in this book show that Darwinian claims about the evolution of history and societies are nonsense, with no scientific validity. The only reason why they are upheld is concern about the demise of materialism. As we know, materialists make the mistake of rejecting the truth of creation; believing that matter is the one absolute entity that has existed forever and will continue to exist eternally. In other words, they have divinized matter. (God is surely beyond that) Today, however, science has reached the point of confirming that the universe came into being from nothing (that is, it was created), which has invalidated all theories and philosophies supporting materialism and materialist views.</text:p>
      <text:p text:style-name="P7">However, even if materialists' views conflict with scientific evidence, they cannot at any cost accept that matter is not absolute but created. If they could just step back from their dogmatic prejudice for a moment, they would be able to see the plain truth and free themselves from the spell that materialism has cast on them. To do this, it will be sufficient to put their accustomed view to one side, rid themselves of their ideological bigotry and keep an open mind.</text:p>
      <text:p text:style-name="P7">One of the first things they must consider is the real nature of the concept of time, because materialists think that time, along with matter, is absolute. This deception has prevented many of them from seeing the truth. Modern science has proven that time is a derivative of matter and that like matter itself, time was created from nothing. That is, time had a beginning. Also, it became known in last century that time is a relative concept; that it is a kind of changing perception and not something stable and unchanging, as materialists had believed for centuries. </text:p>
      <text:p text:style-name="P7"/>
      <text:p text:style-name="P18">The Real Nature of the Concept of Time</text:p>
      <text:p text:style-name="P7">What we call "time" is in fact a method by which we compare one moment to another. For example, when a person taps an object, he hears a particular sound. If he taps the same object again, he hears another sound. Believing that there is an interval between the two sounds, he calls this interval "time." Yet when he hears the second noise, the first one he heard is no more than an imagination in his mind, merely a bit of information in his memory. A person formulates his perception of time by comparing the "present" moment with what he holds in memory. If he doesn't make this comparison, he can have no perception of time either. </text:p>
      <text:p text:style-name="P7"><text:soft-page-break/>Renowned physicist Julian Barbour defines time in this way: </text:p>
      <text:p text:style-name="P3">Time is nothing but a measure of the changing positions of objects. A pendulum swings, the hands on a clock advance. 82 </text:p>
      <text:p text:style-name="P7">Briefly, time comes about as a result of comparisons of data stored in the brain. If man had no memory, his brain could not make such interpretations and therefore, he would never form any perceptions of time. One determines himself to be thirty years old, only because he has accumulated information pertaining to those thirty years. If his memory did not exist, then he could not think of any such preceding period and would experience only the single "moment" in which he was living.</text:p>
      <text:p text:style-name="P7"/>
      <text:p text:style-name="P18">Our Concept of the "Past" Is Merely Information in Our Memories</text:p>
      <text:p text:style-name="P7">Because of suggestions we receive, we think we live in separate divisions of time called past, present and future. However, the only reason we have a concept of "past" (as explained earlier) is that various events have been placed in our memories. For example, we recall the moment we enrolled in primary school and therefore perceive it as an event in the past. However, future events are not in our memories. Therefore, we regard these things we don't yet know about as events that we'll experience in the future. But just as the past has been experienced from our point of view, so has the future. But because these events have not been supplied to our memories, we cannot know them.</text:p>
      <text:p text:style-name="P7">Were God to put future events into our memories, then the future would be the past for us. For example, a thirty-year-old person recalls thirty years of memories and events and for this reason, thinks he has a thirty-year past. If future events between the ages of thirty and seventy were to be inserted into this person's memory, then for this thirty- year-old individual, both his thirty years and his "future" between the ages of thirty and seventy would become the past for him. In this situation, both past and future would be present in his memory, and each one would be vivid experiences for him.</text:p>
      <text:p text:style-name="P7">Because God has made us perceive events in a definite series, as if time were moving from past to future, He does not inform us of our future or give this information to our memories. The future is not in our memories, but all human pasts and futures are in His eternal memory. This is like observing a human life as if it were already wholly depicted and completed in a movie. Someone who cannot advance the film sees his life as the frames pass, one by one. He is mistaken in thinking that the frames he has not yet seen constitute the future.</text:p>
      <text:p text:style-name="P7"/>
      <text:p text:style-name="P18">World History Is Also a Relative Concept</text:p>
      <text:p text:style-name="P7"><text:soft-page-break/>All these facts apply to history and social life as well. We think of societies and world history as limited within the concepts of time and space. We divide history into periods and look at it in terms of this relative concept of ours. </text:p>
      <text:p text:style-name="P7">We rely on our five senses to survive. We perceive only what our senses allow, and we can never succeed in stepping out of the boundaries of our senses. The time and space we live in are similarly perceived. If our brain cannot detect a being through our five senses, we simply say that that being has "disappeared." Accordingly, events, images or sensations stored in our memories still exist for us—that is, they are alive, while those that are forgotten no longer exist. To put it another way, beings and events that are not in our memory become past events for us. They are simply "dead" and non-existent. </text:p>
      <text:p text:style-name="P7">Yet, this holds true only for human beings, because only human beings have a limited memory. The memory of God, on the other hand, is superior to everything. It is boundless and eternal, yet one point deserves mention here: The term "the memory of God" is used only for clarification purposes. It is definitely not possible that any comparison or similarity could be drawn between the memory of God and the memory of a human. God is surely the One Who creates everything from nothingness and Who knows everything, down to the last detail. </text:p>
      <text:p text:style-name="P7">Because the memory of God is infinite, nothing existing in it ever becomes lost. In other words, no living being created by God ever vanishes. No flower fades, no drink of water finishes, no period comes to an end, and no food is wholly consumed. In its first form as a cloud of dust, the universe is in God's sight; every moment in history exists in His sight as they once were. The stones of Stonehenge are being set in place, the Egyptian pyramids are being constructed, the Sumerians are surveying the stars, Neanderthals eke out their living, the Lascaux cave images are being painted, people live in Catal Huyuk, and World War IIis raging. In the same way, societies that will live thousands of years from now exist in God's sight, even as they are building their civilizations and arranging their lives.</text:p>
      <text:p text:style-name="P7">Eternity has begun for a being or an event by the time it is created. For instance, when a flower is created, it is, in reality, destined not to disappear. That it ceases to become a part of one's sensations and is erased from one's memory does not actually mean that it has vanished or died. Its state in the sight of God is what actually matters. Furthermore, all states of this being, from its creation, throughout all moments of its life or death, do exist in the memory of God. </text:p>
      <text:p text:style-name="P7"/>
      <text:p text:style-name="P19">Honest Reflection</text:p>
      <text:p text:style-name="P6"><text:soft-page-break/><text:span text:style-name="T19">All this knowledge is of utmost importance in human life. And this is definitely not any sort of philosophy or school of thought, but the result of </text:span><text:span text:style-name="T18">scientific conclusions that are impossible to deny</text:span><text:span text:style-name="T19">. Most probably, many readers are reflecting on these facts about timelessness and the real nature of time for the first time in their lives. </text:span></text:p>
      <text:p text:style-name="P6"><text:span text:style-name="T19">However, one important thing must be kept in mind: God, in the Qur'an, reveals that </text:span><text:span text:style-name="T18">"only those who sincerely turn to God"</text:span><text:span text:style-name="T19"> (Qur'an, 50: 8) take heed. In other words, only those who truly seek the guidance of God and strive to appreciate His infinite might and His greatness will heed these explanations and have a full grasp of these facts.</text:span></text:p>
      <text:p text:style-name="P7">An individual may be influenced by materialism all his life. Because of this influence, he may not have the opportunity to think about these facts with an open mind. But this does not mean he must continue to lead his life in error. Anyone who sees the truth must no longer insist on error, but listen to and obey the moral voice of his conscience. The Qur'an says that every individual must avoid being the kind of person who sees the truth in his conscience but flees from it:</text:p>
      <text:p text:style-name="P9"/>
      <text:p text:style-name="P9">And they repudiated them wrongly and haughtily, in spite of their own certainty about them. See the final fate of the corrupters. (Qur'an, 27:14)</text:p>
      <text:p text:style-name="P9"/>
      <text:p text:style-name="P7">Those who see the truth and acknowledge it, if God wills, will attain salvation in this world and in the Hereafter:</text:p>
      <text:p text:style-name="P41"/>
      <text:p text:style-name="P41">He who brings the truth and he who confirms it—those are the people who guard against evil. (Qur'an, 39:33)</text:p>
      <text:p text:style-name="P14">THE DECEPTION OF EVOLUTION</text:p>
      <text:p text:style-name="P9"/>
      <text:p text:style-name="P7"/>
      <text:p text:style-name="P7">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7">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7">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7"/>
      <text:p text:style-name="P19">The Scientific Collapse of Darwinism</text:p>
      <text:p text:style-name="P6"><text:span text:style-name="T19">Although this doctrine goes back as far as ancient Greece, the theory of evolution was advanced extensively in the nineteenth century. The most important development that made it the top topic of the world of science was Charles Darwin's </text:span><text:span text:style-name="T23">The Origin of Species</text:span><text:span text:style-name="T19">,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7">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7"><text:soft-page-break/>1) The theory cannot explain how life originated on Earth. </text:p>
      <text:p text:style-name="P7">2) No scientific finding shows that the "evolutionary mechanisms" proposed by the theory have any evolutionary power at all. </text:p>
      <text:p text:style-name="P7">3) The fossil record proves the exact opposite of what the theory suggests.</text:p>
      <text:p text:style-name="P7">In this section, we will examine these three basic points in general outlines:</text:p>
      <text:p text:style-name="P7"/>
      <text:p text:style-name="P22">The First Insurmountable Step: The Origin of Life</text:p>
      <text:p text:style-name="P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7">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7"/>
      <text:p text:style-name="P23">"Life Comes From Life"</text:p>
      <text:p text:style-name="P7">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7">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6"><text:span text:style-name="T19">Even when Darwin wrote </text:span><text:span text:style-name="T23">The Origin of Species</text:span><text:span text:style-name="T19">, the belief that bacteria could come into existence from non-living matter was widely accepted in the world of science. </text:span></text:p>
      <text:p text:style-name="P6"><text:span text:style-name="T19">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23">"Never will the doctrine of spontaneous generation recover from the mortal blow struck by this simple experiment."</text:span><text:span text:style-name="T19"> 83</text:span></text:p>
      <text:p text:style-name="P7">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3"><text:soft-page-break/></text:p>
      <text:p text:style-name="P23">Inconclusive Efforts of the Twentieth Century</text:p>
      <text:p text:style-name="P7">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3">Unfortunately, however, the problem of the origin of the cell is perhaps the most obscure point in the whole study of the evolution of organisms. 84</text:p>
      <text:p text:style-name="P7">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7">Barely a few years had passed before it was revealed that this experiment, which was then presented as an important step in the name of evolution, was invalid, for the atmosphere used in the experiment was very different from the real Earth conditions. 85</text:p>
      <text:p text:style-name="P7">After a long silence, Miller confessed that the atmosphere medium he used was unrealistic. 86</text:p>
      <text:p text:style-name="P6"><text:span text:style-name="T19">All the evolutionists' efforts throughout the twentieth century to explain the origin of life ended in failure. The geochemist Jeffrey Bada, from the San Diego Scripps Institute accepts this fact in an article published in </text:span><text:span text:style-name="T23">Earth </text:span><text:span text:style-name="T19">magazine in 1998:</text:span></text:p>
      <text:p text:style-name="P3">Today as we leave the twentieth century, we still face the biggest unsolved problem that we had when we entered the twentieth century: How did life originate on Earth? 87</text:p>
      <text:p text:style-name="P7"/>
      <text:p text:style-name="P23">The Complex Structure of Life </text:p>
      <text:p text:style-name="P7">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6"><text:span text:style-name="T19">The conditions required for the formation of a cell are too great in quantity to be explained away by coincidences. The probability of proteins, the building blocks of a cell, being synthesized coincidentally, is </text:span><text:soft-page-break/><text:span text:style-name="T19">1 in 10</text:span><text:span text:style-name="T34">950</text:span><text:span text:style-name="T19"> for an average protein made up of 500 amino acids. In mathematics, a probability smaller than 1 over 10</text:span><text:span text:style-name="T34">50</text:span><text:span text:style-name="T19"> is considered to be impossible in practical terms.</text:span></text:p>
      <text:p text:style-name="P7">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6"><text:span text:style-name="T19">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3">Scientific American </text:span><text:span text:style-name="T19">magazine:</text:span></text:p>
      <text:p text:style-name="P3">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88</text:p>
      <text:p text:style-name="P7">No doubt, if it is impossible for life to have originated from natural causes, then it has to be accepted that life was "created" in a supernatural way. This fact explicitly invalidates the theory of evolution, whose main purpose is to deny creation. </text:p>
      <text:p text:style-name="P7"/>
      <text:p text:style-name="P23">Imaginary Mechanism of Evolution </text:p>
      <text:p text:style-name="P7">The second important point that negates Darwin's theory is that both concepts put forward by the theory as "evolutionary mechanisms" were understood to have, in reality, no evolutionary power. </text:p>
      <text:p text:style-name="P6"><text:span text:style-name="T19">Darwin based his evolution allegation entirely on the mechanism of "natural selection." The importance he placed on this mechanism was evident in the name of his book: </text:span><text:span text:style-name="T23">The Origin of Species, By Means of Natural Selection…</text:span></text:p>
      <text:p text:style-name="P7">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text:soft-page-break/><text:span text:style-name="T19">Therefore, the mechanism of natural selection has no evolutionary power. Darwin was also aware of this fact and had to state this in his book </text:span><text:span text:style-name="T23">The Origin of Species:</text:span></text:p>
      <text:p text:style-name="P3">Natural selection can do nothing until favourable individual differences or variations occur. 89</text:p>
      <text:p text:style-name="P7"/>
      <text:p text:style-name="P23">Lamarck's Impact</text:p>
      <text:p text:style-name="P7">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6"><text:span text:style-name="T19">Darwin also gave similar examples. In his book </text:span><text:span text:style-name="T23">The Origin of Species</text:span><text:span text:style-name="T19">, for instance, he said that some bears going into water to find food transformed themselves into whales over time. 90</text:span></text:p>
      <text:p text:style-name="P7">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7"/>
      <text:p text:style-name="P25">Neo-Darwinism and Mutations</text:p>
      <text:p text:style-name="P7">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7">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7">The reason for this is very simple: DNA has a very complex structure, and random effects can only harm it. The American geneticist B. G. Ranganathan explains this as follows:</text:p>
      <text:p text:style-name="P3">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 91</text:p>
      <text:p text:style-name="P7">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7"/>
      <text:p text:style-name="P23">The Fossil Record:No Sign of Intermediate Forms</text:p>
      <text:p text:style-name="P7">The clearest evidence that the scenario suggested by the theory of evolution did not take place is the fossil record. </text:p>
      <text:p text:style-name="P7">According to this theory, every living species has sprung from a predecessor. A previously existing species turned into something else <text:soft-page-break/>over time and all species have come into being in this way. In other words, this transformation proceeds gradually over millions of years. </text:p>
      <text:p text:style-name="P7">Had this been the case, numerous intermediary species should have existed and lived within this long transformation period. </text:p>
      <text:p text:style-name="P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text:span text:style-name="T19">If such animals ever really existed, there should be millions and even billions of them in number and variety. More importantly, the remains of these strange creatures should be present in the fossil record. In </text:span><text:span text:style-name="T23">The Origin of Species</text:span><text:span text:style-name="T19">, Darwin explained:</text:span></text:p>
      <text:p text:style-name="P3">If my theory be true, numberless intermediate varieties, linking most closely all of the species of the same group together must assuredly have existed... Consequently, evidence of their former existence could be found only amongst fossil remains. 92</text:p>
      <text:p text:style-name="P1"/>
      <text:p text:style-name="P23">Darwin's Hopes Shattered</text:p>
      <text:p text:style-name="P7">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7">One famous British paleontologist, Derek V. Ager, admits this fact, even though he is an evolutionist:</text:p>
      <text:p text:style-name="P3">The point emerges that if we examine the fossil record in detail, whether at the level of orders or of species, we find – over and over again – not gradual evolution, but the sudden explosion of one group at the expense of another. 93</text:p>
      <text:p text:style-name="P7">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3">Creation and evolution, between them, exhaust the possible explanations for the origin of living things. Organisms either appeared on the earth fully developed or they did not. If they did not, they must have <text:soft-page-break/>developed from pre-existing species by some process of modification. If they did appear in a fully developed state, they must indeed have been created by some omnipotent intelligence.94</text:p>
      <text:p text:style-name="P7">Fossils show that living beings emerged fully developed and in a perfect state on the Earth. That means that "the origin of species," contrary to Darwin's supposition, is not evolution, but creation.</text:p>
      <text:p text:style-name="P24"/>
      <text:p text:style-name="P23">The Tale of Human Evolution</text:p>
      <text:p text:style-name="P7">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15">1. Australopithecus </text:p>
      <text:p text:style-name="P11">2. Homo habilis</text:p>
      <text:p text:style-name="P11">3. Homo erectus</text:p>
      <text:p text:style-name="P11">4. Homo sapiens</text:p>
      <text:p text:style-name="P7">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 95</text:p>
      <text:p text:style-name="P6"><text:span text:style-name="T19">Evolutionists classify the next stage of human evolution as "homo," that is "man." According to their claim, the living beings in the Homo series are more developed than </text:span><text:span text:style-name="T23">Australopithecus</text:span><text:span text:style-name="T19">.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23">One Long Argument </text:span><text:span text:style-name="T19">that </text:span><text:span text:style-name="T23">"particularly historical [puzzles] such as the origin of life or of Homo sapiens, are extremely difficult and may even resist a final, satisfying explanation."</text:span><text:span text:style-name="T19"> 96</text:span></text:p>
      <text:p text:style-name="P6"><text:span text:style-name="T19">By outlining the link chain as Australopithecus &gt; </text:span><text:span text:style-name="T23">Homo habilis &gt; Homo erectus &gt; Homo sapiens,</text:span><text:span text:style-name="T19"> evolutionists imply that each of these species is one another's ancestor. However, recent findings of paleoanthropologists have revealed that </text:span><text:span text:style-name="T23">Australopithecus, Homo habilis,</text:span><text:span text:style-name="T19"> and </text:span><text:span text:style-name="T23">Homo erectus </text:span><text:span text:style-name="T19">lived at different parts of the world at the same time. 97</text:span></text:p>
      <text:p text:style-name="P6"><text:span text:style-name="T19">Moreover, a certain segment of humans classified as </text:span><text:span text:style-name="T23">Homo erectus</text:span><text:span text:style-name="T19"> have lived up until very modern times. </text:span><text:span text:style-name="T23">Homo sapiens neandarthalensis</text:span><text:span text:style-name="T19"> and </text:span><text:span text:style-name="T23">Homo sapiens sapiens</text:span><text:span text:style-name="T19"> (modern man) co-existed in the same region. 98</text:span></text:p>
      <text:p text:style-name="P7">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3">What has become of our ladder if there are three coexisting lineages of hominids (A. africanus, the robust australopithecines, and H. habilis), none clearly derived from another? Moreover, none of the three display any evolutionary trends during their tenure on earth. 99</text:p>
      <text:p text:style-name="P7">Put briefly, the scenario of human evolution, which is "upheld" with the help of various drawings of some "half ape, half human" creatures <text:soft-page-break/>appearing in the media and course books, that is, frankly, by means of propaganda, is nothing but a tale with no scientific foundation. </text:p>
      <text:p text:style-name="P6"><text:span text:style-name="T19">Lord Solly Zuckerman, one of the most famous and respected scientists in the U.K., who carried out research on this subject for years and studied </text:span><text:span text:style-name="T23">Australopithecus</text:span><text:span text:style-name="T19"> fossils for 15 years, finally concluded, despite being an evolutionist himself, that there is, in fact, no such family tree branching out from ape-like creatures to man. </text:span></text:p>
      <text:p text:style-name="P7">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3">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100</text:p>
      <text:p text:style-name="P7">The tale of human evolution boils down to nothing but the prejudiced interpretations of some fossils unearthed by certain people, who blindly adhere to their theory.</text:p>
      <text:p text:style-name="P3"/>
      <text:p text:style-name="P23">Darwinian Formula!</text:p>
      <text:p text:style-name="P7">Besides all the technical evidence we have dealt with so far, let us now for once, examine what kind of a superstition the evolutionists have with an example so simple as to be understood even by children:</text:p>
      <text:p text:style-name="P7">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6"><text:span text:style-name="T19">Let evolutionists put plenty of materials present in the composition of living things such as phosphorus, nitrogen, carbon, oxygen, iron, and magnesium into big barrels. Moreover, let them add in these barrels any </text:span><text:soft-page-break/><text:span text:style-name="T19">material that does not exist under normal conditions, but they think as necessary. Let them add in this mixture as many amino acids and as many proteins – a single one of which has a formation probability of 10</text:span><text:span text:style-name="T34">-950</text:span><text:span text:style-name="T19">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7">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p>
      <text:p text:style-name="P7">The theory of evolution, which claims the opposite, is a total fallacy completely contrary to reason. Thinking even a little bit on the claims of evolutionists discloses this reality, just as in the above example.</text:p>
      <text:p text:style-name="P7"/>
      <text:p text:style-name="P23">Technology in the Eye and the Ear</text:p>
      <text:p text:style-name="P7">Another subject that remains unanswered by evolutionary theory is the excellent quality of perception in the eye and the ear. </text:p>
      <text:p text:style-name="P7">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7">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7"><text:soft-page-break/>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7">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7">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7">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7">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ext:soft-page-break/>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7">So far, no man-made visual or recording apparatus has been as sensitive and successful in perceiving sensory data as are the eye and the ear. However, as far as seeing and hearing are concerned, a far greater truth lies beyond all this. </text:p>
      <text:p text:style-name="P7"/>
      <text:p text:style-name="P23">To Whom Does the Consciousness that Sees and</text:p>
      <text:p text:style-name="P23">Hears within the Brain Belong? </text:p>
      <text:p text:style-name="P7">Who watches an alluring world in the brain, listens to symphonies and the twittering of birds, and smells the rose?</text:p>
      <text:p text:style-name="P7">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7"><text:soft-page-break/>For this consciousness is the spirit created by God, which needs neither the eye to watch the images nor the ear to hear the sounds. Furthermore, it does not need the brain to think. </text:p>
      <text:p text:style-name="P7">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7"/>
      <text:p text:style-name="P23">A Materialist Faith</text:p>
      <text:p text:style-name="P7">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7">However, the theory of evolution is kept on the agenda of science. Some people even try to represent criticisms directed against it as an "attack on science." Why?</text:p>
      <text:p text:style-name="P7">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7">Interestingly enough, they also confess this fact from time to time. A well-known geneticist and an outspoken evolutionist, Richard C. Lewontin from Harvard University, confesses that he is "first and foremost a materialist and then a scientist":</text:p>
      <text:p text:style-name="P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 101</text:p>
      <text:p text:style-name="P7">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text:soft-page-break/>inanimate matter. This is a precept contrary both to reason and science. Yet Darwinists continue to defend it just so as "not to allow a Divine Foot in the door."</text:p>
      <text:p text:style-name="P7">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p>
      <text:p text:style-name="P7"/>
      <text:p text:style-name="P25">The Theory of Evolution: </text:p>
      <text:p text:style-name="P23">The Most Potent Spell in the World </text:p>
      <text:p text:style-name="P7">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7">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Abraham (pbuh) worshipping idols they had made with their own hands, or the people of Moses (pbuh) worshipping the Golden Calf.</text:p>
      <text:p text:style-name="P7">In fact, God has pointed to this lack of reason in the Qur'an. In many verses, He reveals that some peoples' minds will be closed and that they will be powerless to see the truth. Some of these verses are as follows:</text:p>
      <text:p text:style-name="P54"/>
      <text:p text:style-name="P54">As for those who do not believe, it makes no difference to them whether you warn them or do not warn them, they will not believe. God has sealed up their hearts and hearing and over their eyes is a blindfold. They will have a terrible punishment. (Qur'an, 2:6-7)</text:p>
      <text:p text:style-name="P54"/>
      <text:p text:style-name="P54">… They have hearts with which they do not understand. They have eyes with which they do not see. They have ears with which they do not hear. Such people are like cattle. No, they are even further astray! They are the unaware. (Qur'an, 7:179)</text:p>
      <text:p text:style-name="P54"/>
      <text:p text:style-name="P54">Even if We opened up to them a door into heaven, and they spent the day ascending through it, they would only say: "Our eyesight is befuddled! Or rather we have been put under a spell!" (Qur'an, 15:14-15) </text:p>
      <text:p text:style-name="P7"/>
      <text:p text:style-name="P7"><text:soft-page-break/>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7">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54"/>
      <text:p text:style-name="P54">He said: "You throw." And when they threw, they cast a spell on the people's eyes and caused them to feel great fear of them. They produced an extremely powerful magic. (Qur'an, 7:116)</text:p>
      <text:p text:style-name="P7"/>
      <text:p text:style-name="P7">As we have seen, Pharaoh's magicians were able to deceive everyone, apart from Moses (pbuh) and those who believed in him. However, his evidence broke the spell, or "swallowed up what they had forged," as the verse puts it:</text:p>
      <text:p text:style-name="P54"/>
      <text:p text:style-name="P54">We revealed to Moses: "Throw down your staff." And it immediately swallowed up what they had forged. So the Truth took place and what they did was shown to be false. (Qur'an, 7:117-118)</text:p>
      <text:p text:style-name="P7"/>
      <text:p text:style-name="P7">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4"><text:soft-page-break/><text:span text:style-name="T18">I myself am convinced that the theory of evolution, especially the extent to which it's been applied, will be one of the great jokes in the history books in the future.</text:span><text:span text:style-name="T19"> Posterity will marvel that so very flimsy and dubious an hypothesis could be accepted with the incredible credulity that it has. 102</text:span></text:p>
      <text:p text:style-name="P7">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7"/>
      <text:p text:style-name="P7"/>
      <text:p text:style-name="P43"/>
      <text:p text:style-name="P40">They said “Glory be to You! </text:p>
      <text:p text:style-name="P40">We have no knowledge except what You have thought us. </text:p>
      <text:p text:style-name="P40">You are the All-Knowing, the All-Wise.”</text:p>
      <text:p text:style-name="P40">(Qur’an, 2: 32)</text:p>
      <text:p text:style-name="P40"/>
      <text:p text:style-name="P35">NOTES</text:p>
      <text:p text:style-name="P36"/>
      <text:p text:style-name="P37"/>
      <text:p text:style-name="P37">1. Richard Leakey, The Origin of Humankind (Science Masters Series), New York: BasicBooks, 1994, p. 12.</text:p>
      <text:p text:style-name="P37">2. L.S.B. Leakey, Adam's Ancestors: The Evolution of Man and His Culture, New York and Evanston: Harper &amp; Row, Publishers, 4th Ed., 1960, pp. 9-10.</text:p>
      <text:p text:style-name="P37">3. Abram Kardiner, extract from “Posthumous Essays by Branislau Malinowski,” in Scientific American, June 1918,</text:p>
      <text:p text:style-name="P37">p. 58.</text:p>
      <text:p text:style-name="P37">4. Melville Herskovits, Man and His Works, New York: </text:p>
      <text:p text:style-name="P37">Knopf, 1950, p. 467.</text:p>
      <text:p text:style-name="P37">5. Ibid., p. 476.</text:p>
      <text:p text:style-name="P37">6. Edward Augustus Freeman, “Race and Language,” in Essays, English and American, with introductions notes and illustrations, New York: P. F. Collier &amp; Son, [c1910] Harvard classics; No. XXVIII.</text:p>
      <text:p text:style-name="P37">7. Ahmad Thomson, Making History, London: Ta-Ha Publishers Ltd., 1997, p. 4.</text:p>
      <text:p text:style-name="P37">8. Zach Zorich, “Did Homo erectus Coddle His Grandparents?,” Discover, Vol. 27, No. 01, January 2006, p. 67.</text:p>
      <text:p text:style-name="P37">9. Roger Lewin, The Origin of Modern Humans, New York: W. H. Freeman and Company, 1993, p. 116.</text:p>
      <text:p text:style-name="P37"><text:soft-page-break/>10. Claire Imber, “Ape-Man: Origin of Sophistication,” BBC News, 22 February 2000, online at http://news.bbc.co.uk/1/hi/sci/tech/650095.stm</text:p>
      <text:p text:style-name="P37">11. Lewin, The Origin of Modern Humans, p. 148-149.</text:p>
      <text:p text:style-name="P37">12. Ibid., p. 149.</text:p>
      <text:p text:style-name="P37">13. Dr. David Whitehouse, “‘Oldest' Prehistoric Art Unearthed,” BBC News, 10 January 2002, online at http://news.bbc.co.uk/1/hi/sci/tech/1753326.stm</text:p>
      <text:p text:style-name="P37">14. Jean Clottes, “Chauvet Cave: France's Magical Ice Age Art,” National Geographic, August 2001, p. 156.</text:p>
      <text:p text:style-name="P37">15. Dr. David Whitehouse, “Ice Age Star Map</text:p>
      <text:p text:style-name="P37">Discovered,” BBC News, 9 August 2000, online at </text:p>
      <text:p text:style-name="P37">http://news.bbc.co.uk/1/hi/sci/tech/871930.stm</text:p>
      <text:p text:style-name="P37">16. http://www.goldenageproject.org.uk/</text:p>
      <text:p text:style-name="P37">108catalhuyuk.html</text:p>
      <text:p text:style-name="P37">17. Fenomen, 15 September 1997, p. 45.</text:p>
      <text:p text:style-name="P37">18. Robin Dennell, “The World's Oldest Spears,” Nature, Vol. 385, 27 Feb. 1997, p. 767. </text:p>
      <text:p text:style-name="P37">19. Ibid.</text:p>
      <text:p text:style-name="P37">20. Ibid., p. 768.</text:p>
      <text:p text:style-name="P37">21. Hartmut Thieme, “Lower Palaeolithic Hunting Spears from Germany,” Nature, Vol. 385, 27 Feb. 1997, p. 807.</text:p>
      <text:p text:style-name="P37">22. Tas Devrinde Yasam (“Life in the Stone Age”), Terra X Documentary Film, TRT. </text:p>
      <text:p text:style-name="P37">23. Bilim ve Teknik (“Science and Technology” Magazine), September 2000.</text:p>
      <text:p text:style-name="P37">24. Philip Cohen, “Open Wide,” New Scientist, Issue 2286, 14 April 2001, p. 19.</text:p>
      <text:p text:style-name="P37">25. Glynn Isaac, Barbara Isaac, The Archaeology of Human Origins, Cambridge: Cambridge University Press, 1989, p. 71; C.B.M. McBurney, The Haua Fteah (Cyrenaica), Cambridge: Cambridge University Press, 1967, p. 90.</text:p>
      <text:p text:style-name="P37">26. Vadim N. Stpanchuk, “Prolom II, A Middle Palaeolithic Cave Site in the Eastern Crimea with Non-Utilitarian Bone Artefacts,” Proceedings of the Prehistoric Society 59, 1993, pp. 17-37, pp. 33-34.</text:p>
      <text:p text:style-name="P37">27. Paul Mellars, The Neanderthal Legacy, Princeton: University Press, 1996, p. 17; Vadim N. Stpanchuk, “Prolom II, A Middle Palaeolithic Cave Site in the Eastern Crimea with Non-Utilitarian Bone Artefacts,” Proceedings of the Prehistoric Society 59, 1993, pp. 17-37, p. 17.</text:p>
      <text:p text:style-name="P37">28. “”Neandertals Lived Harmoniously,” The AAAS Science News Service, 3 April 1997.</text:p>
      <text:p text:style-name="P37">29. Ruth Henke, “Aufrecht aus den Baumen,” Focus, Vol. 39, 1996, p. 178.</text:p>
      <text:p text:style-name="P37"><text:soft-page-break/>30. Elaine Morgan, The Scars of Evolution, New York: Oxford University Press, 1994, p. 5.</text:p>
      <text:p text:style-name="P37">31. Chi, April 2005, p. 46.</text:p>
      <text:p text:style-name="P37">32. Michael Baigent, Ancient Traces: Mysteries in Ancient and Early History, England: Penguin Books, 1999, pp. 10-11.</text:p>
      <text:p text:style-name="P38"><text:span text:style-name="T20">33. David Brewster, “Queries and Statements Concerning a Nail Found Imbedded in a Block of Sandstone Obtained from Kingoodie (Mylnfield) Quarry, North Britain,” Annual Report of the British Association for the Advancement of Science, 1844, p. 51.</text:span></text:p>
      <text:p text:style-name="P37">34. Baigent, Ancient Traces, p. 14.</text:p>
      <text:p text:style-name="P37">35. John Baines, Jaromir Malek, Eski Mısır Medeniyeti, Istanbul: İletişim Yayınları, 1986, Introduction.</text:p>
      <text:p text:style-name="P38"><text:span text:style-name="T20">36. William Howells, Getting Here: The Story of Human Evolution, Washington, D.C.: Compass Press, 1993, p. 229.</text:span></text:p>
      <text:p text:style-name="P37">37. www.kuranikerim.com/telmalili/hud.htm</text:p>
      <text:p text:style-name="P37">38. Rudyard Kipling, The Elephant's Child, from Just So Stories, 1902;</text:p>
      <text:p text:style-name="P37">http://www.boop.org/jan/justso/elephant.htm</text:p>
      <text:p text:style-name="P37">39. Stephen Jay Gould, “Introduction,” in Björn Kurtén, Dance of the Tiger: A Novel of the Ice Age, New York: Random House, 1980, pp. xvii-xviii.</text:p>
      <text:p text:style-name="P37">40. Stephen Jay Gould, “The Return of Hopeful Monsters,” in The Panda's Thumb: More Reflections in Natural History, [1980], London: Penguin, 1990, reprint, p. 158.</text:p>
      <text:p text:style-name="P37">41. Simone Waisbard, in The World's Last Mysteries (2nd edition), Reader's Digest, 1978, p. 138.</text:p>
      <text:p text:style-name="P37">42. Graham Hancock, Santha Faiia, Heaven's Mirror: Quest for the Lost Civilization, New York: Three Rivers Press, 1998, p. 304.</text:p>
      <text:p text:style-name="P37">43. Moustafa Gadalla, Historical Deception: The Untold Story of Ancient Egypt, Bastet Publishing, Erie, Pa., USA, 1996, pp. 295, 296.</text:p>
      <text:p text:style-name="P37">44. Interview with Dr. Zahi Hawass, Director of the Pyramids, </text:p>
      <text:p text:style-name="P37">http://www.pbs.org/wgbh/nova/pyramid/excavation/hawass.html</text:p>
      <text:p text:style-name="P37">45. Gadalla, Historical Deception, p. 296</text:p>
      <text:p text:style-name="P37">46. http://www.amonline.net.au/teachers_resources/</text:p>
      <text:p text:style-name="P37">background/ancient_egypt04.htm</text:p>
      <text:p text:style-name="P38"><text:span text:style-name="T20">47. Afet İnan, Eski Mısır Tarihi ve Medeniyet (Ancient Egyptian History and Civilization), Ankara: Türk Tarih Kurumu Basımevi, 1956, p. 318.</text:span></text:p>
      <text:p text:style-name="P37">48. Ibid., p. 87.</text:p>
      <text:p text:style-name="P37">49. Ibid., p. 201.</text:p>
      <text:p text:style-name="P37">50. James Henry Breasted, Ancient Times or A History of the Early World, 1916, p. 64.</text:p>
      <text:p text:style-name="P37">51. Moustafa Gadalla, Egyptian Harmony: The Visual Music, NC: Tehuti Research Foundation, 2000, p. 64.</text:p>
      <text:p text:style-name="P37">52. http://www.waterhistory.org/histories/cairo/</text:p>
      <text:p text:style-name="P37"><text:soft-page-break/>53. Gadalla, Historical Deception, p. 115</text:p>
      <text:p text:style-name="P37">54. Ibid., p. 116.</text:p>
      <text:p text:style-name="P37">55. Ibid.</text:p>
      <text:p text:style-name="P37">56. The Eyes of the Sphinx, NY: Berkley Publishing Group, 1996, pp. 118-119.</text:p>
      <text:p text:style-name="P37">57. 2 Nova Productions, Who Built the Pyramids, www.pbs.org </text:p>
      <text:p text:style-name="P37">58. Frank Dörnenburg, “Electric Lights in Egypt?”, http://www.world-mysteries.com/sar_lights_fd1.htm</text:p>
      <text:p text:style-name="P37">59. William R. Corliss, Ancient Man: A Handbook of Puzzling Artifacts, Maryland: The Sourcebook Project, 1978, p. 443.</text:p>
      <text:p text:style-name="P37">60.http://www.unsolved-mysteries.net/english/</text:p>
      <text:p text:style-name="P37">earchiv/e8archivobj005.htm</text:p>
      <text:p text:style-name="P37">61. Henry Gee, In Search of Deep Time: Beyond The Fossil Record to A New History of Life, The Free Press, A Division of Simon &amp; Schuster, Inc., 1999, p. 5</text:p>
      <text:p text:style-name="P38"><text:span text:style-name="T20">62. Phillip E. Johnson, Reason in the Balance: The Case Against Naturalism in Science, Law &amp; Education, Downers Grove, Illinois: InterVarsity Press, 1995, p. 62.</text:span></text:p>
      <text:p text:style-name="P37">63. Temel Britannica, Vol. 16, Ana Yayıncılık, Istanbul: June 1993, p. 203.</text:p>
      <text:p text:style-name="P37">64. Georges Contenau, Everday Life in Babylon and Assyria, London: Edward Arnold Publishers, 1964.</text:p>
      <text:p text:style-name="P38"><text:span text:style-name="T20">65. Samuel Noah Kramer, History Begins at Sumer: Thirty-Nine Firsts in Recorded History, Philadelphia: University of Pennsylvania Press, 1981.</text:span></text:p>
      <text:p text:style-name="P37">66. Dr. David Whitehouse, “World's Oldest Telescope?”, BBC News, 1 July 1999, </text:p>
      <text:p text:style-name="P37">http://news.bbc.co.uk/1/low/sci/tech/380186.stm</text:p>
      <text:p text:style-name="P37">67. The Mayan Calendar, http://webexhibits.org/calendars/calendar-mayan.html</text:p>
      <text:p text:style-name="P37">68. David Premack, “‘Gavagai!' or the Future History of the Animal Language Controversy,” Cognition, 19, 1985, pp. 281-282. </text:p>
      <text:p text:style-name="P37">69. Derek Bickerton, “Babel's Cornerstone,” New Scientist, Issue 2102, 4 October 1997, p. 42.</text:p>
      <text:p text:style-name="P37">70. Richard Dawkins, Unweaving the Rainbow, Boston: Houghton-Miflin Co., 1998, p. 294.</text:p>
      <text:p text:style-name="P37">71. Wendy K. Wilkins and Jennie Wakefield, “Brain Evolution and Neurolinguistic Preconditions,” Behavioral and Brain Sciences 18 (1): 161-226.</text:p>
      <text:p text:style-name="P37">72. Noam Chomsky, Powers and Prospects: Reflections on Human Nature and the Social Order, London: Pluto Press, 1996, p. 16.</text:p>
      <text:p text:style-name="P37">73. Stephen H. Langdon, Semitic Mythology, Mythology of All Races, Vol. V, Archaeol. Instit. Amer., 1931, p. xviii.</text:p>
      <text:p text:style-name="P37">74. Stephen H. Langdon, The Scotsman, 18 November 1936.</text:p>
      <text:p text:style-name="P37"><text:soft-page-break/>75. H. Frankfort, Third Preliminary Report on Excavations at Tell Asmar (Eshnunna): quoted by P. J. Wiseman in New Discoveries in Babylonia about Genesis, London: Marshall, Morgan and Scott, 1936, p. 24.</text:p>
      <text:p text:style-name="P37">76. P. Le Page Renouf, Lectures on the Origin and Growth of Religion as Illustrated by the Religion of Ancient Egypt, London: Williams and Norgate, 1897, p. 90.</text:p>
      <text:p text:style-name="P37">77. Sir Flinders Petrie, The Religion of Ancient Egypt, London: Constable, 1908, pp. 3, 4.</text:p>
      <text:p text:style-name="P37">78. Edward McCrady, “Genesis and Pagan Cosmogonies,” Transactions of the Victoria Institute, Vol. 72, 1940, p. 55.</text:p>
      <text:p text:style-name="P37">79. Max Müller, History of Sanskrit Literature: quoted by Samuel Zwemer, p. 87.</text:p>
      <text:p text:style-name="P37">80. Axel W. Persson, The Religion of Greece in Prehistoric Times, University of California Press, 1942, p. 124. </text:p>
      <text:p text:style-name="P37">81. Review of Irene Rosenzweig's Ritual and Cults of Pre-Roman Iguvium by George M. A. Hanfmann, American Journal of Archaeology, Vol. 43, No. 1, Jan.-Mar. 1939, pp. 170, 171.</text:p>
      <text:p text:style-name="P37">82. Tim Folger, “From Here to Eternity,” Discover, Vol. 21 No.12, December 2000.</text:p>
      <text:p text:style-name="P37">83. Sidney Fox, Klaus Dose, Molecular Evolution and The Origin of Life, San Francisco: W.H. Freeman and Company, 1972, p. 4.</text:p>
      <text:p text:style-name="P37">84. Alexander I. Oparin, Origin of Life, New York: Dover Publications, 1936, 1953 (reprint), p. 196.</text:p>
      <text:p text:style-name="P37">85. "New Evidence on Evolution of Early Atmosphere and Life", Bulletin of the American Meteorological Society, Vol. 63, November 1982, 1328-1330. </text:p>
      <text:p text:style-name="P37">86. Stanley Miller, Molecular Evolution of Life: Current Status of the Prebiotic Synthesis of Small Molecules, 1986, p. 7.</text:p>
      <text:p text:style-name="P37">87. Jeffrey Bada, Earth, February 1998, p. 40.</text:p>
      <text:p text:style-name="P37">88. Leslie E. Orgel, "The Origin of Life on Earth", Scientific American, Vol. 271, October 1994, p. 78.</text:p>
      <text:p text:style-name="P37">89. Charles Darwin, The Origin of Species by Means of Natural Selection, New York: The Modern Library, p. 127.</text:p>
      <text:p text:style-name="P37">90. Charles Darwin, The Origin of Species: A Facsimile of the First Edition, Harvard University Press, 1964, p. 184.</text:p>
      <text:p text:style-name="P37">91. B. G. Ranganathan, Origins?, Pennsylvania: The Banner Of Truth Trust, 1988, p. 7.</text:p>
      <text:p text:style-name="P37">92. Darwin, The Origin of Species: A Facsimile of the First Edition, p. 179.</text:p>
      <text:p text:style-name="P37">93. Derek A. Ager, "The Nature of the Fossil Record", Proceedings of the British Geological Association, Vol. 87, 1976, p. 133.</text:p>
      <text:p text:style-name="P37">94. Douglas J. Futuyma, Science on Trial, New York: Pantheon Books, 1983, p. 197.</text:p>
      <text:p text:style-name="P37"><text:soft-page-break/>95. Solly Zuckerman, Beyond the Ivory Tower, New York: Toplinger Publications, 1970, pp. 75-14; Charles E. Oxnard, "The Place of Australopithecines in Human Evolution: Grounds for Doubt", Nature, Vol. 258, p. 389.</text:p>
      <text:p text:style-name="P37">96. "Could science be brought to an end by scientists" belief that they have final answers or by society's reluctance to pay the bills?", Scientific American, December 1992, p. 20.</text:p>
      <text:p text:style-name="P37">97. Alan Walker, Science, Vol. 207, 7 March 1980, p. 1103; A. J. Kelso, Physical Antropology, 1st ed., New York: J. B. Lipincott Co., 1970, p. 221; M. D. Leakey, Olduvai Gorge, Vol. 3, Cambridge: Cambridge University Press, 1971, p. 272.</text:p>
      <text:p text:style-name="P37">98. Jeffrey Kluger, "Not So Extinct After All: The Primitive Homo Erectus May Have Survived Long Enough To Coexist With Modern Humans", Time, 23 December 1996.</text:p>
      <text:p text:style-name="P37">99. Stephen Jay Gould, Natural History, Vol. 85, 1976, p. 30.</text:p>
      <text:p text:style-name="P37">100. Zuckerman, Beyond the Ivory Tower, p. 19.</text:p>
      <text:p text:style-name="P37">101. Richard Lewontin, "The Demon-Haunted World", The New York Review of Books, January 9, 1997, p. 28.</text:p>
      <text:p text:style-name="P37">102. Malcolm Muggeridge, The End of Christendom, Grand Rapids: Eerdmans, 1980, p. 43.</text:p>
      <text:p text:style-name="P37"/>
      <text:p text:style-name="P43"/>
      <text:p text:style-name="P43"/>
      <text:p text:style-name="P43"/>
      <text:p text:style-name="P43"/>
      <text:p text:style-name="P43"/>
      <text:p text:style-name="P4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ont1829" svg:font-family="Font1829, 'Times New Roman'"/>
    <style:font-face style:name="Font278" svg:font-family="Font278, 'Times New Roman'"/>
    <style:font-face style:name="Lohit Hindi1" svg:font-family="'Lohit Hindi'"/>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4pt" fo:language="en" fo:country="US" fo:font-weight="bold" style:font-size-asian="14pt" style:font-weight-asian="bold"/>
    </style:style>
    <style:style style:name="kutu_20_yazisi" style:display-name="kutu yazisi" style:family="paragraph" style:parent-style-name="Standard">
      <style:paragraph-properties fo:margin-left="0cm" fo:margin-right="0cm" fo:line-height="0.564cm" fo:text-align="justify" style:justify-single-word="false" fo:text-indent="0.801cm" style:auto-text-indent="false"/>
      <style:text-properties style:font-name="Font1829" fo:font-family="Font1829, 'Times New Roman'" fo:font-size="10pt" fo:letter-spacing="-0.009cm" fo:language="en" fo:country="US" style:font-name-asian="Times New Roman" style:font-family-asian="'Times New Roman'" style:font-family-generic-asian="roman" style:font-pitch-asian="variable" style:font-size-asian="10pt" style:font-name-complex="Font1829" style:font-family-complex="Font1829, 'Times New Roman'"/>
    </style:style>
    <style:style style:name="RESIM_20_ALTI" style:display-name="RESIM ALTI" style:family="paragraph" style:parent-style-name="Standard">
      <style:paragraph-properties fo:text-align="justify" style:justify-single-word="false"/>
      <style:text-properties style:font-name="New York" fo:font-family="'New York', 'Times New Roman'" style:font-family-generic="roman" style:font-pitch="variable" fo:font-size="7pt" fo:language="en" fo:country="US" fo:font-weight="bold" style:font-name-asian="Times New Roman" style:font-family-asian="'Times New Roman'" style:font-family-generic-asian="roman" style:font-pitch-asian="variable" style:font-size-asian="7pt" style:font-weight-asian="bold" style:font-name-complex="New York" style:font-family-complex="'New York', 'Times New Roman'" style:font-family-generic-complex="roman" style:font-pitch-complex="variable"/>
    </style:style>
    <style:style style:name="ANA_20_METIN" style:display-name="ANA METIN" style:family="paragraph" style:parent-style-name="Standard">
      <style:paragraph-properties fo:margin-left="0cm" fo:margin-right="0cm" fo:line-height="0.564cm" fo:text-align="justify" style:justify-single-word="false" fo:text-indent="0.801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style>
    <style:style style:name="ALINTI" style:family="paragraph" style:parent-style-name="Standard">
      <style:paragraph-properties fo:margin-left="0.801cm" fo:margin-right="0cm" fo:margin-top="0.071cm" fo:margin-bottom="0.071cm" loext:contextual-spacing="false" fo:text-align="justify" style:justify-single-word="false" fo:text-indent="0cm" style:auto-text-indent="false"/>
      <style:text-properties style:font-name="New York" fo:font-family="'New York', 'Times New Roman'" style:font-family-generic="roman" style:font-pitch="variable" fo:font-size="9pt" fo:language="en" fo:country="US" style:font-name-asian="Times New Roman" style:font-family-asian="'Times New Roman'" style:font-family-generic-asian="roman" style:font-pitch-asian="variable" style:font-size-asian="9pt" style:font-name-complex="New York" style:font-family-complex="'New York', 'Times New Roman'" style:font-family-generic-complex="roman" style:font-pitch-complex="variable"/>
    </style:style>
    <style:style style:name="ARA_20_BASLIKK" style:display-name="ARA BASLIKK" style:family="paragraph" style:parent-style-name="Standard">
      <style:paragraph-properties fo:margin-top="0cm" fo:margin-bottom="0.15cm" loext:contextual-spacing="false" fo:text-align="center" style:justify-single-word="false"/>
      <style:text-properties style:font-name="Font278" fo:font-family="Font278, 'Times New Roman'" fo:language="en" fo:country="US" fo:font-weight="bold" style:font-name-asian="Times New Roman" style:font-family-asian="'Times New Roman'" style:font-family-generic-asian="roman" style:font-pitch-asian="variable" style:font-weight-asian="bold" style:font-name-complex="Font278" style:font-family-complex="Font278, 'Times New Roman'"/>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Century Gothic" fo:font-family="'Century Gothic'" style:font-family-generic="swiss" style:font-pitch="variable" style:font-name-complex="Century Gothic" style:font-family-complex="'Century Gothic'" style:font-family-generic-complex="swiss" style:font-pitch-complex="variable"/>
    </style:style>
    <style:style style:name="BASLIK_20_3_20_ARA" style:display-name="BASLIK 3 ARA" style:family="paragraph" style:parent-style-name="Standard">
      <style:paragraph-properties fo:margin-top="0cm" fo:margin-bottom="0.101cm" loext:contextual-spacing="false" fo:line-height="0.529cm" fo:text-align="center" style:justify-single-word="false"/>
      <style:text-properties style:font-name="Font278" fo:font-family="Font278, 'Times New Roman'" fo:font-size="11pt" fo:language="en" fo:country="US" fo:font-weight="bold" style:font-name-asian="Times New Roman" style:font-family-asian="'Times New Roman'" style:font-family-generic-asian="roman" style:font-pitch-asian="variable" style:font-size-asian="11pt" style:font-weight-asian="bold" style:font-name-complex="Font278" style:font-family-complex="Font278, 'Times New Roman'"/>
    </style:style>
    <style:style style:name="ayet" style:family="paragraph" style:parent-style-name="Standard">
      <style:paragraph-properties fo:margin-left="0.801cm" fo:margin-right="0cm" fo:margin-top="0.076cm" fo:margin-bottom="0.076cm" loext:contextual-spacing="false" fo:line-height="0.529cm" fo:text-align="justify" style:justify-single-word="false" fo:text-indent="0cm" style:auto-text-indent="false"/>
      <style:text-properties style:font-name="New York" fo:font-family="'New York', '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New York" style:font-family-complex="'New York', 'Times New Roman'" style:font-family-generic-complex="roman" style:font-pitch-complex="variable"/>
    </style:style>
    <style:style style:name="Alt_20_yazı" style:display-name="Alt yazı" style:family="paragraph" style:parent-style-name="Standard">
      <style:paragraph-properties fo:line-height="0.353cm"/>
      <style:text-properties style:font-name="New York" fo:font-family="'New York', 'Times New Roman'" style:font-family-generic="roman" style:font-pitch="variable" fo:font-size="8pt" fo:language="en" fo:country="US" fo:font-weight="bold" style:font-name-asian="Times New Roman" style:font-family-asian="'Times New Roman'" style:font-family-generic-asian="roman" style:font-pitch-asian="variable" style:font-size-asian="8pt" style:font-weight-asian="bold" style:font-name-complex="New York" style:font-family-complex="'New York', 'Times New Roman'"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 HISTORICAL LIE: THE STONE AGE</dc:title>
    <dc:subject>A HISTORICAL LIE: THE STONE AGE</dc:subject>
    <meta:initial-creator>HARUN YAHYA</meta:initial-creator>
    <meta:creation-date>2006-07-07T03:28:00</meta:creation-date>
    <dc:date>2020-06-20T16:53:53.458575811</dc:date>
    <meta:editing-cycles>40</meta:editing-cycles>
    <meta:editing-duration>PT4H11M46S</meta:editing-duration>
    <meta:generator>LibreOffice/6.4.4.2$Linux_X86_64 LibreOffice_project/523b8e55cdb4890550c54dc0a0ee2ea29d34e811</meta:generator>
    <meta:keyword>A HISTORICAL LIE: THE STONE AGE</meta:keyword>
    <meta:document-statistic meta:table-count="0" meta:image-count="0" meta:object-count="0" meta:page-count="94" meta:paragraph-count="744" meta:word-count="34828" meta:character-count="215184" meta:non-whitespace-character-count="180880"/>
  </office:meta>
</office:document-meta>
</file>